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éfono fijo</text:p>
          </table:table-cell>
          <table:table-cell office:value-type="string" table:number-columns-spanned="1" table:number-rows-spanned="2" table:style-name="ce8">
            <text:p>TV por suscripción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Tableta</text:p>
          </table:table-cell>
          <table:table-cell office:value-type="string" table:number-columns-spanned="1" table:number-rows-spanned="2" table:style-name="ce8">
            <text:p>Consola de juegos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90550" table:style-name="ce5">
            <text:p>690.550</text:p>
          </table:table-cell>
          <table:table-cell office:value-type="float" office:value="1457148" table:style-name="ce5">
            <text:p>1.457.148</text:p>
          </table:table-cell>
          <table:table-cell office:value-type="float" office:value="1384639" table:style-name="ce5">
            <text:p>1.384.639</text:p>
          </table:table-cell>
          <table:table-cell office:value-type="float" office:value="1194237" table:style-name="ce5">
            <text:p>1.194.237</text:p>
          </table:table-cell>
          <table:table-cell office:value-type="float" office:value="1386883" table:style-name="ce5">
            <text:p>1.386.883</text:p>
          </table:table-cell>
          <table:table-cell office:value-type="float" office:value="1254545" table:style-name="ce5">
            <text:p>1.254.545</text:p>
          </table:table-cell>
          <table:table-cell office:value-type="float" office:value="1279237" table:style-name="ce5">
            <text:p>1.279.237</text:p>
          </table:table-cell>
          <table:table-cell office:value-type="float" office:value="969418" table:style-name="ce5">
            <text:p>969.418</text:p>
          </table:table-cell>
          <table:table-cell office:value-type="float" office:value="1102312" table:style-name="ce5">
            <text:p>1.102.31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53937" table:style-name="ce5">
            <text:p>653.937</text:p>
          </table:table-cell>
          <table:table-cell office:value-type="float" office:value="1254114" table:style-name="ce5">
            <text:p>1.254.114</text:p>
          </table:table-cell>
          <table:table-cell office:value-type="float" office:value="1400876" table:style-name="ce5">
            <text:p>1.400.876</text:p>
          </table:table-cell>
          <table:table-cell office:value-type="float" office:value="1211072" table:style-name="ce5">
            <text:p>1.211.072</text:p>
          </table:table-cell>
          <table:table-cell office:value-type="float" office:value="1325657" table:style-name="ce5">
            <text:p>1.325.657</text:p>
          </table:table-cell>
          <table:table-cell office:value-type="float" office:value="1247608" table:style-name="ce5">
            <text:p>1.247.608</text:p>
          </table:table-cell>
          <table:table-cell office:value-type="float" office:value="1334019" table:style-name="ce5">
            <text:p>1.334.019</text:p>
          </table:table-cell>
          <table:table-cell office:value-type="float" office:value="923495" table:style-name="ce5">
            <text:p>923.495</text:p>
          </table:table-cell>
          <table:table-cell office:value-type="float" office:value="1041504" table:style-name="ce5">
            <text:p>1.041.50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6224" table:style-name="ce5">
            <text:p>216.224</text:p>
          </table:table-cell>
          <table:table-cell office:value-type="float" office:value="580033" table:style-name="ce5">
            <text:p>580.033</text:p>
          </table:table-cell>
          <table:table-cell office:value-type="float" office:value="413807" table:style-name="ce5">
            <text:p>413.807</text:p>
          </table:table-cell>
          <table:table-cell office:value-type="float" office:value="183856" table:style-name="ce5">
            <text:p>183.856</text:p>
          </table:table-cell>
          <table:table-cell office:value-type="float" office:value="357690" table:style-name="ce5">
            <text:p>357.690</text:p>
          </table:table-cell>
          <table:table-cell office:value-type="float" office:value="211311" table:style-name="ce5">
            <text:p>211.311</text:p>
          </table:table-cell>
          <table:table-cell office:value-type="float" office:value="305291" table:style-name="ce5">
            <text:p>305.291</text:p>
          </table:table-cell>
          <table:table-cell office:value-type="float" office:value="167422" table:style-name="ce5">
            <text:p>167.422</text:p>
          </table:table-cell>
          <table:table-cell office:value-type="float" office:value="274955" table:style-name="ce5">
            <text:p>274.95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97237" table:style-name="ce5">
            <text:p>497.237</text:p>
          </table:table-cell>
          <table:table-cell office:value-type="float" office:value="1064662" table:style-name="ce5">
            <text:p>1.064.662</text:p>
          </table:table-cell>
          <table:table-cell office:value-type="float" office:value="948663" table:style-name="ce5">
            <text:p>948.663</text:p>
          </table:table-cell>
          <table:table-cell office:value-type="float" office:value="1137820" table:style-name="ce5">
            <text:p>1.137.820</text:p>
          </table:table-cell>
          <table:table-cell office:value-type="float" office:value="1096289" table:style-name="ce5">
            <text:p>1.096.289</text:p>
          </table:table-cell>
          <table:table-cell office:value-type="float" office:value="1121265" table:style-name="ce5">
            <text:p>1.121.265</text:p>
          </table:table-cell>
          <table:table-cell office:value-type="float" office:value="1072477" table:style-name="ce5">
            <text:p>1.072.477</text:p>
          </table:table-cell>
          <table:table-cell office:value-type="float" office:value="865230" table:style-name="ce5">
            <text:p>865.230</text:p>
          </table:table-cell>
          <table:table-cell office:value-type="float" office:value="801385" table:style-name="ce5">
            <text:p>801.38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26218" table:style-name="ce5">
            <text:p>526.218</text:p>
          </table:table-cell>
          <table:table-cell office:value-type="float" office:value="751670" table:style-name="ce5">
            <text:p>751.670</text:p>
          </table:table-cell>
          <table:table-cell office:value-type="float" office:value="961993" table:style-name="ce5">
            <text:p>961.993</text:p>
          </table:table-cell>
          <table:table-cell office:value-type="float" office:value="392816" table:style-name="ce5">
            <text:p>392.816</text:p>
          </table:table-cell>
          <table:table-cell office:value-type="float" office:value="788733" table:style-name="ce5">
            <text:p>788.733</text:p>
          </table:table-cell>
          <table:table-cell office:value-type="float" office:value="334638" table:style-name="ce5">
            <text:p>334.638</text:p>
          </table:table-cell>
          <table:table-cell office:value-type="float" office:value="661927" table:style-name="ce5">
            <text:p>661.927</text:p>
          </table:table-cell>
          <table:table-cell office:value-type="float" office:value="391385" table:style-name="ce5">
            <text:p>391.385</text:p>
          </table:table-cell>
          <table:table-cell office:value-type="float" office:value="405302" table:style-name="ce5">
            <text:p>405.30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4767" table:style-name="ce5">
            <text:p>114.767</text:p>
          </table:table-cell>
          <table:table-cell office:value-type="float" office:value="501218" table:style-name="ce5">
            <text:p>501.218</text:p>
          </table:table-cell>
          <table:table-cell office:value-type="float" office:value="530642" table:style-name="ce5">
            <text:p>530.642</text:p>
          </table:table-cell>
          <table:table-cell office:value-type="float" office:value="501040" table:style-name="ce5">
            <text:p>501.040</text:p>
          </table:table-cell>
          <table:table-cell office:value-type="float" office:value="492796" table:style-name="ce5">
            <text:p>492.796</text:p>
          </table:table-cell>
          <table:table-cell office:value-type="float" office:value="451197" table:style-name="ce5">
            <text:p>451.197</text:p>
          </table:table-cell>
          <table:table-cell office:value-type="float" office:value="483947" table:style-name="ce5">
            <text:p>483.947</text:p>
          </table:table-cell>
          <table:table-cell office:value-type="float" office:value="403293" table:style-name="ce5">
            <text:p>403.293</text:p>
          </table:table-cell>
          <table:table-cell office:value-type="float" office:value="408724" table:style-name="ce5">
            <text:p>408.72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1453" table:style-name="ce5">
            <text:p>91.453</text:p>
          </table:table-cell>
          <table:table-cell office:value-type="float" office:value="220716" table:style-name="ce5">
            <text:p>220.716</text:p>
          </table:table-cell>
          <table:table-cell office:value-type="float" office:value="289484" table:style-name="ce5">
            <text:p>289.484</text:p>
          </table:table-cell>
          <table:table-cell office:value-type="float" office:value="201830" table:style-name="ce5">
            <text:p>201.830</text:p>
          </table:table-cell>
          <table:table-cell office:value-type="float" office:value="225794" table:style-name="ce5">
            <text:p>225.794</text:p>
          </table:table-cell>
          <table:table-cell office:value-type="float" office:value="191363" table:style-name="ce5">
            <text:p>191.363</text:p>
          </table:table-cell>
          <table:table-cell office:value-type="float" office:value="314534" table:style-name="ce5">
            <text:p>314.534</text:p>
          </table:table-cell>
          <table:table-cell office:value-type="float" office:value="121853" table:style-name="ce5">
            <text:p>121.853</text:p>
          </table:table-cell>
          <table:table-cell office:value-type="float" office:value="137516" table:style-name="ce5">
            <text:p>137.5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3983" table:style-name="ce5">
            <text:p>113.983</text:p>
          </table:table-cell>
          <table:table-cell office:value-type="float" office:value="330350" table:style-name="ce5">
            <text:p>330.350</text:p>
          </table:table-cell>
          <table:table-cell office:value-type="float" office:value="371845" table:style-name="ce5">
            <text:p>371.845</text:p>
          </table:table-cell>
          <table:table-cell office:value-type="float" office:value="336820" table:style-name="ce5">
            <text:p>336.820</text:p>
          </table:table-cell>
          <table:table-cell office:value-type="float" office:value="267166" table:style-name="ce5">
            <text:p>267.166</text:p>
          </table:table-cell>
          <table:table-cell office:value-type="float" office:value="352408" table:style-name="ce5">
            <text:p>352.408</text:p>
          </table:table-cell>
          <table:table-cell office:value-type="float" office:value="440874" table:style-name="ce5">
            <text:p>440.874</text:p>
          </table:table-cell>
          <table:table-cell office:value-type="float" office:value="236480" table:style-name="ce5">
            <text:p>236.480</text:p>
          </table:table-cell>
          <table:table-cell office:value-type="float" office:value="208566" table:style-name="ce5">
            <text:p>208.56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380728" table:style-name="ce5">
            <text:p>1.380.728</text:p>
          </table:table-cell>
          <table:table-cell office:value-type="float" office:value="1238726" table:style-name="ce5">
            <text:p>1.238.726</text:p>
          </table:table-cell>
          <table:table-cell office:value-type="float" office:value="779080" table:style-name="ce5">
            <text:p>779.080</text:p>
          </table:table-cell>
          <table:table-cell office:value-type="float" office:value="463818" table:style-name="ce5">
            <text:p>463.818</text:p>
          </table:table-cell>
          <table:table-cell office:value-type="float" office:value="459536" table:style-name="ce5">
            <text:p>459.536</text:p>
          </table:table-cell>
          <table:table-cell office:value-type="float" office:value="434845" table:style-name="ce5">
            <text:p>434.845</text:p>
          </table:table-cell>
          <table:table-cell office:value-type="float" office:value="353791" table:style-name="ce5">
            <text:p>353.791</text:p>
          </table:table-cell>
          <table:table-cell office:value-type="float" office:value="356500" table:style-name="ce5">
            <text:p>356.500</text:p>
          </table:table-cell>
          <table:table-cell office:value-type="float" office:value="293866" table:style-name="ce5">
            <text:p>293.86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335887" table:style-name="ce5">
            <text:p>1.335.887</text:p>
          </table:table-cell>
          <table:table-cell office:value-type="float" office:value="1122016" table:style-name="ce5">
            <text:p>1.122.016</text:p>
          </table:table-cell>
          <table:table-cell office:value-type="float" office:value="706804" table:style-name="ce5">
            <text:p>706.804</text:p>
          </table:table-cell>
          <table:table-cell office:value-type="float" office:value="492110" table:style-name="ce5">
            <text:p>492.110</text:p>
          </table:table-cell>
          <table:table-cell office:value-type="float" office:value="966471" table:style-name="ce5">
            <text:p>966.471</text:p>
          </table:table-cell>
          <table:table-cell office:value-type="float" office:value="592890" table:style-name="ce5">
            <text:p>592.890</text:p>
          </table:table-cell>
          <table:table-cell office:value-type="float" office:value="638981" table:style-name="ce5">
            <text:p>638.981</text:p>
          </table:table-cell>
          <table:table-cell office:value-type="float" office:value="503643" table:style-name="ce5">
            <text:p>503.643</text:p>
          </table:table-cell>
          <table:table-cell office:value-type="float" office:value="503701" table:style-name="ce5">
            <text:p>503.70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454829" table:style-name="ce5">
            <text:p>1.454.829</text:p>
          </table:table-cell>
          <table:table-cell office:value-type="float" office:value="942542" table:style-name="ce5">
            <text:p>942.542</text:p>
          </table:table-cell>
          <table:table-cell office:value-type="float" office:value="424798" table:style-name="ce5">
            <text:p>424.798</text:p>
          </table:table-cell>
          <table:table-cell office:value-type="float" office:value="878756" table:style-name="ce5">
            <text:p>878.756</text:p>
          </table:table-cell>
          <table:table-cell office:value-type="float" office:value="672582" table:style-name="ce5">
            <text:p>672.582</text:p>
          </table:table-cell>
          <table:table-cell office:value-type="float" office:value="600225" table:style-name="ce5">
            <text:p>600.225</text:p>
          </table:table-cell>
          <table:table-cell office:value-type="float" office:value="744486" table:style-name="ce5">
            <text:p>744.486</text:p>
          </table:table-cell>
          <table:table-cell office:value-type="float" office:value="370212" table:style-name="ce5">
            <text:p>370.212</text:p>
          </table:table-cell>
          <table:table-cell office:value-type="float" office:value="580037" table:style-name="ce5">
            <text:p>580.03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66003" table:style-name="ce5">
            <text:p>966.003</text:p>
          </table:table-cell>
          <table:table-cell office:value-type="float" office:value="623333" table:style-name="ce5">
            <text:p>623.333</text:p>
          </table:table-cell>
          <table:table-cell office:value-type="float" office:value="307333" table:style-name="ce5">
            <text:p>307.333</text:p>
          </table:table-cell>
          <table:table-cell office:value-type="float" office:value="599874" table:style-name="ce5">
            <text:p>599.874</text:p>
          </table:table-cell>
          <table:table-cell office:value-type="float" office:value="651023" table:style-name="ce5">
            <text:p>651.023</text:p>
          </table:table-cell>
          <table:table-cell office:value-type="float" office:value="707379" table:style-name="ce5">
            <text:p>707.379</text:p>
          </table:table-cell>
          <table:table-cell office:value-type="float" office:value="802375" table:style-name="ce5">
            <text:p>802.375</text:p>
          </table:table-cell>
          <table:table-cell office:value-type="float" office:value="725784" table:style-name="ce5">
            <text:p>725.784</text:p>
          </table:table-cell>
          <table:table-cell office:value-type="float" office:value="757262" table:style-name="ce5">
            <text:p>757.26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51956" table:style-name="ce5">
            <text:p>551.956</text:p>
          </table:table-cell>
          <table:table-cell office:value-type="float" office:value="466040" table:style-name="ce5">
            <text:p>466.040</text:p>
          </table:table-cell>
          <table:table-cell office:value-type="float" office:value="163272" table:style-name="ce5">
            <text:p>163.272</text:p>
          </table:table-cell>
          <table:table-cell office:value-type="float" office:value="415876" table:style-name="ce5">
            <text:p>415.876</text:p>
          </table:table-cell>
          <table:table-cell office:value-type="float" office:value="493252" table:style-name="ce5">
            <text:p>493.252</text:p>
          </table:table-cell>
          <table:table-cell office:value-type="float" office:value="462322" table:style-name="ce5">
            <text:p>462.322</text:p>
          </table:table-cell>
          <table:table-cell office:value-type="float" office:value="510490" table:style-name="ce5">
            <text:p>510.490</text:p>
          </table:table-cell>
          <table:table-cell office:value-type="float" office:value="381843" table:style-name="ce5">
            <text:p>381.843</text:p>
          </table:table-cell>
          <table:table-cell office:value-type="float" office:value="373989" table:style-name="ce5">
            <text:p>373.98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496697" table:style-name="ce5">
            <text:p>496.697</text:p>
          </table:table-cell>
          <table:table-cell office:value-type="float" office:value="390003" table:style-name="ce5">
            <text:p>390.003</text:p>
          </table:table-cell>
          <table:table-cell office:value-type="float" office:value="182874" table:style-name="ce5">
            <text:p>182.874</text:p>
          </table:table-cell>
          <table:table-cell office:value-type="float" office:value="416892" table:style-name="ce5">
            <text:p>416.892</text:p>
          </table:table-cell>
          <table:table-cell office:value-type="float" office:value="421501" table:style-name="ce5">
            <text:p>421.501</text:p>
          </table:table-cell>
          <table:table-cell office:value-type="float" office:value="400986" table:style-name="ce5">
            <text:p>400.986</text:p>
          </table:table-cell>
          <table:table-cell office:value-type="float" office:value="510470" table:style-name="ce5">
            <text:p>510.470</text:p>
          </table:table-cell>
          <table:table-cell office:value-type="float" office:value="385326" table:style-name="ce5">
            <text:p>385.326</text:p>
          </table:table-cell>
          <table:table-cell office:value-type="float" office:value="208406" table:style-name="ce5">
            <text:p>208.40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44057" table:style-name="ce5">
            <text:p>244.057</text:p>
          </table:table-cell>
          <table:table-cell office:value-type="float" office:value="168846" table:style-name="ce5">
            <text:p>168.846</text:p>
          </table:table-cell>
          <table:table-cell office:value-type="float" office:value="105248" table:style-name="ce5">
            <text:p>105.248</text:p>
          </table:table-cell>
          <table:table-cell office:value-type="float" office:value="54767" table:style-name="ce5">
            <text:p>54.767</text:p>
          </table:table-cell>
          <table:table-cell office:value-type="float" office:value="79763" table:style-name="ce5">
            <text:p>79.763</text:p>
          </table:table-cell>
          <table:table-cell office:value-type="float" office:value="49926" table:style-name="ce5">
            <text:p>49.926</text:p>
          </table:table-cell>
          <table:table-cell office:value-type="float" office:value="52140" table:style-name="ce5">
            <text:p>52.140</text:p>
          </table:table-cell>
          <table:table-cell office:value-type="float" office:value="43453" table:style-name="ce5">
            <text:p>43.453</text:p>
          </table:table-cell>
          <table:table-cell office:value-type="float" office:value="50398" table:style-name="ce5">
            <text:p>50.3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31484" table:style-name="ce5">
            <text:p>531.484</text:p>
          </table:table-cell>
          <table:table-cell office:value-type="float" office:value="342530" table:style-name="ce5">
            <text:p>342.530</text:p>
          </table:table-cell>
          <table:table-cell office:value-type="float" office:value="352208" table:style-name="ce5">
            <text:p>352.208</text:p>
          </table:table-cell>
          <table:table-cell office:value-type="float" office:value="241592" table:style-name="ce5">
            <text:p>241.592</text:p>
          </table:table-cell>
          <table:table-cell office:value-type="float" office:value="353791" table:style-name="ce5">
            <text:p>353.791</text:p>
          </table:table-cell>
          <table:table-cell office:value-type="float" office:value="258457" table:style-name="ce5">
            <text:p>258.457</text:p>
          </table:table-cell>
          <table:table-cell office:value-type="float" office:value="303385" table:style-name="ce5">
            <text:p>303.385</text:p>
          </table:table-cell>
          <table:table-cell office:value-type="float" office:value="211686" table:style-name="ce5">
            <text:p>211.686</text:p>
          </table:table-cell>
          <table:table-cell office:value-type="float" office:value="132196" table:style-name="ce5">
            <text:p>132.19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38873" table:style-name="ce5">
            <text:p>538.873</text:p>
          </table:table-cell>
          <table:table-cell office:value-type="float" office:value="335828" table:style-name="ce5">
            <text:p>335.828</text:p>
          </table:table-cell>
          <table:table-cell office:value-type="float" office:value="96366" table:style-name="ce5">
            <text:p>96.366</text:p>
          </table:table-cell>
          <table:table-cell office:value-type="float" office:value="353484" table:style-name="ce5">
            <text:p>353.484</text:p>
          </table:table-cell>
          <table:table-cell office:value-type="float" office:value="264417" table:style-name="ce5">
            <text:p>264.417</text:p>
          </table:table-cell>
          <table:table-cell office:value-type="float" office:value="159490" table:style-name="ce5">
            <text:p>159.490</text:p>
          </table:table-cell>
          <table:table-cell office:value-type="float" office:value="351882" table:style-name="ce5">
            <text:p>351.882</text:p>
          </table:table-cell>
          <table:table-cell office:value-type="float" office:value="214831" table:style-name="ce5">
            <text:p>214.831</text:p>
          </table:table-cell>
          <table:table-cell office:value-type="float" office:value="201177" table:style-name="ce5">
            <text:p>201.177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681743" table:style-name="ce5">
            <text:p>681.743</text:p>
          </table:table-cell>
          <table:table-cell office:value-type="float" office:value="457774" table:style-name="ce5">
            <text:p>457.774</text:p>
          </table:table-cell>
          <table:table-cell office:value-type="float" office:value="101911" table:style-name="ce5">
            <text:p>101.911</text:p>
          </table:table-cell>
          <table:table-cell office:value-type="float" office:value="338212" table:style-name="ce5">
            <text:p>338.212</text:p>
          </table:table-cell>
          <table:table-cell office:value-type="float" office:value="521584" table:style-name="ce5">
            <text:p>521.584</text:p>
          </table:table-cell>
          <table:table-cell office:value-type="float" office:value="640293" table:style-name="ce5">
            <text:p>640.293</text:p>
          </table:table-cell>
          <table:table-cell office:value-type="float" office:value="682815" table:style-name="ce5">
            <text:p>682.815</text:p>
          </table:table-cell>
          <table:table-cell office:value-type="float" office:value="606763" table:style-name="ce5">
            <text:p>606.763</text:p>
          </table:table-cell>
          <table:table-cell office:value-type="float" office:value="610865" table:style-name="ce5">
            <text:p>610.86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52490" table:style-name="ce5">
            <text:p>1.152.490</text:p>
          </table:table-cell>
          <table:table-cell office:value-type="float" office:value="962793" table:style-name="ce5">
            <text:p>962.793</text:p>
          </table:table-cell>
          <table:table-cell office:value-type="float" office:value="417164" table:style-name="ce5">
            <text:p>417.164</text:p>
          </table:table-cell>
          <table:table-cell office:value-type="float" office:value="691376" table:style-name="ce5">
            <text:p>691.376</text:p>
          </table:table-cell>
          <table:table-cell office:value-type="float" office:value="1001256" table:style-name="ce5">
            <text:p>1.001.256</text:p>
          </table:table-cell>
          <table:table-cell office:value-type="float" office:value="640209" table:style-name="ce5">
            <text:p>640.209</text:p>
          </table:table-cell>
          <table:table-cell office:value-type="float" office:value="973306" table:style-name="ce5">
            <text:p>973.306</text:p>
          </table:table-cell>
          <table:table-cell office:value-type="float" office:value="590917" table:style-name="ce5">
            <text:p>590.917</text:p>
          </table:table-cell>
          <table:table-cell office:value-type="float" office:value="674501" table:style-name="ce5">
            <text:p>674.5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69583" table:style-name="ce5">
            <text:p>1.369.583</text:p>
          </table:table-cell>
          <table:table-cell office:value-type="float" office:value="1257780" table:style-name="ce5">
            <text:p>1.257.780</text:p>
          </table:table-cell>
          <table:table-cell office:value-type="float" office:value="909151" table:style-name="ce5">
            <text:p>909.151</text:p>
          </table:table-cell>
          <table:table-cell office:value-type="float" office:value="911344" table:style-name="ce5">
            <text:p>911.344</text:p>
          </table:table-cell>
          <table:table-cell office:value-type="float" office:value="1004257" table:style-name="ce5">
            <text:p>1.004.257</text:p>
          </table:table-cell>
          <table:table-cell office:value-type="float" office:value="854375" table:style-name="ce5">
            <text:p>854.375</text:p>
          </table:table-cell>
          <table:table-cell office:value-type="float" office:value="848729" table:style-name="ce5">
            <text:p>848.729</text:p>
          </table:table-cell>
          <table:table-cell office:value-type="float" office:value="621552" table:style-name="ce5">
            <text:p>621.552</text:p>
          </table:table-cell>
          <table:table-cell office:value-type="float" office:value="718399" table:style-name="ce5">
            <text:p>718.39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74974" table:style-name="ce5">
            <text:p>1.174.974</text:p>
          </table:table-cell>
          <table:table-cell office:value-type="float" office:value="1114819" table:style-name="ce5">
            <text:p>1.114.819</text:p>
          </table:table-cell>
          <table:table-cell office:value-type="float" office:value="814670" table:style-name="ce5">
            <text:p>814.670</text:p>
          </table:table-cell>
          <table:table-cell office:value-type="float" office:value="411461" table:style-name="ce5">
            <text:p>411.461</text:p>
          </table:table-cell>
          <table:table-cell office:value-type="float" office:value="501979" table:style-name="ce5">
            <text:p>501.979</text:p>
          </table:table-cell>
          <table:table-cell office:value-type="float" office:value="335007" table:style-name="ce5">
            <text:p>335.007</text:p>
          </table:table-cell>
          <table:table-cell office:value-type="float" office:value="229345" table:style-name="ce5">
            <text:p>229.345</text:p>
          </table:table-cell>
          <table:table-cell office:value-type="float" office:value="255334" table:style-name="ce5">
            <text:p>255.334</text:p>
          </table:table-cell>
          <table:table-cell office:value-type="float" office:value="211325" table:style-name="ce5">
            <text:p>211.32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083601" table:style-name="ce5">
            <text:p>1.083.601</text:p>
          </table:table-cell>
          <table:table-cell office:value-type="float" office:value="1083600" table:style-name="ce5">
            <text:p>1.083.60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125384" table:style-name="ce5">
            <text:p>1.125.384</text:p>
          </table:table-cell>
          <table:table-cell office:value-type="float" office:value="1125384" table:style-name="ce5">
            <text:p>1.125.38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44910" table:style-name="ce5">
            <text:p>344.910</text:p>
          </table:table-cell>
          <table:table-cell office:value-type="float" office:value="344910" table:style-name="ce5">
            <text:p>344.91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004667" table:style-name="ce5">
            <text:p>1.004.667</text:p>
          </table:table-cell>
          <table:table-cell office:value-type="float" office:value="1004667" table:style-name="ce5">
            <text:p>1.004.6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88679" table:style-name="ce5">
            <text:p>788.679</text:p>
          </table:table-cell>
          <table:table-cell office:value-type="float" office:value="788679" table:style-name="ce5">
            <text:p>788.67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97613" table:style-name="ce5">
            <text:p>497.613</text:p>
          </table:table-cell>
          <table:table-cell office:value-type="float" office:value="497613" table:style-name="ce5">
            <text:p>497.61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63064" table:style-name="ce5">
            <text:p>363.064</text:p>
          </table:table-cell>
          <table:table-cell office:value-type="float" office:value="363064" table:style-name="ce5">
            <text:p>363.06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93737" table:style-name="ce5">
            <text:p>293.737</text:p>
          </table:table-cell>
          <table:table-cell office:value-type="float" office:value="293737" table:style-name="ce5">
            <text:p>293.737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584579" table:style-name="ce5">
            <text:p>584.579</text:p>
          </table:table-cell>
          <table:table-cell office:value-type="float" office:value="1194526" table:style-name="ce5">
            <text:p>1.194.52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96876" table:style-name="ce5">
            <text:p>896.876</text:p>
          </table:table-cell>
          <table:table-cell office:value-type="float" office:value="1141886" table:style-name="ce5">
            <text:p>1.141.88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866061" table:style-name="ce5">
            <text:p>866.061</text:p>
          </table:table-cell>
          <table:table-cell office:value-type="float" office:value="889809" table:style-name="ce5">
            <text:p>889.80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08074" table:style-name="ce5">
            <text:p>808.074</text:p>
          </table:table-cell>
          <table:table-cell office:value-type="float" office:value="537925" table:style-name="ce5">
            <text:p>537.92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54831" table:style-name="ce5">
            <text:p>554.831</text:p>
          </table:table-cell>
          <table:table-cell office:value-type="float" office:value="121870" table:style-name="ce5">
            <text:p>121.87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09695" table:style-name="ce5">
            <text:p>509.695</text:p>
          </table:table-cell>
          <table:table-cell office:value-type="float" office:value="64763" table:style-name="ce5">
            <text:p>64.76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5189" table:style-name="ce5">
            <text:p>75.189</text:p>
          </table:table-cell>
          <table:table-cell office:value-type="float" office:value="255525" table:style-name="ce5">
            <text:p>255.52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61145" table:style-name="ce5">
            <text:p>361.145</text:p>
          </table:table-cell>
          <table:table-cell office:value-type="float" office:value="349592" table:style-name="ce5">
            <text:p>349.59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64601" table:style-name="ce5">
            <text:p>364.601</text:p>
          </table:table-cell>
          <table:table-cell office:value-type="float" office:value="346019" table:style-name="ce5">
            <text:p>346.019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681786" table:style-name="ce5">
            <text:p>681.786</text:p>
          </table:table-cell>
          <table:table-cell office:value-type="float" office:value="16476" table:style-name="ce5">
            <text:p>16.47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47597" table:style-name="ce5">
            <text:p>947.597</text:p>
          </table:table-cell>
          <table:table-cell office:value-type="float" office:value="901302" table:style-name="ce5">
            <text:p>901.30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03063" table:style-name="ce5">
            <text:p>1.003.063</text:p>
          </table:table-cell>
          <table:table-cell office:value-type="float" office:value="1095403" table:style-name="ce5">
            <text:p>1.095.40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36702" table:style-name="ce5">
            <text:p>436.702</text:p>
          </table:table-cell>
          <table:table-cell office:value-type="float" office:value="1134242" table:style-name="ce5">
            <text:p>1.134.24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 un hogar con acceso a computadora a todo aquel que menciona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254545" table:style-name="ce5">
            <text:p>1.254.545</text:p>
          </table:table-cell>
          <table:table-cell office:value-type="float" office:value="1139478" table:style-name="ce5">
            <text:p>1.139.478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1279237" table:style-name="ce5">
            <text:p>1.279.237</text:p>
          </table:table-cell>
          <table:table-cell office:value-type="float" office:value="954214" table:style-name="ce5">
            <text:p>954.2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418" table:style-name="ce5">
            <text:p>969.418</text:p>
          </table:table-cell>
          <table:table-cell office:value-type="float" office:value="1278620" table:style-name="ce5">
            <text:p>1.278.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247608" table:style-name="ce5">
            <text:p>1.247.608</text:p>
          </table:table-cell>
          <table:table-cell office:value-type="float" office:value="1119050" table:style-name="ce5">
            <text:p>1.119.050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1334019" table:style-name="ce5">
            <text:p>1.334.019</text:p>
          </table:table-cell>
          <table:table-cell office:value-type="float" office:value="946724" table:style-name="ce5">
            <text:p>946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3495" table:style-name="ce5">
            <text:p>923.495</text:p>
          </table:table-cell>
          <table:table-cell office:value-type="float" office:value="1319338" table:style-name="ce5">
            <text:p>1.319.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1311" table:style-name="ce5">
            <text:p>211.311</text:p>
          </table:table-cell>
          <table:table-cell office:value-type="float" office:value="302811" table:style-name="ce5">
            <text:p>302.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291" table:style-name="ce5">
            <text:p>305.291</text:p>
          </table:table-cell>
          <table:table-cell office:value-type="float" office:value="218730" table:style-name="ce5">
            <text:p>218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422" table:style-name="ce5">
            <text:p>167.422</text:p>
          </table:table-cell>
          <table:table-cell office:value-type="float" office:value="325860" table:style-name="ce5">
            <text:p>325.8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121265" table:style-name="ce5">
            <text:p>1.121.265</text:p>
          </table:table-cell>
          <table:table-cell office:value-type="float" office:value="841634" table:style-name="ce5">
            <text:p>841.6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2477" table:style-name="ce5">
            <text:p>1.072.477</text:p>
          </table:table-cell>
          <table:table-cell office:value-type="float" office:value="760929" table:style-name="ce5">
            <text:p>760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5230" table:style-name="ce5">
            <text:p>865.230</text:p>
          </table:table-cell>
          <table:table-cell office:value-type="float" office:value="1207346" table:style-name="ce5">
            <text:p>1.207.3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34638" table:style-name="ce5">
            <text:p>334.638</text:p>
          </table:table-cell>
          <table:table-cell office:value-type="float" office:value="617498" table:style-name="ce5">
            <text:p>617.498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661927" table:style-name="ce5">
            <text:p>661.927</text:p>
          </table:table-cell>
          <table:table-cell office:value-type="float" office:value="403283" table:style-name="ce5">
            <text:p>403.2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385" table:style-name="ce5">
            <text:p>391.385</text:p>
          </table:table-cell>
          <table:table-cell office:value-type="float" office:value="578333" table:style-name="ce5">
            <text:p>578.3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51197" table:style-name="ce5">
            <text:p>451.197</text:p>
          </table:table-cell>
          <table:table-cell office:value-type="float" office:value="470571" table:style-name="ce5">
            <text:p>470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3947" table:style-name="ce5">
            <text:p>483.947</text:p>
          </table:table-cell>
          <table:table-cell office:value-type="float" office:value="256269" table:style-name="ce5">
            <text:p>256.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293" table:style-name="ce5">
            <text:p>403.293</text:p>
          </table:table-cell>
          <table:table-cell office:value-type="float" office:value="448659" table:style-name="ce5">
            <text:p>448.6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91363" table:style-name="ce5">
            <text:p>191.363</text:p>
          </table:table-cell>
          <table:table-cell office:value-type="float" office:value="263570" table:style-name="ce5">
            <text:p>263.5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534" table:style-name="ce5">
            <text:p>314.534</text:p>
          </table:table-cell>
          <table:table-cell office:value-type="float" office:value="128907" table:style-name="ce5">
            <text:p>128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853" table:style-name="ce5">
            <text:p>121.853</text:p>
          </table:table-cell>
          <table:table-cell office:value-type="float" office:value="316385" table:style-name="ce5">
            <text:p>316.3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52408" table:style-name="ce5">
            <text:p>352.408</text:p>
          </table:table-cell>
          <table:table-cell office:value-type="float" office:value="311090" table:style-name="ce5">
            <text:p>311.0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0874" table:style-name="ce5">
            <text:p>440.874</text:p>
          </table:table-cell>
          <table:table-cell office:value-type="float" office:value="401354" table:style-name="ce5">
            <text:p>401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480" table:style-name="ce5">
            <text:p>236.480</text:p>
          </table:table-cell>
          <table:table-cell office:value-type="float" office:value="251827" table:style-name="ce5">
            <text:p>251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34845" table:style-name="ce5">
            <text:p>434.845</text:p>
          </table:table-cell>
          <table:table-cell office:value-type="float" office:value="392126" table:style-name="ce5">
            <text:p>392.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3791" table:style-name="ce5">
            <text:p>353.791</text:p>
          </table:table-cell>
          <table:table-cell office:value-type="float" office:value="433536" table:style-name="ce5">
            <text:p>433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500" table:style-name="ce5">
            <text:p>356.500</text:p>
          </table:table-cell>
          <table:table-cell office:value-type="float" office:value="450599" table:style-name="ce5">
            <text:p>450.5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92890" table:style-name="ce5">
            <text:p>592.890</text:p>
          </table:table-cell>
          <table:table-cell office:value-type="float" office:value="723436" table:style-name="ce5">
            <text:p>723.436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638981" table:style-name="ce5">
            <text:p>638.981</text:p>
          </table:table-cell>
          <table:table-cell office:value-type="float" office:value="623287" table:style-name="ce5">
            <text:p>623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3643" table:style-name="ce5">
            <text:p>503.643</text:p>
          </table:table-cell>
          <table:table-cell office:value-type="float" office:value="742384" table:style-name="ce5">
            <text:p>742.3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00225" table:style-name="ce5">
            <text:p>600.225</text:p>
          </table:table-cell>
          <table:table-cell office:value-type="float" office:value="643817" table:style-name="ce5">
            <text:p>643.8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4486" table:style-name="ce5">
            <text:p>744.486</text:p>
          </table:table-cell>
          <table:table-cell office:value-type="float" office:value="369956" table:style-name="ce5">
            <text:p>369.9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212" table:style-name="ce5">
            <text:p>370.212</text:p>
          </table:table-cell>
          <table:table-cell office:value-type="float" office:value="808622" table:style-name="ce5">
            <text:p>808.6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07379" table:style-name="ce5">
            <text:p>707.379</text:p>
          </table:table-cell>
          <table:table-cell office:value-type="float" office:value="590336" table:style-name="ce5">
            <text:p>590.3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2375" table:style-name="ce5">
            <text:p>802.375</text:p>
          </table:table-cell>
          <table:table-cell office:value-type="float" office:value="269934" table:style-name="ce5">
            <text:p>269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5784" table:style-name="ce5">
            <text:p>725.784</text:p>
          </table:table-cell>
          <table:table-cell office:value-type="float" office:value="573601" table:style-name="ce5">
            <text:p>573.6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62322" table:style-name="ce5">
            <text:p>462.322</text:p>
          </table:table-cell>
          <table:table-cell office:value-type="float" office:value="410259" table:style-name="ce5">
            <text:p>410.2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0490" table:style-name="ce5">
            <text:p>510.490</text:p>
          </table:table-cell>
          <table:table-cell office:value-type="float" office:value="340133" table:style-name="ce5">
            <text:p>340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1843" table:style-name="ce5">
            <text:p>381.843</text:p>
          </table:table-cell>
          <table:table-cell office:value-type="float" office:value="445033" table:style-name="ce5">
            <text:p>445.0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400986" table:style-name="ce5">
            <text:p>400.986</text:p>
          </table:table-cell>
          <table:table-cell office:value-type="float" office:value="346153" table:style-name="ce5">
            <text:p>346.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0470" table:style-name="ce5">
            <text:p>510.470</text:p>
          </table:table-cell>
          <table:table-cell office:value-type="float" office:value="48136" table:style-name="ce5">
            <text:p>48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326" table:style-name="ce5">
            <text:p>385.326</text:p>
          </table:table-cell>
          <table:table-cell office:value-type="float" office:value="357994" table:style-name="ce5">
            <text:p>357.9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49926" table:style-name="ce5">
            <text:p>49.926</text:p>
          </table:table-cell>
          <table:table-cell office:value-type="float" office:value="58258" table:style-name="ce5">
            <text:p>58.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140" table:style-name="ce5">
            <text:p>52.140</text:p>
          </table:table-cell>
          <table:table-cell office:value-type="float" office:value="53162" table:style-name="ce5">
            <text:p>53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453" table:style-name="ce5">
            <text:p>43.453</text:p>
          </table:table-cell>
          <table:table-cell office:value-type="float" office:value="55300" table:style-name="ce5">
            <text:p>55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58457" table:style-name="ce5">
            <text:p>258.457</text:p>
          </table:table-cell>
          <table:table-cell office:value-type="float" office:value="260429" table:style-name="ce5">
            <text:p>260.4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385" table:style-name="ce5">
            <text:p>303.385</text:p>
          </table:table-cell>
          <table:table-cell office:value-type="float" office:value="205472" table:style-name="ce5">
            <text:p>205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686" table:style-name="ce5">
            <text:p>211.686</text:p>
          </table:table-cell>
          <table:table-cell office:value-type="float" office:value="282052" table:style-name="ce5">
            <text:p>282.0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59490" table:style-name="ce5">
            <text:p>159.490</text:p>
          </table:table-cell>
          <table:table-cell office:value-type="float" office:value="332752" table:style-name="ce5">
            <text:p>332.7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1882" table:style-name="ce5">
            <text:p>351.882</text:p>
          </table:table-cell>
          <table:table-cell office:value-type="float" office:value="85610" table:style-name="ce5">
            <text:p>85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831" table:style-name="ce5">
            <text:p>214.831</text:p>
          </table:table-cell>
          <table:table-cell office:value-type="float" office:value="280357" table:style-name="ce5">
            <text:p>280.3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640293" table:style-name="ce5">
            <text:p>640.293</text:p>
          </table:table-cell>
          <table:table-cell office:value-type="float" office:value="135694" table:style-name="ce5">
            <text:p>135.6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2815" table:style-name="ce5">
            <text:p>682.815</text:p>
          </table:table-cell>
          <table:table-cell office:value-type="float" office:value="14856" table:style-name="ce5">
            <text:p>14.8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763" table:style-name="ce5">
            <text:p>606.763</text:p>
          </table:table-cell>
          <table:table-cell office:value-type="float" office:value="334761" table:style-name="ce5">
            <text:p>334.7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40209" table:style-name="ce5">
            <text:p>640.209</text:p>
          </table:table-cell>
          <table:table-cell office:value-type="float" office:value="798343" table:style-name="ce5">
            <text:p>798.3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3306" table:style-name="ce5">
            <text:p>973.306</text:p>
          </table:table-cell>
          <table:table-cell office:value-type="float" office:value="322799" table:style-name="ce5">
            <text:p>322.7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0917" table:style-name="ce5">
            <text:p>590.917</text:p>
          </table:table-cell>
          <table:table-cell office:value-type="float" office:value="972818" table:style-name="ce5">
            <text:p>972.8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54375" table:style-name="ce5">
            <text:p>854.375</text:p>
          </table:table-cell>
          <table:table-cell office:value-type="float" office:value="811614" table:style-name="ce5">
            <text:p>811.614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848729" table:style-name="ce5">
            <text:p>848.729</text:p>
          </table:table-cell>
          <table:table-cell office:value-type="float" office:value="927413" table:style-name="ce5">
            <text:p>927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1552" table:style-name="ce5">
            <text:p>621.552</text:p>
          </table:table-cell>
          <table:table-cell office:value-type="float" office:value="946369" table:style-name="ce5">
            <text:p>946.3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35007" table:style-name="ce5">
            <text:p>335.007</text:p>
          </table:table-cell>
          <table:table-cell office:value-type="float" office:value="315961" table:style-name="ce5">
            <text:p>315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345" table:style-name="ce5">
            <text:p>229.345</text:p>
          </table:table-cell>
          <table:table-cell office:value-type="float" office:value="428018" table:style-name="ce5">
            <text:p>428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5334" table:style-name="ce5">
            <text:p>255.334</text:p>
          </table:table-cell>
          <table:table-cell office:value-type="float" office:value="359027" table:style-name="ce5">
            <text:p>359.0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olo computadora de escritorio</text:p>
          </table:table-cell>
          <table:table-cell office:value-type="string" table:number-columns-spanned="1" table:number-rows-spanned="2" table:style-name="ce8">
            <text:p>Solo computadora portátil</text:p>
          </table:table-cell>
          <table:table-cell office:value-type="string" table:number-columns-spanned="1" table:number-rows-spanned="2" table:style-name="ce8">
            <text:p>Solo tableta</text:p>
          </table:table-cell>
          <table:table-cell office:value-type="string" table:number-columns-spanned="1" table:number-rows-spanned="2" table:style-name="ce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42366" table:style-name="ce5">
            <text:p>742.366</text:p>
          </table:table-cell>
          <table:table-cell office:value-type="float" office:value="965430" table:style-name="ce5">
            <text:p>965.430</text:p>
          </table:table-cell>
          <table:table-cell office:value-type="float" office:value="434184" table:style-name="ce5">
            <text:p>434.184</text:p>
          </table:table-cell>
          <table:table-cell office:value-type="float" office:value="1070120" table:style-name="ce5">
            <text:p>1.070.12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714365" table:style-name="ce5">
            <text:p>714.365</text:p>
          </table:table-cell>
          <table:table-cell office:value-type="float" office:value="945553" table:style-name="ce5">
            <text:p>945.553</text:p>
          </table:table-cell>
          <table:table-cell office:value-type="float" office:value="440449" table:style-name="ce5">
            <text:p>440.449</text:p>
          </table:table-cell>
          <table:table-cell office:value-type="float" office:value="1075870" table:style-name="ce5">
            <text:p>1.075.87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2975" table:style-name="ce5">
            <text:p>192.975</text:p>
          </table:table-cell>
          <table:table-cell office:value-type="float" office:value="270749" table:style-name="ce5">
            <text:p>270.749</text:p>
          </table:table-cell>
          <table:table-cell office:value-type="float" office:value="119753" table:style-name="ce5">
            <text:p>119.753</text:p>
          </table:table-cell>
          <table:table-cell office:value-type="float" office:value="125364" table:style-name="ce5">
            <text:p>125.36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676599" table:style-name="ce5">
            <text:p>676.599</text:p>
          </table:table-cell>
          <table:table-cell office:value-type="float" office:value="770331" table:style-name="ce5">
            <text:p>770.331</text:p>
          </table:table-cell>
          <table:table-cell office:value-type="float" office:value="392200" table:style-name="ce5">
            <text:p>392.200</text:p>
          </table:table-cell>
          <table:table-cell office:value-type="float" office:value="960774" table:style-name="ce5">
            <text:p>960.7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6954" table:style-name="ce5">
            <text:p>236.954</text:p>
          </table:table-cell>
          <table:table-cell office:value-type="float" office:value="444713" table:style-name="ce5">
            <text:p>444.713</text:p>
          </table:table-cell>
          <table:table-cell office:value-type="float" office:value="307066" table:style-name="ce5">
            <text:p>307.066</text:p>
          </table:table-cell>
          <table:table-cell office:value-type="float" office:value="392398" table:style-name="ce5">
            <text:p>392.3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5845" table:style-name="ce5">
            <text:p>235.845</text:p>
          </table:table-cell>
          <table:table-cell office:value-type="float" office:value="400682" table:style-name="ce5">
            <text:p>400.682</text:p>
          </table:table-cell>
          <table:table-cell office:value-type="float" office:value="98254" table:style-name="ce5">
            <text:p>98.254</text:p>
          </table:table-cell>
          <table:table-cell office:value-type="float" office:value="452820" table:style-name="ce5">
            <text:p>452.8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0564" table:style-name="ce5">
            <text:p>120.564</text:p>
          </table:table-cell>
          <table:table-cell office:value-type="float" office:value="215815" table:style-name="ce5">
            <text:p>215.815</text:p>
          </table:table-cell>
          <table:table-cell office:value-type="float" office:value="56791" table:style-name="ce5">
            <text:p>56.791</text:p>
          </table:table-cell>
          <table:table-cell office:value-type="float" office:value="176971" table:style-name="ce5">
            <text:p>176.97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4171" table:style-name="ce5">
            <text:p>224.171</text:p>
          </table:table-cell>
          <table:table-cell office:value-type="float" office:value="213094" table:style-name="ce5">
            <text:p>213.094</text:p>
          </table:table-cell>
          <table:table-cell office:value-type="float" office:value="88818" table:style-name="ce5">
            <text:p>88.818</text:p>
          </table:table-cell>
          <table:table-cell office:value-type="float" office:value="220823" table:style-name="ce5">
            <text:p>220.8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50542" table:style-name="ce5">
            <text:p>350.542</text:p>
          </table:table-cell>
          <table:table-cell office:value-type="float" office:value="256487" table:style-name="ce5">
            <text:p>256.487</text:p>
          </table:table-cell>
          <table:table-cell office:value-type="float" office:value="193696" table:style-name="ce5">
            <text:p>193.696</text:p>
          </table:table-cell>
          <table:table-cell office:value-type="float" office:value="336909" table:style-name="ce5">
            <text:p>336.90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30286" table:style-name="ce5">
            <text:p>430.286</text:p>
          </table:table-cell>
          <table:table-cell office:value-type="float" office:value="560874" table:style-name="ce5">
            <text:p>560.874</text:p>
          </table:table-cell>
          <table:table-cell office:value-type="float" office:value="385311" table:style-name="ce5">
            <text:p>385.311</text:p>
          </table:table-cell>
          <table:table-cell office:value-type="float" office:value="375728" table:style-name="ce5">
            <text:p>375.7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14024" table:style-name="ce5">
            <text:p>314.024</text:p>
          </table:table-cell>
          <table:table-cell office:value-type="float" office:value="583728" table:style-name="ce5">
            <text:p>583.728</text:p>
          </table:table-cell>
          <table:table-cell office:value-type="float" office:value="140889" table:style-name="ce5">
            <text:p>140.889</text:p>
          </table:table-cell>
          <table:table-cell office:value-type="float" office:value="523994" table:style-name="ce5">
            <text:p>523.99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33605" table:style-name="ce5">
            <text:p>133.605</text:p>
          </table:table-cell>
          <table:table-cell office:value-type="float" office:value="507179" table:style-name="ce5">
            <text:p>507.179</text:p>
          </table:table-cell>
          <table:table-cell office:value-type="float" office:value="143033" table:style-name="ce5">
            <text:p>143.033</text:p>
          </table:table-cell>
          <table:table-cell office:value-type="float" office:value="739163" table:style-name="ce5">
            <text:p>739.1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99756" table:style-name="ce5">
            <text:p>299.756</text:p>
          </table:table-cell>
          <table:table-cell office:value-type="float" office:value="364537" table:style-name="ce5">
            <text:p>364.537</text:p>
          </table:table-cell>
          <table:table-cell office:value-type="float" office:value="133251" table:style-name="ce5">
            <text:p>133.251</text:p>
          </table:table-cell>
          <table:table-cell office:value-type="float" office:value="453050" table:style-name="ce5">
            <text:p>453.05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48136" table:style-name="ce5">
            <text:p>48.136</text:p>
          </table:table-cell>
          <table:table-cell office:value-type="float" office:value="175018" table:style-name="ce5">
            <text:p>175.018</text:p>
          </table:table-cell>
          <table:table-cell office:value-type="float" office:value="0" table:style-name="ce5">
            <text:p>0</text:p>
          </table:table-cell>
          <table:table-cell office:value-type="float" office:value="492060" table:style-name="ce5">
            <text:p>492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34641" table:style-name="ce5">
            <text:p>34.641</text:p>
          </table:table-cell>
          <table:table-cell office:value-type="float" office:value="28430" table:style-name="ce5">
            <text:p>28.430</text:p>
          </table:table-cell>
          <table:table-cell office:value-type="float" office:value="43465" table:style-name="ce5">
            <text:p>43.465</text:p>
          </table:table-cell>
          <table:table-cell office:value-type="float" office:value="43312" table:style-name="ce5">
            <text:p>43.3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03835" table:style-name="ce5">
            <text:p>203.835</text:p>
          </table:table-cell>
          <table:table-cell office:value-type="float" office:value="233219" table:style-name="ce5">
            <text:p>233.219</text:p>
          </table:table-cell>
          <table:table-cell office:value-type="float" office:value="58081" table:style-name="ce5">
            <text:p>58.081</text:p>
          </table:table-cell>
          <table:table-cell office:value-type="float" office:value="193387" table:style-name="ce5">
            <text:p>193.38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8337" table:style-name="ce5">
            <text:p>78.337</text:p>
          </table:table-cell>
          <table:table-cell office:value-type="float" office:value="266183" table:style-name="ce5">
            <text:p>266.183</text:p>
          </table:table-cell>
          <table:table-cell office:value-type="float" office:value="38340" table:style-name="ce5">
            <text:p>38.340</text:p>
          </table:table-cell>
          <table:table-cell office:value-type="float" office:value="214562" table:style-name="ce5">
            <text:p>214.56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0097" table:style-name="ce5">
            <text:p>10.097</text:p>
          </table:table-cell>
          <table:table-cell office:value-type="float" office:value="138360" table:style-name="ce5">
            <text:p>138.360</text:p>
          </table:table-cell>
          <table:table-cell office:value-type="float" office:value="0" table:style-name="ce5">
            <text:p>0</text:p>
          </table:table-cell>
          <table:table-cell office:value-type="float" office:value="642511" table:style-name="ce5">
            <text:p>642.5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66535" table:style-name="ce5">
            <text:p>266.535</text:p>
          </table:table-cell>
          <table:table-cell office:value-type="float" office:value="690769" table:style-name="ce5">
            <text:p>690.769</text:p>
          </table:table-cell>
          <table:table-cell office:value-type="float" office:value="180853" table:style-name="ce5">
            <text:p>180.853</text:p>
          </table:table-cell>
          <table:table-cell office:value-type="float" office:value="714147" table:style-name="ce5">
            <text:p>714.1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2215" table:style-name="ce5">
            <text:p>642.215</text:p>
          </table:table-cell>
          <table:table-cell office:value-type="float" office:value="708322" table:style-name="ce5">
            <text:p>708.322</text:p>
          </table:table-cell>
          <table:table-cell office:value-type="float" office:value="409301" table:style-name="ce5">
            <text:p>409.301</text:p>
          </table:table-cell>
          <table:table-cell office:value-type="float" office:value="542061" table:style-name="ce5">
            <text:p>542.0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27127" table:style-name="ce5">
            <text:p>327.127</text:p>
          </table:table-cell>
          <table:table-cell office:value-type="float" office:value="223920" table:style-name="ce5">
            <text:p>223.920</text:p>
          </table:table-cell>
          <table:table-cell office:value-type="float" office:value="247834" table:style-name="ce5">
            <text:p>247.834</text:p>
          </table:table-cell>
          <table:table-cell office:value-type="float" office:value="74095" table:style-name="ce5">
            <text:p>74.09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3" table:number-rows-spanned="1" table:style-name="ce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39545" table:style-name="ce5">
            <text:p>1.139.545</text:p>
          </table:table-cell>
          <table:table-cell office:value-type="float" office:value="1237042" table:style-name="ce5">
            <text:p>1.237.042</text:p>
          </table:table-cell>
          <table:table-cell office:value-type="float" office:value="280146" table:style-name="ce5">
            <text:p>280.146</text:p>
          </table:table-cell>
          <table:table-cell office:value-type="float" office:value="954214" table:style-name="ce5">
            <text:p>954.214</text:p>
          </table:table-cell>
          <table:table-cell office:value-type="float" office:value="1250040" table:style-name="ce5">
            <text:p>1.250.040</text:p>
          </table:table-cell>
          <table:table-cell office:value-type="float" office:value="726309" table:style-name="ce5">
            <text:p>726.309</text:p>
          </table:table-cell>
          <table:table-cell office:value-type="float" office:value="1278620" table:style-name="ce5">
            <text:p>1.278.620</text:p>
          </table:table-cell>
          <table:table-cell office:value-type="float" office:value="961112" table:style-name="ce5">
            <text:p>961.112</text:p>
          </table:table-cell>
          <table:table-cell office:value-type="float" office:value="458657" table:style-name="ce5">
            <text:p>458.65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119094" table:style-name="ce5">
            <text:p>1.119.094</text:p>
          </table:table-cell>
          <table:table-cell office:value-type="float" office:value="1234536" table:style-name="ce5">
            <text:p>1.234.536</text:p>
          </table:table-cell>
          <table:table-cell office:value-type="float" office:value="274695" table:style-name="ce5">
            <text:p>274.695</text:p>
          </table:table-cell>
          <table:table-cell office:value-type="float" office:value="946724" table:style-name="ce5">
            <text:p>946.724</text:p>
          </table:table-cell>
          <table:table-cell office:value-type="float" office:value="1262935" table:style-name="ce5">
            <text:p>1.262.935</text:p>
          </table:table-cell>
          <table:table-cell office:value-type="float" office:value="728846" table:style-name="ce5">
            <text:p>728.846</text:p>
          </table:table-cell>
          <table:table-cell office:value-type="float" office:value="1319338" table:style-name="ce5">
            <text:p>1.319.338</text:p>
          </table:table-cell>
          <table:table-cell office:value-type="float" office:value="924433" table:style-name="ce5">
            <text:p>924.433</text:p>
          </table:table-cell>
          <table:table-cell office:value-type="float" office:value="458655" table:style-name="ce5">
            <text:p>458.6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2811" table:style-name="ce5">
            <text:p>302.811</text:p>
          </table:table-cell>
          <table:table-cell office:value-type="float" office:value="205803" table:style-name="ce5">
            <text:p>205.803</text:p>
          </table:table-cell>
          <table:table-cell office:value-type="float" office:value="23851" table:style-name="ce5">
            <text:p>23.851</text:p>
          </table:table-cell>
          <table:table-cell office:value-type="float" office:value="218730" table:style-name="ce5">
            <text:p>218.730</text:p>
          </table:table-cell>
          <table:table-cell office:value-type="float" office:value="238803" table:style-name="ce5">
            <text:p>238.803</text:p>
          </table:table-cell>
          <table:table-cell office:value-type="float" office:value="107337" table:style-name="ce5">
            <text:p>107.337</text:p>
          </table:table-cell>
          <table:table-cell office:value-type="float" office:value="325860" table:style-name="ce5">
            <text:p>325.860</text:p>
          </table:table-cell>
          <table:table-cell office:value-type="float" office:value="164908" table:style-name="ce5">
            <text:p>164.908</text:p>
          </table:table-cell>
          <table:table-cell office:value-type="float" office:value="20193" table:style-name="ce5">
            <text:p>20.19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41634" table:style-name="ce5">
            <text:p>841.634</text:p>
          </table:table-cell>
          <table:table-cell office:value-type="float" office:value="1088565" table:style-name="ce5">
            <text:p>1.088.565</text:p>
          </table:table-cell>
          <table:table-cell office:value-type="float" office:value="240382" table:style-name="ce5">
            <text:p>240.382</text:p>
          </table:table-cell>
          <table:table-cell office:value-type="float" office:value="760929" table:style-name="ce5">
            <text:p>760.929</text:p>
          </table:table-cell>
          <table:table-cell office:value-type="float" office:value="937932" table:style-name="ce5">
            <text:p>937.932</text:p>
          </table:table-cell>
          <table:table-cell office:value-type="float" office:value="623611" table:style-name="ce5">
            <text:p>623.611</text:p>
          </table:table-cell>
          <table:table-cell office:value-type="float" office:value="1207346" table:style-name="ce5">
            <text:p>1.207.346</text:p>
          </table:table-cell>
          <table:table-cell office:value-type="float" office:value="834461" table:style-name="ce5">
            <text:p>834.461</text:p>
          </table:table-cell>
          <table:table-cell office:value-type="float" office:value="372358" table:style-name="ce5">
            <text:p>372.35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17543" table:style-name="ce5">
            <text:p>617.543</text:p>
          </table:table-cell>
          <table:table-cell office:value-type="float" office:value="312969" table:style-name="ce5">
            <text:p>312.969</text:p>
          </table:table-cell>
          <table:table-cell office:value-type="float" office:value="75589" table:style-name="ce5">
            <text:p>75.589</text:p>
          </table:table-cell>
          <table:table-cell office:value-type="float" office:value="403283" table:style-name="ce5">
            <text:p>403.283</text:p>
          </table:table-cell>
          <table:table-cell office:value-type="float" office:value="542479" table:style-name="ce5">
            <text:p>542.479</text:p>
          </table:table-cell>
          <table:table-cell office:value-type="float" office:value="239807" table:style-name="ce5">
            <text:p>239.807</text:p>
          </table:table-cell>
          <table:table-cell office:value-type="float" office:value="578333" table:style-name="ce5">
            <text:p>578.333</text:p>
          </table:table-cell>
          <table:table-cell office:value-type="float" office:value="352265" table:style-name="ce5">
            <text:p>352.265</text:p>
          </table:table-cell>
          <table:table-cell office:value-type="float" office:value="137818" table:style-name="ce5">
            <text:p>137.8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70571" table:style-name="ce5">
            <text:p>470.571</text:p>
          </table:table-cell>
          <table:table-cell office:value-type="float" office:value="430132" table:style-name="ce5">
            <text:p>430.132</text:p>
          </table:table-cell>
          <table:table-cell office:value-type="float" office:value="114123" table:style-name="ce5">
            <text:p>114.123</text:p>
          </table:table-cell>
          <table:table-cell office:value-type="float" office:value="256269" table:style-name="ce5">
            <text:p>256.269</text:p>
          </table:table-cell>
          <table:table-cell office:value-type="float" office:value="527145" table:style-name="ce5">
            <text:p>527.145</text:p>
          </table:table-cell>
          <table:table-cell office:value-type="float" office:value="302830" table:style-name="ce5">
            <text:p>302.830</text:p>
          </table:table-cell>
          <table:table-cell office:value-type="float" office:value="448659" table:style-name="ce5">
            <text:p>448.659</text:p>
          </table:table-cell>
          <table:table-cell office:value-type="float" office:value="384108" table:style-name="ce5">
            <text:p>384.108</text:p>
          </table:table-cell>
          <table:table-cell office:value-type="float" office:value="210985" table:style-name="ce5">
            <text:p>210.98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63570" table:style-name="ce5">
            <text:p>263.570</text:p>
          </table:table-cell>
          <table:table-cell office:value-type="float" office:value="185358" table:style-name="ce5">
            <text:p>185.358</text:p>
          </table:table-cell>
          <table:table-cell office:value-type="float" office:value="50817" table:style-name="ce5">
            <text:p>50.817</text:p>
          </table:table-cell>
          <table:table-cell office:value-type="float" office:value="128907" table:style-name="ce5">
            <text:p>128.907</text:p>
          </table:table-cell>
          <table:table-cell office:value-type="float" office:value="236662" table:style-name="ce5">
            <text:p>236.662</text:p>
          </table:table-cell>
          <table:table-cell office:value-type="float" office:value="148865" table:style-name="ce5">
            <text:p>148.865</text:p>
          </table:table-cell>
          <table:table-cell office:value-type="float" office:value="316385" table:style-name="ce5">
            <text:p>316.385</text:p>
          </table:table-cell>
          <table:table-cell office:value-type="float" office:value="119551" table:style-name="ce5">
            <text:p>119.551</text:p>
          </table:table-cell>
          <table:table-cell office:value-type="float" office:value="25381" table:style-name="ce5">
            <text:p>25.38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11090" table:style-name="ce5">
            <text:p>311.090</text:p>
          </table:table-cell>
          <table:table-cell office:value-type="float" office:value="379633" table:style-name="ce5">
            <text:p>379.633</text:p>
          </table:table-cell>
          <table:table-cell office:value-type="float" office:value="87060" table:style-name="ce5">
            <text:p>87.060</text:p>
          </table:table-cell>
          <table:table-cell office:value-type="float" office:value="401354" table:style-name="ce5">
            <text:p>401.354</text:p>
          </table:table-cell>
          <table:table-cell office:value-type="float" office:value="357012" table:style-name="ce5">
            <text:p>357.012</text:p>
          </table:table-cell>
          <table:table-cell office:value-type="float" office:value="173737" table:style-name="ce5">
            <text:p>173.737</text:p>
          </table:table-cell>
          <table:table-cell office:value-type="float" office:value="251827" table:style-name="ce5">
            <text:p>251.827</text:p>
          </table:table-cell>
          <table:table-cell office:value-type="float" office:value="217298" table:style-name="ce5">
            <text:p>217.298</text:p>
          </table:table-cell>
          <table:table-cell office:value-type="float" office:value="98874" table:style-name="ce5">
            <text:p>98.87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92126" table:style-name="ce5">
            <text:p>392.126</text:p>
          </table:table-cell>
          <table:table-cell office:value-type="float" office:value="422546" table:style-name="ce5">
            <text:p>422.546</text:p>
          </table:table-cell>
          <table:table-cell office:value-type="float" office:value="67320" table:style-name="ce5">
            <text:p>67.320</text:p>
          </table:table-cell>
          <table:table-cell office:value-type="float" office:value="433536" table:style-name="ce5">
            <text:p>433.536</text:p>
          </table:table-cell>
          <table:table-cell office:value-type="float" office:value="350257" table:style-name="ce5">
            <text:p>350.257</text:p>
          </table:table-cell>
          <table:table-cell office:value-type="float" office:value="45712" table:style-name="ce5">
            <text:p>45.712</text:p>
          </table:table-cell>
          <table:table-cell office:value-type="float" office:value="450599" table:style-name="ce5">
            <text:p>450.599</text:p>
          </table:table-cell>
          <table:table-cell office:value-type="float" office:value="353939" table:style-name="ce5">
            <text:p>353.939</text:p>
          </table:table-cell>
          <table:table-cell office:value-type="float" office:value="28619" table:style-name="ce5">
            <text:p>28.61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723512" table:style-name="ce5">
            <text:p>723.512</text:p>
          </table:table-cell>
          <table:table-cell office:value-type="float" office:value="597218" table:style-name="ce5">
            <text:p>597.218</text:p>
          </table:table-cell>
          <table:table-cell office:value-type="float" office:value="78245" table:style-name="ce5">
            <text:p>78.245</text:p>
          </table:table-cell>
          <table:table-cell office:value-type="float" office:value="623287" table:style-name="ce5">
            <text:p>623.287</text:p>
          </table:table-cell>
          <table:table-cell office:value-type="float" office:value="621266" table:style-name="ce5">
            <text:p>621.266</text:p>
          </table:table-cell>
          <table:table-cell office:value-type="float" office:value="186274" table:style-name="ce5">
            <text:p>186.274</text:p>
          </table:table-cell>
          <table:table-cell office:value-type="float" office:value="742384" table:style-name="ce5">
            <text:p>742.384</text:p>
          </table:table-cell>
          <table:table-cell office:value-type="float" office:value="502594" table:style-name="ce5">
            <text:p>502.594</text:p>
          </table:table-cell>
          <table:table-cell office:value-type="float" office:value="170230" table:style-name="ce5">
            <text:p>170.23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43817" table:style-name="ce5">
            <text:p>643.817</text:p>
          </table:table-cell>
          <table:table-cell office:value-type="float" office:value="576685" table:style-name="ce5">
            <text:p>576.685</text:p>
          </table:table-cell>
          <table:table-cell office:value-type="float" office:value="111762" table:style-name="ce5">
            <text:p>111.762</text:p>
          </table:table-cell>
          <table:table-cell office:value-type="float" office:value="369956" table:style-name="ce5">
            <text:p>369.956</text:p>
          </table:table-cell>
          <table:table-cell office:value-type="float" office:value="702926" table:style-name="ce5">
            <text:p>702.926</text:p>
          </table:table-cell>
          <table:table-cell office:value-type="float" office:value="343119" table:style-name="ce5">
            <text:p>343.119</text:p>
          </table:table-cell>
          <table:table-cell office:value-type="float" office:value="808622" table:style-name="ce5">
            <text:p>808.622</text:p>
          </table:table-cell>
          <table:table-cell office:value-type="float" office:value="300323" table:style-name="ce5">
            <text:p>300.323</text:p>
          </table:table-cell>
          <table:table-cell office:value-type="float" office:value="157943" table:style-name="ce5">
            <text:p>157.94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590336" table:style-name="ce5">
            <text:p>590.336</text:p>
          </table:table-cell>
          <table:table-cell office:value-type="float" office:value="708972" table:style-name="ce5">
            <text:p>708.972</text:p>
          </table:table-cell>
          <table:table-cell office:value-type="float" office:value="97851" table:style-name="ce5">
            <text:p>97.851</text:p>
          </table:table-cell>
          <table:table-cell office:value-type="float" office:value="269934" table:style-name="ce5">
            <text:p>269.934</text:p>
          </table:table-cell>
          <table:table-cell office:value-type="float" office:value="707557" table:style-name="ce5">
            <text:p>707.557</text:p>
          </table:table-cell>
          <table:table-cell office:value-type="float" office:value="452434" table:style-name="ce5">
            <text:p>452.434</text:p>
          </table:table-cell>
          <table:table-cell office:value-type="float" office:value="573601" table:style-name="ce5">
            <text:p>573.601</text:p>
          </table:table-cell>
          <table:table-cell office:value-type="float" office:value="680355" table:style-name="ce5">
            <text:p>680.355</text:p>
          </table:table-cell>
          <table:table-cell office:value-type="float" office:value="372477" table:style-name="ce5">
            <text:p>372.47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10259" table:style-name="ce5">
            <text:p>410.259</text:p>
          </table:table-cell>
          <table:table-cell office:value-type="float" office:value="458022" table:style-name="ce5">
            <text:p>458.022</text:p>
          </table:table-cell>
          <table:table-cell office:value-type="float" office:value="173077" table:style-name="ce5">
            <text:p>173.077</text:p>
          </table:table-cell>
          <table:table-cell office:value-type="float" office:value="340133" table:style-name="ce5">
            <text:p>340.133</text:p>
          </table:table-cell>
          <table:table-cell office:value-type="float" office:value="470137" table:style-name="ce5">
            <text:p>470.137</text:p>
          </table:table-cell>
          <table:table-cell office:value-type="float" office:value="316419" table:style-name="ce5">
            <text:p>316.419</text:p>
          </table:table-cell>
          <table:table-cell office:value-type="float" office:value="445033" table:style-name="ce5">
            <text:p>445.033</text:p>
          </table:table-cell>
          <table:table-cell office:value-type="float" office:value="372792" table:style-name="ce5">
            <text:p>372.792</text:p>
          </table:table-cell>
          <table:table-cell office:value-type="float" office:value="79795" table:style-name="ce5">
            <text:p>79.79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46153" table:style-name="ce5">
            <text:p>346.153</text:p>
          </table:table-cell>
          <table:table-cell office:value-type="float" office:value="377740" table:style-name="ce5">
            <text:p>377.740</text:p>
          </table:table-cell>
          <table:table-cell office:value-type="float" office:value="99337" table:style-name="ce5">
            <text:p>99.337</text:p>
          </table:table-cell>
          <table:table-cell office:value-type="float" office:value="48136" table:style-name="ce5">
            <text:p>48.136</text:p>
          </table:table-cell>
          <table:table-cell office:value-type="float" office:value="342807" table:style-name="ce5">
            <text:p>342.807</text:p>
          </table:table-cell>
          <table:table-cell office:value-type="float" office:value="376197" table:style-name="ce5">
            <text:p>376.197</text:p>
          </table:table-cell>
          <table:table-cell office:value-type="float" office:value="357994" table:style-name="ce5">
            <text:p>357.994</text:p>
          </table:table-cell>
          <table:table-cell office:value-type="float" office:value="328670" table:style-name="ce5">
            <text:p>328.670</text:p>
          </table:table-cell>
          <table:table-cell office:value-type="float" office:value="158418" table:style-name="ce5">
            <text:p>158.4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58258" table:style-name="ce5">
            <text:p>58.258</text:p>
          </table:table-cell>
          <table:table-cell office:value-type="float" office:value="49926" table:style-name="ce5">
            <text:p>49.926</text:p>
          </table:table-cell>
          <table:table-cell office:value-type="float" office:value="0" table:style-name="ce5">
            <text:p>0</text:p>
          </table:table-cell>
          <table:table-cell office:value-type="float" office:value="53162" table:style-name="ce5">
            <text:p>53.162</text:p>
          </table:table-cell>
          <table:table-cell office:value-type="float" office:value="48957" table:style-name="ce5">
            <text:p>48.957</text:p>
          </table:table-cell>
          <table:table-cell office:value-type="float" office:value="17597" table:style-name="ce5">
            <text:p>17.597</text:p>
          </table:table-cell>
          <table:table-cell office:value-type="float" office:value="55300" table:style-name="ce5">
            <text:p>55.300</text:p>
          </table:table-cell>
          <table:table-cell office:value-type="float" office:value="43453" table:style-name="ce5">
            <text:p>43.45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60429" table:style-name="ce5">
            <text:p>260.429</text:p>
          </table:table-cell>
          <table:table-cell office:value-type="float" office:value="257234" table:style-name="ce5">
            <text:p>257.234</text:p>
          </table:table-cell>
          <table:table-cell office:value-type="float" office:value="12869" table:style-name="ce5">
            <text:p>12.869</text:p>
          </table:table-cell>
          <table:table-cell office:value-type="float" office:value="205472" table:style-name="ce5">
            <text:p>205.472</text:p>
          </table:table-cell>
          <table:table-cell office:value-type="float" office:value="251800" table:style-name="ce5">
            <text:p>251.800</text:p>
          </table:table-cell>
          <table:table-cell office:value-type="float" office:value="136097" table:style-name="ce5">
            <text:p>136.097</text:p>
          </table:table-cell>
          <table:table-cell office:value-type="float" office:value="282052" table:style-name="ce5">
            <text:p>282.052</text:p>
          </table:table-cell>
          <table:table-cell office:value-type="float" office:value="211686" table:style-name="ce5">
            <text:p>211.68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32752" table:style-name="ce5">
            <text:p>332.752</text:p>
          </table:table-cell>
          <table:table-cell office:value-type="float" office:value="160018" table:style-name="ce5">
            <text:p>160.018</text:p>
          </table:table-cell>
          <table:table-cell office:value-type="float" office:value="9432" table:style-name="ce5">
            <text:p>9.432</text:p>
          </table:table-cell>
          <table:table-cell office:value-type="float" office:value="85610" table:style-name="ce5">
            <text:p>85.610</text:p>
          </table:table-cell>
          <table:table-cell office:value-type="float" office:value="353250" table:style-name="ce5">
            <text:p>353.250</text:p>
          </table:table-cell>
          <table:table-cell office:value-type="float" office:value="45929" table:style-name="ce5">
            <text:p>45.929</text:p>
          </table:table-cell>
          <table:table-cell office:value-type="float" office:value="280357" table:style-name="ce5">
            <text:p>280.357</text:p>
          </table:table-cell>
          <table:table-cell office:value-type="float" office:value="171948" table:style-name="ce5">
            <text:p>171.948</text:p>
          </table:table-cell>
          <table:table-cell office:value-type="float" office:value="141583" table:style-name="ce5">
            <text:p>141.58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35694" table:style-name="ce5">
            <text:p>135.694</text:p>
          </table:table-cell>
          <table:table-cell office:value-type="float" office:value="592137" table:style-name="ce5">
            <text:p>592.137</text:p>
          </table:table-cell>
          <table:table-cell office:value-type="float" office:value="180527" table:style-name="ce5">
            <text:p>180.527</text:p>
          </table:table-cell>
          <table:table-cell office:value-type="float" office:value="14856" table:style-name="ce5">
            <text:p>14.856</text:p>
          </table:table-cell>
          <table:table-cell office:value-type="float" office:value="570109" table:style-name="ce5">
            <text:p>570.109</text:p>
          </table:table-cell>
          <table:table-cell office:value-type="float" office:value="295351" table:style-name="ce5">
            <text:p>295.351</text:p>
          </table:table-cell>
          <table:table-cell office:value-type="float" office:value="334761" table:style-name="ce5">
            <text:p>334.761</text:p>
          </table:table-cell>
          <table:table-cell office:value-type="float" office:value="578174" table:style-name="ce5">
            <text:p>578.174</text:p>
          </table:table-cell>
          <table:table-cell office:value-type="float" office:value="117610" table:style-name="ce5">
            <text:p>117.6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98343" table:style-name="ce5">
            <text:p>798.343</text:p>
          </table:table-cell>
          <table:table-cell office:value-type="float" office:value="616608" table:style-name="ce5">
            <text:p>616.608</text:p>
          </table:table-cell>
          <table:table-cell office:value-type="float" office:value="212223" table:style-name="ce5">
            <text:p>212.223</text:p>
          </table:table-cell>
          <table:table-cell office:value-type="float" office:value="322799" table:style-name="ce5">
            <text:p>322.799</text:p>
          </table:table-cell>
          <table:table-cell office:value-type="float" office:value="871891" table:style-name="ce5">
            <text:p>871.891</text:p>
          </table:table-cell>
          <table:table-cell office:value-type="float" office:value="607931" table:style-name="ce5">
            <text:p>607.931</text:p>
          </table:table-cell>
          <table:table-cell office:value-type="float" office:value="972818" table:style-name="ce5">
            <text:p>972.818</text:p>
          </table:table-cell>
          <table:table-cell office:value-type="float" office:value="517735" table:style-name="ce5">
            <text:p>517.735</text:p>
          </table:table-cell>
          <table:table-cell office:value-type="float" office:value="384581" table:style-name="ce5">
            <text:p>384.58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11677" table:style-name="ce5">
            <text:p>811.677</text:p>
          </table:table-cell>
          <table:table-cell office:value-type="float" office:value="850406" table:style-name="ce5">
            <text:p>850.406</text:p>
          </table:table-cell>
          <table:table-cell office:value-type="float" office:value="80726" table:style-name="ce5">
            <text:p>80.726</text:p>
          </table:table-cell>
          <table:table-cell office:value-type="float" office:value="927413" table:style-name="ce5">
            <text:p>927.413</text:p>
          </table:table-cell>
          <table:table-cell office:value-type="float" office:value="790014" table:style-name="ce5">
            <text:p>790.014</text:p>
          </table:table-cell>
          <table:table-cell office:value-type="float" office:value="320171" table:style-name="ce5">
            <text:p>320.171</text:p>
          </table:table-cell>
          <table:table-cell office:value-type="float" office:value="946369" table:style-name="ce5">
            <text:p>946.369</text:p>
          </table:table-cell>
          <table:table-cell office:value-type="float" office:value="639013" table:style-name="ce5">
            <text:p>639.013</text:p>
          </table:table-cell>
          <table:table-cell office:value-type="float" office:value="191287" table:style-name="ce5">
            <text:p>191.28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5961" table:style-name="ce5">
            <text:p>315.961</text:p>
          </table:table-cell>
          <table:table-cell office:value-type="float" office:value="339212" table:style-name="ce5">
            <text:p>339.212</text:p>
          </table:table-cell>
          <table:table-cell office:value-type="float" office:value="31468" table:style-name="ce5">
            <text:p>31.468</text:p>
          </table:table-cell>
          <table:table-cell office:value-type="float" office:value="428018" table:style-name="ce5">
            <text:p>428.018</text:p>
          </table:table-cell>
          <table:table-cell office:value-type="float" office:value="206690" table:style-name="ce5">
            <text:p>206.690</text:p>
          </table:table-cell>
          <table:table-cell office:value-type="float" office:value="106172" table:style-name="ce5">
            <text:p>106.172</text:p>
          </table:table-cell>
          <table:table-cell office:value-type="float" office:value="359027" table:style-name="ce5">
            <text:p>359.027</text:p>
          </table:table-cell>
          <table:table-cell office:value-type="float" office:value="252778" table:style-name="ce5">
            <text:p>252.778</text:p>
          </table:table-cell>
          <table:table-cell office:value-type="float" office:value="25331" table:style-name="ce5">
            <text:p>25.33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49616" table:style-name="ce5">
            <text:p>1.149.616</text:p>
          </table:table-cell>
          <table:table-cell office:value-type="float" office:value="1138321" table:style-name="ce5">
            <text:p>1.138.321</text:p>
          </table:table-cell>
          <table:table-cell office:value-type="float" office:value="46552" table:style-name="ce5">
            <text:p>46.552</text:p>
          </table:table-cell>
          <table:table-cell office:value-type="float" office:value="15832" table:style-name="ce5">
            <text:p>15.83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042411" table:style-name="ce5">
            <text:p>1.042.411</text:p>
          </table:table-cell>
          <table:table-cell office:value-type="float" office:value="1039251" table:style-name="ce5">
            <text:p>1.039.251</text:p>
          </table:table-cell>
          <table:table-cell office:value-type="float" office:value="19086" table:style-name="ce5">
            <text:p>19.086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16307" table:style-name="ce5">
            <text:p>516.307</text:p>
          </table:table-cell>
          <table:table-cell office:value-type="float" office:value="514113" table:style-name="ce5">
            <text:p>514.113</text:p>
          </table:table-cell>
          <table:table-cell office:value-type="float" office:value="45277" table:style-name="ce5">
            <text:p>45.277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788936" table:style-name="ce5">
            <text:p>788.936</text:p>
          </table:table-cell>
          <table:table-cell office:value-type="float" office:value="786156" table:style-name="ce5">
            <text:p>786.156</text:p>
          </table:table-cell>
          <table:table-cell office:value-type="float" office:value="12198" table:style-name="ce5">
            <text:p>12.198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23692" table:style-name="ce5">
            <text:p>723.692</text:p>
          </table:table-cell>
          <table:table-cell office:value-type="float" office:value="720255" table:style-name="ce5">
            <text:p>720.255</text:p>
          </table:table-cell>
          <table:table-cell office:value-type="float" office:value="45277" table:style-name="ce5">
            <text:p>45.277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01596" table:style-name="ce5">
            <text:p>401.596</text:p>
          </table:table-cell>
          <table:table-cell office:value-type="float" office:value="401596" table:style-name="ce5">
            <text:p>401.5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15374" table:style-name="ce5">
            <text:p>215.374</text:p>
          </table:table-cell>
          <table:table-cell office:value-type="float" office:value="213550" table:style-name="ce5">
            <text:p>213.550</text:p>
          </table:table-cell>
          <table:table-cell office:value-type="float" office:value="14021" table:style-name="ce5">
            <text:p>14.02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43718" table:style-name="ce5">
            <text:p>243.718</text:p>
          </table:table-cell>
          <table:table-cell office:value-type="float" office:value="243718" table:style-name="ce5">
            <text:p>243.7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010533" table:style-name="ce5">
            <text:p>1.010.533</text:p>
          </table:table-cell>
          <table:table-cell office:value-type="float" office:value="978223" table:style-name="ce5">
            <text:p>978.223</text:p>
          </table:table-cell>
          <table:table-cell office:value-type="float" office:value="46715" table:style-name="ce5">
            <text:p>46.715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341508" table:style-name="ce5">
            <text:p>1.341.508</text:p>
          </table:table-cell>
          <table:table-cell office:value-type="float" office:value="493850" table:style-name="ce5">
            <text:p>493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408382" table:style-name="ce5">
            <text:p>1.408.382</text:p>
          </table:table-cell>
          <table:table-cell office:value-type="float" office:value="277816" table:style-name="ce5">
            <text:p>277.816</text:p>
          </table:table-cell>
          <table:table-cell office:value-type="float" office:value="0" table:style-name="ce5">
            <text:p>0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55112" table:style-name="ce5">
            <text:p>955.112</text:p>
          </table:table-cell>
          <table:table-cell office:value-type="float" office:value="82098" table:style-name="ce5">
            <text:p>82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49874" table:style-name="ce5">
            <text:p>549.874</text:p>
          </table:table-cell>
          <table:table-cell office:value-type="float" office:value="29986" table:style-name="ce5">
            <text:p>29.9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15921" table:style-name="ce5">
            <text:p>515.921</text:p>
          </table:table-cell>
          <table:table-cell office:value-type="float" office:value="4464" table:style-name="ce5">
            <text:p>4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20009" table:style-name="ce5">
            <text:p>220.009</text:p>
          </table:table-cell>
          <table:table-cell office:value-type="float" office:value="121874" table:style-name="ce5">
            <text:p>121.874</text:p>
          </table:table-cell>
          <table:table-cell office:value-type="float" office:value="3008" table:style-name="ce5">
            <text:p>3.00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07983" table:style-name="ce5">
            <text:p>507.983</text:p>
          </table:table-cell>
          <table:table-cell office:value-type="float" office:value="247078" table:style-name="ce5">
            <text:p>247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87488" table:style-name="ce5">
            <text:p>487.488</text:p>
          </table:table-cell>
          <table:table-cell office:value-type="float" office:value="161259" table:style-name="ce5">
            <text:p>161.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681743" table:style-name="ce5">
            <text:p>681.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10855" table:style-name="ce5">
            <text:p>1.110.855</text:p>
          </table:table-cell>
          <table:table-cell office:value-type="float" office:value="158981" table:style-name="ce5">
            <text:p>158.9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82094" table:style-name="ce5">
            <text:p>1.382.094</text:p>
          </table:table-cell>
          <table:table-cell office:value-type="float" office:value="572697" table:style-name="ce5">
            <text:p>572.697</text:p>
          </table:table-cell>
          <table:table-cell office:value-type="float" office:value="12863" table:style-name="ce5">
            <text:p>12.863</text:p>
          </table:table-cell>
          <table:table-cell office:value-type="float" office:value="15832" table:style-name="ce5">
            <text:p>15.8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94041" table:style-name="ce5">
            <text:p>1.094.041</text:p>
          </table:table-cell>
          <table:table-cell office:value-type="float" office:value="885467" table:style-name="ce5">
            <text:p>885.467</text:p>
          </table:table-cell>
          <table:table-cell office:value-type="float" office:value="47422" table:style-name="ce5">
            <text:p>47.42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Solo computadora</text:p>
          </table:table-cell>
          <table:table-cell office:value-type="string" table:number-columns-spanned="1" table:number-rows-spanned="2" table:style-name="ce8">
            <text:p>Solo Internet</text:p>
          </table:table-cell>
          <table:table-cell office:value-type="string" table:number-columns-spanned="1" table:number-rows-spanned="2" table:style-name="ce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082373" table:style-name="ce5">
            <text:p>1.082.373</text:p>
          </table:table-cell>
          <table:table-cell office:value-type="float" office:value="246052" table:style-name="ce5">
            <text:p>246.052</text:p>
          </table:table-cell>
          <table:table-cell office:value-type="float" office:value="1649910" table:style-name="ce5">
            <text:p>1.649.910</text:p>
          </table:table-cell>
          <table:table-cell office:value-type="float" office:value="1110718" table:style-name="ce5">
            <text:p>1.110.71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131041" table:style-name="ce5">
            <text:p>1.131.041</text:p>
          </table:table-cell>
          <table:table-cell office:value-type="float" office:value="223898" table:style-name="ce5">
            <text:p>223.898</text:p>
          </table:table-cell>
          <table:table-cell office:value-type="float" office:value="1510681" table:style-name="ce5">
            <text:p>1.510.681</text:p>
          </table:table-cell>
          <table:table-cell office:value-type="float" office:value="1015506" table:style-name="ce5">
            <text:p>1.015.5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6863" table:style-name="ce5">
            <text:p>356.863</text:p>
          </table:table-cell>
          <table:table-cell office:value-type="float" office:value="106489" table:style-name="ce5">
            <text:p>106.489</text:p>
          </table:table-cell>
          <table:table-cell office:value-type="float" office:value="507053" table:style-name="ce5">
            <text:p>507.053</text:p>
          </table:table-cell>
          <table:table-cell office:value-type="float" office:value="498562" table:style-name="ce5">
            <text:p>498.56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018110" table:style-name="ce5">
            <text:p>1.018.110</text:p>
          </table:table-cell>
          <table:table-cell office:value-type="float" office:value="206831" table:style-name="ce5">
            <text:p>206.831</text:p>
          </table:table-cell>
          <table:table-cell office:value-type="float" office:value="1024862" table:style-name="ce5">
            <text:p>1.024.862</text:p>
          </table:table-cell>
          <table:table-cell office:value-type="float" office:value="775284" table:style-name="ce5">
            <text:p>775.28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86732" table:style-name="ce5">
            <text:p>786.732</text:p>
          </table:table-cell>
          <table:table-cell office:value-type="float" office:value="100360" table:style-name="ce5">
            <text:p>100.360</text:p>
          </table:table-cell>
          <table:table-cell office:value-type="float" office:value="994631" table:style-name="ce5">
            <text:p>994.631</text:p>
          </table:table-cell>
          <table:table-cell office:value-type="float" office:value="703712" table:style-name="ce5">
            <text:p>703.7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02982" table:style-name="ce5">
            <text:p>502.982</text:p>
          </table:table-cell>
          <table:table-cell office:value-type="float" office:value="60522" table:style-name="ce5">
            <text:p>60.522</text:p>
          </table:table-cell>
          <table:table-cell office:value-type="float" office:value="481561" table:style-name="ce5">
            <text:p>481.561</text:p>
          </table:table-cell>
          <table:table-cell office:value-type="float" office:value="393603" table:style-name="ce5">
            <text:p>393.60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60172" table:style-name="ce5">
            <text:p>360.172</text:p>
          </table:table-cell>
          <table:table-cell office:value-type="float" office:value="50156" table:style-name="ce5">
            <text:p>50.156</text:p>
          </table:table-cell>
          <table:table-cell office:value-type="float" office:value="280500" table:style-name="ce5">
            <text:p>280.500</text:p>
          </table:table-cell>
          <table:table-cell office:value-type="float" office:value="211437" table:style-name="ce5">
            <text:p>211.4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3265" table:style-name="ce5">
            <text:p>303.265</text:p>
          </table:table-cell>
          <table:table-cell office:value-type="float" office:value="66748" table:style-name="ce5">
            <text:p>66.748</text:p>
          </table:table-cell>
          <table:table-cell office:value-type="float" office:value="326094" table:style-name="ce5">
            <text:p>326.094</text:p>
          </table:table-cell>
          <table:table-cell office:value-type="float" office:value="245050" table:style-name="ce5">
            <text:p>245.0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539222" table:style-name="ce5">
            <text:p>539.222</text:p>
          </table:table-cell>
          <table:table-cell office:value-type="float" office:value="134905" table:style-name="ce5">
            <text:p>134.905</text:p>
          </table:table-cell>
          <table:table-cell office:value-type="float" office:value="1070979" table:style-name="ce5">
            <text:p>1.070.979</text:p>
          </table:table-cell>
          <table:table-cell office:value-type="float" office:value="952970" table:style-name="ce5">
            <text:p>952.97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98493" table:style-name="ce5">
            <text:p>898.493</text:p>
          </table:table-cell>
          <table:table-cell office:value-type="float" office:value="195980" table:style-name="ce5">
            <text:p>195.980</text:p>
          </table:table-cell>
          <table:table-cell office:value-type="float" office:value="990923" table:style-name="ce5">
            <text:p>990.923</text:p>
          </table:table-cell>
          <table:table-cell office:value-type="float" office:value="452614" table:style-name="ce5">
            <text:p>452.6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863129" table:style-name="ce5">
            <text:p>863.129</text:p>
          </table:table-cell>
          <table:table-cell office:value-type="float" office:value="62928" table:style-name="ce5">
            <text:p>62.928</text:p>
          </table:table-cell>
          <table:table-cell office:value-type="float" office:value="860797" table:style-name="ce5">
            <text:p>860.797</text:p>
          </table:table-cell>
          <table:table-cell office:value-type="float" office:value="270984" table:style-name="ce5">
            <text:p>270.98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08430" table:style-name="ce5">
            <text:p>808.430</text:p>
          </table:table-cell>
          <table:table-cell office:value-type="float" office:value="4510" table:style-name="ce5">
            <text:p>4.510</text:p>
          </table:table-cell>
          <table:table-cell office:value-type="float" office:value="528788" table:style-name="ce5">
            <text:p>528.788</text:p>
          </table:table-cell>
          <table:table-cell office:value-type="float" office:value="82403" table:style-name="ce5">
            <text:p>82.40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51024" table:style-name="ce5">
            <text:p>551.024</text:p>
          </table:table-cell>
          <table:table-cell office:value-type="float" office:value="22897" table:style-name="ce5">
            <text:p>22.897</text:p>
          </table:table-cell>
          <table:table-cell office:value-type="float" office:value="120318" table:style-name="ce5">
            <text:p>120.318</text:p>
          </table:table-cell>
          <table:table-cell office:value-type="float" office:value="18452" table:style-name="ce5">
            <text:p>18.4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09785" table:style-name="ce5">
            <text:p>509.785</text:p>
          </table:table-cell>
          <table:table-cell office:value-type="float" office:value="2246" table:style-name="ce5">
            <text:p>2.246</text:p>
          </table:table-cell>
          <table:table-cell office:value-type="float" office:value="64185" table:style-name="ce5">
            <text:p>64.185</text:p>
          </table:table-cell>
          <table:table-cell office:value-type="float" office:value="3671" table:style-name="ce5">
            <text:p>3.6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7141" table:style-name="ce5">
            <text:p>67.141</text:p>
          </table:table-cell>
          <table:table-cell office:value-type="float" office:value="17833" table:style-name="ce5">
            <text:p>17.833</text:p>
          </table:table-cell>
          <table:table-cell office:value-type="float" office:value="225440" table:style-name="ce5">
            <text:p>225.440</text:p>
          </table:table-cell>
          <table:table-cell office:value-type="float" office:value="118998" table:style-name="ce5">
            <text:p>118.9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62142" table:style-name="ce5">
            <text:p>362.142</text:p>
          </table:table-cell>
          <table:table-cell office:value-type="float" office:value="20545" table:style-name="ce5">
            <text:p>20.545</text:p>
          </table:table-cell>
          <table:table-cell office:value-type="float" office:value="289947" table:style-name="ce5">
            <text:p>289.947</text:p>
          </table:table-cell>
          <table:table-cell office:value-type="float" office:value="244091" table:style-name="ce5">
            <text:p>244.0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64176" table:style-name="ce5">
            <text:p>364.176</text:p>
          </table:table-cell>
          <table:table-cell office:value-type="float" office:value="7673" table:style-name="ce5">
            <text:p>7.673</text:p>
          </table:table-cell>
          <table:table-cell office:value-type="float" office:value="283116" table:style-name="ce5">
            <text:p>283.116</text:p>
          </table:table-cell>
          <table:table-cell office:value-type="float" office:value="161644" table:style-name="ce5">
            <text:p>161.64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681786" table:style-name="ce5">
            <text:p>681.786</text:p>
          </table:table-cell>
          <table:table-cell office:value-type="float" office:value="0" table:style-name="ce5">
            <text:p>0</text:p>
          </table:table-cell>
          <table:table-cell office:value-type="float" office:value="16476" table:style-name="ce5">
            <text:p>16.47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46923" table:style-name="ce5">
            <text:p>946.923</text:p>
          </table:table-cell>
          <table:table-cell office:value-type="float" office:value="10769" table:style-name="ce5">
            <text:p>10.769</text:p>
          </table:table-cell>
          <table:table-cell office:value-type="float" office:value="888380" table:style-name="ce5">
            <text:p>888.380</text:p>
          </table:table-cell>
          <table:table-cell office:value-type="float" office:value="157480" table:style-name="ce5">
            <text:p>157.4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16320" table:style-name="ce5">
            <text:p>1.016.320</text:p>
          </table:table-cell>
          <table:table-cell office:value-type="float" office:value="205862" table:style-name="ce5">
            <text:p>205.862</text:p>
          </table:table-cell>
          <table:table-cell office:value-type="float" office:value="1139332" table:style-name="ce5">
            <text:p>1.139.332</text:p>
          </table:table-cell>
          <table:table-cell office:value-type="float" office:value="556648" table:style-name="ce5">
            <text:p>556.6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90681" table:style-name="ce5">
            <text:p>390.681</text:p>
          </table:table-cell>
          <table:table-cell office:value-type="float" office:value="119226" table:style-name="ce5">
            <text:p>119.226</text:p>
          </table:table-cell>
          <table:table-cell office:value-type="float" office:value="1162517" table:style-name="ce5">
            <text:p>1.162.517</text:p>
          </table:table-cell>
          <table:table-cell office:value-type="float" office:value="864466" table:style-name="ce5">
            <text:p>864.46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 por lo menos una de las preguntas que generaron este entrecruzamiento fueron incluidos en la categoría 'Ni computadora ni Internet'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ión móvil por módem o chip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ancha fija</text:p>
          </table:table-cell>
          <table:table-cell office:value-type="string" table:style-name="ce2">
            <text:p>Conexión por cable de TV o fibra óptic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97188" table:style-name="ce5">
            <text:p>197.188</text:p>
          </table:table-cell>
          <table:table-cell office:value-type="float" office:value="1212288" table:style-name="ce5">
            <text:p>1.212.288</text:p>
          </table:table-cell>
          <table:table-cell office:value-type="float" office:value="1365964" table:style-name="ce5">
            <text:p>1.365.964</text:p>
          </table:table-cell>
          <table:table-cell office:value-type="float" office:value="581346" table:style-name="ce5">
            <text:p>581.346</text:p>
          </table:table-cell>
          <table:table-cell office:value-type="float" office:value="493550" table:style-name="ce5">
            <text:p>493.550</text:p>
          </table:table-cell>
          <table:table-cell office:value-type="float" office:value="589470" table:style-name="ce5">
            <text:p>589.470</text:p>
          </table:table-cell>
          <table:table-cell office:value-type="float" office:value="1023125" table:style-name="ce5">
            <text:p>1.023.125</text:p>
          </table:table-cell>
          <table:table-cell office:value-type="float" office:value="757082" table:style-name="ce5">
            <text:p>757.08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4561" table:style-name="ce5">
            <text:p>174.561</text:p>
          </table:table-cell>
          <table:table-cell office:value-type="float" office:value="1071413" table:style-name="ce5">
            <text:p>1.071.413</text:p>
          </table:table-cell>
          <table:table-cell office:value-type="float" office:value="1253640" table:style-name="ce5">
            <text:p>1.253.640</text:p>
          </table:table-cell>
          <table:table-cell office:value-type="float" office:value="551501" table:style-name="ce5">
            <text:p>551.501</text:p>
          </table:table-cell>
          <table:table-cell office:value-type="float" office:value="368031" table:style-name="ce5">
            <text:p>368.031</text:p>
          </table:table-cell>
          <table:table-cell office:value-type="float" office:value="365794" table:style-name="ce5">
            <text:p>365.794</text:p>
          </table:table-cell>
          <table:table-cell office:value-type="float" office:value="907412" table:style-name="ce5">
            <text:p>907.412</text:p>
          </table:table-cell>
          <table:table-cell office:value-type="float" office:value="683483" table:style-name="ce5">
            <text:p>683.48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7894" table:style-name="ce5">
            <text:p>77.894</text:p>
          </table:table-cell>
          <table:table-cell office:value-type="float" office:value="653410" table:style-name="ce5">
            <text:p>653.410</text:p>
          </table:table-cell>
          <table:table-cell office:value-type="float" office:value="706309" table:style-name="ce5">
            <text:p>706.309</text:p>
          </table:table-cell>
          <table:table-cell office:value-type="float" office:value="80102" table:style-name="ce5">
            <text:p>80.102</text:p>
          </table:table-cell>
          <table:table-cell office:value-type="float" office:value="283331" table:style-name="ce5">
            <text:p>283.331</text:p>
          </table:table-cell>
          <table:table-cell office:value-type="float" office:value="516245" table:style-name="ce5">
            <text:p>516.245</text:p>
          </table:table-cell>
          <table:table-cell office:value-type="float" office:value="397504" table:style-name="ce5">
            <text:p>397.504</text:p>
          </table:table-cell>
          <table:table-cell office:value-type="float" office:value="251602" table:style-name="ce5">
            <text:p>251.60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52274" table:style-name="ce5">
            <text:p>152.274</text:p>
          </table:table-cell>
          <table:table-cell office:value-type="float" office:value="879624" table:style-name="ce5">
            <text:p>879.624</text:p>
          </table:table-cell>
          <table:table-cell office:value-type="float" office:value="964605" table:style-name="ce5">
            <text:p>964.605</text:p>
          </table:table-cell>
          <table:table-cell office:value-type="float" office:value="428774" table:style-name="ce5">
            <text:p>428.774</text:p>
          </table:table-cell>
          <table:table-cell office:value-type="float" office:value="320802" table:style-name="ce5">
            <text:p>320.802</text:p>
          </table:table-cell>
          <table:table-cell office:value-type="float" office:value="306874" table:style-name="ce5">
            <text:p>306.874</text:p>
          </table:table-cell>
          <table:table-cell office:value-type="float" office:value="789366" table:style-name="ce5">
            <text:p>789.366</text:p>
          </table:table-cell>
          <table:table-cell office:value-type="float" office:value="598442" table:style-name="ce5">
            <text:p>598.44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6657" table:style-name="ce5">
            <text:p>86.657</text:p>
          </table:table-cell>
          <table:table-cell office:value-type="float" office:value="789559" table:style-name="ce5">
            <text:p>789.559</text:p>
          </table:table-cell>
          <table:table-cell office:value-type="float" office:value="931128" table:style-name="ce5">
            <text:p>931.128</text:p>
          </table:table-cell>
          <table:table-cell office:value-type="float" office:value="187672" table:style-name="ce5">
            <text:p>187.672</text:p>
          </table:table-cell>
          <table:table-cell office:value-type="float" office:value="250872" table:style-name="ce5">
            <text:p>250.872</text:p>
          </table:table-cell>
          <table:table-cell office:value-type="float" office:value="544346" table:style-name="ce5">
            <text:p>544.346</text:p>
          </table:table-cell>
          <table:table-cell office:value-type="float" office:value="575338" table:style-name="ce5">
            <text:p>575.338</text:p>
          </table:table-cell>
          <table:table-cell office:value-type="float" office:value="355764" table:style-name="ce5">
            <text:p>355.76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3308" table:style-name="ce5">
            <text:p>63.308</text:p>
          </table:table-cell>
          <table:table-cell office:value-type="float" office:value="440557" table:style-name="ce5">
            <text:p>440.557</text:p>
          </table:table-cell>
          <table:table-cell office:value-type="float" office:value="551166" table:style-name="ce5">
            <text:p>551.166</text:p>
          </table:table-cell>
          <table:table-cell office:value-type="float" office:value="238241" table:style-name="ce5">
            <text:p>238.241</text:p>
          </table:table-cell>
          <table:table-cell office:value-type="float" office:value="164241" table:style-name="ce5">
            <text:p>164.241</text:p>
          </table:table-cell>
          <table:table-cell office:value-type="float" office:value="105434" table:style-name="ce5">
            <text:p>105.434</text:p>
          </table:table-cell>
          <table:table-cell office:value-type="float" office:value="295044" table:style-name="ce5">
            <text:p>295.044</text:p>
          </table:table-cell>
          <table:table-cell office:value-type="float" office:value="168336" table:style-name="ce5">
            <text:p>168.33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7717" table:style-name="ce5">
            <text:p>47.717</text:p>
          </table:table-cell>
          <table:table-cell office:value-type="float" office:value="262195" table:style-name="ce5">
            <text:p>262.195</text:p>
          </table:table-cell>
          <table:table-cell office:value-type="float" office:value="297561" table:style-name="ce5">
            <text:p>297.561</text:p>
          </table:table-cell>
          <table:table-cell office:value-type="float" office:value="107832" table:style-name="ce5">
            <text:p>107.832</text:p>
          </table:table-cell>
          <table:table-cell office:value-type="float" office:value="80346" table:style-name="ce5">
            <text:p>80.346</text:p>
          </table:table-cell>
          <table:table-cell office:value-type="float" office:value="118083" table:style-name="ce5">
            <text:p>118.083</text:p>
          </table:table-cell>
          <table:table-cell office:value-type="float" office:value="192952" table:style-name="ce5">
            <text:p>192.952</text:p>
          </table:table-cell>
          <table:table-cell office:value-type="float" office:value="90446" table:style-name="ce5">
            <text:p>90.44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848" table:style-name="ce5">
            <text:p>33.848</text:p>
          </table:table-cell>
          <table:table-cell office:value-type="float" office:value="238765" table:style-name="ce5">
            <text:p>238.765</text:p>
          </table:table-cell>
          <table:table-cell office:value-type="float" office:value="280867" table:style-name="ce5">
            <text:p>280.867</text:p>
          </table:table-cell>
          <table:table-cell office:value-type="float" office:value="91170" table:style-name="ce5">
            <text:p>91.170</text:p>
          </table:table-cell>
          <table:table-cell office:value-type="float" office:value="115144" table:style-name="ce5">
            <text:p>115.144</text:p>
          </table:table-cell>
          <table:table-cell office:value-type="float" office:value="113189" table:style-name="ce5">
            <text:p>113.189</text:p>
          </table:table-cell>
          <table:table-cell office:value-type="float" office:value="240677" table:style-name="ce5">
            <text:p>240.677</text:p>
          </table:table-cell>
          <table:table-cell office:value-type="float" office:value="140260" table:style-name="ce5">
            <text:p>140.26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13668" table:style-name="ce5">
            <text:p>113.668</text:p>
          </table:table-cell>
          <table:table-cell office:value-type="float" office:value="876018" table:style-name="ce5">
            <text:p>876.018</text:p>
          </table:table-cell>
          <table:table-cell office:value-type="float" office:value="806277" table:style-name="ce5">
            <text:p>806.277</text:p>
          </table:table-cell>
          <table:table-cell office:value-type="float" office:value="215954" table:style-name="ce5">
            <text:p>215.954</text:p>
          </table:table-cell>
          <table:table-cell office:value-type="float" office:value="278084" table:style-name="ce5">
            <text:p>278.084</text:p>
          </table:table-cell>
          <table:table-cell office:value-type="float" office:value="563195" table:style-name="ce5">
            <text:p>563.195</text:p>
          </table:table-cell>
          <table:table-cell office:value-type="float" office:value="785225" table:style-name="ce5">
            <text:p>785.225</text:p>
          </table:table-cell>
          <table:table-cell office:value-type="float" office:value="338121" table:style-name="ce5">
            <text:p>338.12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96738" table:style-name="ce5">
            <text:p>96.738</text:p>
          </table:table-cell>
          <table:table-cell office:value-type="float" office:value="1154095" table:style-name="ce5">
            <text:p>1.154.095</text:p>
          </table:table-cell>
          <table:table-cell office:value-type="float" office:value="1046091" table:style-name="ce5">
            <text:p>1.046.091</text:p>
          </table:table-cell>
          <table:table-cell office:value-type="float" office:value="251702" table:style-name="ce5">
            <text:p>251.702</text:p>
          </table:table-cell>
          <table:table-cell office:value-type="float" office:value="298701" table:style-name="ce5">
            <text:p>298.701</text:p>
          </table:table-cell>
          <table:table-cell office:value-type="float" office:value="198831" table:style-name="ce5">
            <text:p>198.831</text:p>
          </table:table-cell>
          <table:table-cell office:value-type="float" office:value="678254" table:style-name="ce5">
            <text:p>678.254</text:p>
          </table:table-cell>
          <table:table-cell office:value-type="float" office:value="453020" table:style-name="ce5">
            <text:p>453.02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57380" table:style-name="ce5">
            <text:p>57.380</text:p>
          </table:table-cell>
          <table:table-cell office:value-type="float" office:value="1021090" table:style-name="ce5">
            <text:p>1.021.090</text:p>
          </table:table-cell>
          <table:table-cell office:value-type="float" office:value="825722" table:style-name="ce5">
            <text:p>825.722</text:p>
          </table:table-cell>
          <table:table-cell office:value-type="float" office:value="388490" table:style-name="ce5">
            <text:p>388.490</text:p>
          </table:table-cell>
          <table:table-cell office:value-type="float" office:value="143388" table:style-name="ce5">
            <text:p>143.388</text:p>
          </table:table-cell>
          <table:table-cell office:value-type="float" office:value="207191" table:style-name="ce5">
            <text:p>207.191</text:p>
          </table:table-cell>
          <table:table-cell office:value-type="float" office:value="438332" table:style-name="ce5">
            <text:p>438.332</text:p>
          </table:table-cell>
          <table:table-cell office:value-type="float" office:value="418971" table:style-name="ce5">
            <text:p>418.97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311" table:style-name="ce5">
            <text:p>8.311</text:p>
          </table:table-cell>
          <table:table-cell office:value-type="float" office:value="869785" table:style-name="ce5">
            <text:p>869.785</text:p>
          </table:table-cell>
          <table:table-cell office:value-type="float" office:value="881643" table:style-name="ce5">
            <text:p>881.643</text:p>
          </table:table-cell>
          <table:table-cell office:value-type="float" office:value="117333" table:style-name="ce5">
            <text:p>117.333</text:p>
          </table:table-cell>
          <table:table-cell office:value-type="float" office:value="81686" table:style-name="ce5">
            <text:p>81.686</text:p>
          </table:table-cell>
          <table:table-cell office:value-type="float" office:value="126886" table:style-name="ce5">
            <text:p>126.886</text:p>
          </table:table-cell>
          <table:table-cell office:value-type="float" office:value="329276" table:style-name="ce5">
            <text:p>329.276</text:p>
          </table:table-cell>
          <table:table-cell office:value-type="float" office:value="139269" table:style-name="ce5">
            <text:p>139.26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8677" table:style-name="ce5">
            <text:p>18.677</text:p>
          </table:table-cell>
          <table:table-cell office:value-type="float" office:value="541475" table:style-name="ce5">
            <text:p>541.475</text:p>
          </table:table-cell>
          <table:table-cell office:value-type="float" office:value="553678" table:style-name="ce5">
            <text:p>553.678</text:p>
          </table:table-cell>
          <table:table-cell office:value-type="float" office:value="97425" table:style-name="ce5">
            <text:p>97.425</text:p>
          </table:table-cell>
          <table:table-cell office:value-type="float" office:value="57809" table:style-name="ce5">
            <text:p>57.809</text:p>
          </table:table-cell>
          <table:table-cell office:value-type="float" office:value="45526" table:style-name="ce5">
            <text:p>45.526</text:p>
          </table:table-cell>
          <table:table-cell office:value-type="float" office:value="160716" table:style-name="ce5">
            <text:p>160.716</text:p>
          </table:table-cell>
          <table:table-cell office:value-type="float" office:value="85796" table:style-name="ce5">
            <text:p>85.79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452836" table:style-name="ce5">
            <text:p>452.836</text:p>
          </table:table-cell>
          <table:table-cell office:value-type="float" office:value="447860" table:style-name="ce5">
            <text:p>447.860</text:p>
          </table:table-cell>
          <table:table-cell office:value-type="float" office:value="83934" table:style-name="ce5">
            <text:p>83.934</text:p>
          </table:table-cell>
          <table:table-cell office:value-type="float" office:value="15656" table:style-name="ce5">
            <text:p>15.656</text:p>
          </table:table-cell>
          <table:table-cell office:value-type="float" office:value="50563" table:style-name="ce5">
            <text:p>50.563</text:p>
          </table:table-cell>
          <table:table-cell office:value-type="float" office:value="188372" table:style-name="ce5">
            <text:p>188.372</text:p>
          </table:table-cell>
          <table:table-cell office:value-type="float" office:value="50223" table:style-name="ce5">
            <text:p>50.22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9325" table:style-name="ce5">
            <text:p>9.325</text:p>
          </table:table-cell>
          <table:table-cell office:value-type="float" office:value="212452" table:style-name="ce5">
            <text:p>212.452</text:p>
          </table:table-cell>
          <table:table-cell office:value-type="float" office:value="204337" table:style-name="ce5">
            <text:p>204.337</text:p>
          </table:table-cell>
          <table:table-cell office:value-type="float" office:value="0" table:style-name="ce5">
            <text:p>0</text:p>
          </table:table-cell>
          <table:table-cell office:value-type="float" office:value="74540" table:style-name="ce5">
            <text:p>74.540</text:p>
          </table:table-cell>
          <table:table-cell office:value-type="float" office:value="38005" table:style-name="ce5">
            <text:p>38.005</text:p>
          </table:table-cell>
          <table:table-cell office:value-type="float" office:value="81715" table:style-name="ce5">
            <text:p>81.715</text:p>
          </table:table-cell>
          <table:table-cell office:value-type="float" office:value="53362" table:style-name="ce5">
            <text:p>53.36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6800" table:style-name="ce5">
            <text:p>96.800</text:p>
          </table:table-cell>
          <table:table-cell office:value-type="float" office:value="385986" table:style-name="ce5">
            <text:p>385.986</text:p>
          </table:table-cell>
          <table:table-cell office:value-type="float" office:value="392135" table:style-name="ce5">
            <text:p>392.135</text:p>
          </table:table-cell>
          <table:table-cell office:value-type="float" office:value="70600" table:style-name="ce5">
            <text:p>70.600</text:p>
          </table:table-cell>
          <table:table-cell office:value-type="float" office:value="35258" table:style-name="ce5">
            <text:p>35.258</text:p>
          </table:table-cell>
          <table:table-cell office:value-type="float" office:value="32420" table:style-name="ce5">
            <text:p>32.420</text:p>
          </table:table-cell>
          <table:table-cell office:value-type="float" office:value="157827" table:style-name="ce5">
            <text:p>157.827</text:p>
          </table:table-cell>
          <table:table-cell office:value-type="float" office:value="200271" table:style-name="ce5">
            <text:p>200.27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3705" table:style-name="ce5">
            <text:p>23.705</text:p>
          </table:table-cell>
          <table:table-cell office:value-type="float" office:value="448572" table:style-name="ce5">
            <text:p>448.572</text:p>
          </table:table-cell>
          <table:table-cell office:value-type="float" office:value="427740" table:style-name="ce5">
            <text:p>427.740</text:p>
          </table:table-cell>
          <table:table-cell office:value-type="float" office:value="91298" table:style-name="ce5">
            <text:p>91.298</text:p>
          </table:table-cell>
          <table:table-cell office:value-type="float" office:value="0" table:style-name="ce5">
            <text:p>0</text:p>
          </table:table-cell>
          <table:table-cell office:value-type="float" office:value="13620" table:style-name="ce5">
            <text:p>13.620</text:p>
          </table:table-cell>
          <table:table-cell office:value-type="float" office:value="174600" table:style-name="ce5">
            <text:p>174.600</text:p>
          </table:table-cell>
          <table:table-cell office:value-type="float" office:value="37205" table:style-name="ce5">
            <text:p>37.20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8311" table:style-name="ce5">
            <text:p>8.311</text:p>
          </table:table-cell>
          <table:table-cell office:value-type="float" office:value="663330" table:style-name="ce5">
            <text:p>663.330</text:p>
          </table:table-cell>
          <table:table-cell office:value-type="float" office:value="661908" table:style-name="ce5">
            <text:p>661.908</text:p>
          </table:table-cell>
          <table:table-cell office:value-type="float" office:value="57560" table:style-name="ce5">
            <text:p>57.560</text:p>
          </table:table-cell>
          <table:table-cell office:value-type="float" office:value="8283" table:style-name="ce5">
            <text:p>8.283</text:p>
          </table:table-cell>
          <table:table-cell office:value-type="float" office:value="35868" table:style-name="ce5">
            <text:p>35.868</text:p>
          </table:table-cell>
          <table:table-cell office:value-type="float" office:value="88295" table:style-name="ce5">
            <text:p>88.295</text:p>
          </table:table-cell>
          <table:table-cell office:value-type="float" office:value="33037" table:style-name="ce5">
            <text:p>33.03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5070" table:style-name="ce5">
            <text:p>45.070</text:p>
          </table:table-cell>
          <table:table-cell office:value-type="float" office:value="1074148" table:style-name="ce5">
            <text:p>1.074.148</text:p>
          </table:table-cell>
          <table:table-cell office:value-type="float" office:value="1056290" table:style-name="ce5">
            <text:p>1.056.290</text:p>
          </table:table-cell>
          <table:table-cell office:value-type="float" office:value="236187" table:style-name="ce5">
            <text:p>236.187</text:p>
          </table:table-cell>
          <table:table-cell office:value-type="float" office:value="171166" table:style-name="ce5">
            <text:p>171.166</text:p>
          </table:table-cell>
          <table:table-cell office:value-type="float" office:value="86229" table:style-name="ce5">
            <text:p>86.229</text:p>
          </table:table-cell>
          <table:table-cell office:value-type="float" office:value="355050" table:style-name="ce5">
            <text:p>355.050</text:p>
          </table:table-cell>
          <table:table-cell office:value-type="float" office:value="191457" table:style-name="ce5">
            <text:p>191.45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5141" table:style-name="ce5">
            <text:p>125.141</text:p>
          </table:table-cell>
          <table:table-cell office:value-type="float" office:value="1087720" table:style-name="ce5">
            <text:p>1.087.720</text:p>
          </table:table-cell>
          <table:table-cell office:value-type="float" office:value="1062120" table:style-name="ce5">
            <text:p>1.062.120</text:p>
          </table:table-cell>
          <table:table-cell office:value-type="float" office:value="475864" table:style-name="ce5">
            <text:p>475.864</text:p>
          </table:table-cell>
          <table:table-cell office:value-type="float" office:value="324670" table:style-name="ce5">
            <text:p>324.670</text:p>
          </table:table-cell>
          <table:table-cell office:value-type="float" office:value="273252" table:style-name="ce5">
            <text:p>273.252</text:p>
          </table:table-cell>
          <table:table-cell office:value-type="float" office:value="661239" table:style-name="ce5">
            <text:p>661.239</text:p>
          </table:table-cell>
          <table:table-cell office:value-type="float" office:value="536923" table:style-name="ce5">
            <text:p>536.92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0535" table:style-name="ce5">
            <text:p>130.535</text:p>
          </table:table-cell>
          <table:table-cell office:value-type="float" office:value="1012240" table:style-name="ce5">
            <text:p>1.012.240</text:p>
          </table:table-cell>
          <table:table-cell office:value-type="float" office:value="915528" table:style-name="ce5">
            <text:p>915.528</text:p>
          </table:table-cell>
          <table:table-cell office:value-type="float" office:value="123140" table:style-name="ce5">
            <text:p>123.140</text:p>
          </table:table-cell>
          <table:table-cell office:value-type="float" office:value="274453" table:style-name="ce5">
            <text:p>274.453</text:p>
          </table:table-cell>
          <table:table-cell office:value-type="float" office:value="531913" table:style-name="ce5">
            <text:p>531.913</text:p>
          </table:table-cell>
          <table:table-cell office:value-type="float" office:value="813486" table:style-name="ce5">
            <text:p>813.486</text:p>
          </table:table-cell>
          <table:table-cell office:value-type="float" office:value="425065" table:style-name="ce5">
            <text:p>425.06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68531" table:style-name="ce5">
            <text:p>768.531</text:p>
          </table:table-cell>
          <table:table-cell office:value-type="float" office:value="868507" table:style-name="ce5">
            <text:p>868.507</text:p>
          </table:table-cell>
          <table:table-cell office:value-type="float" office:value="779165" table:style-name="ce5">
            <text:p>779.165</text:p>
          </table:table-cell>
          <table:table-cell office:value-type="float" office:value="621022" table:style-name="ce5">
            <text:p>621.022</text:p>
          </table:table-cell>
          <table:table-cell office:value-type="float" office:value="1005279" table:style-name="ce5">
            <text:p>1.005.279</text:p>
          </table:table-cell>
          <table:table-cell office:value-type="float" office:value="802037" table:style-name="ce5">
            <text:p>802.037</text:p>
          </table:table-cell>
          <table:table-cell office:value-type="float" office:value="652820" table:style-name="ce5">
            <text:p>652.820</text:p>
          </table:table-cell>
          <table:table-cell office:value-type="float" office:value="828091" table:style-name="ce5">
            <text:p>828.091</text:p>
          </table:table-cell>
          <table:table-cell office:value-type="float" office:value="870439" table:style-name="ce5">
            <text:p>870.439</text:p>
          </table:table-cell>
          <table:table-cell office:value-type="float" office:value="47637" table:style-name="ce5">
            <text:p>47.63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55595" table:style-name="ce5">
            <text:p>655.595</text:p>
          </table:table-cell>
          <table:table-cell office:value-type="float" office:value="717481" table:style-name="ce5">
            <text:p>717.481</text:p>
          </table:table-cell>
          <table:table-cell office:value-type="float" office:value="757882" table:style-name="ce5">
            <text:p>757.882</text:p>
          </table:table-cell>
          <table:table-cell office:value-type="float" office:value="490378" table:style-name="ce5">
            <text:p>490.378</text:p>
          </table:table-cell>
          <table:table-cell office:value-type="float" office:value="888929" table:style-name="ce5">
            <text:p>888.929</text:p>
          </table:table-cell>
          <table:table-cell office:value-type="float" office:value="735201" table:style-name="ce5">
            <text:p>735.201</text:p>
          </table:table-cell>
          <table:table-cell office:value-type="float" office:value="505735" table:style-name="ce5">
            <text:p>505.735</text:p>
          </table:table-cell>
          <table:table-cell office:value-type="float" office:value="739519" table:style-name="ce5">
            <text:p>739.519</text:p>
          </table:table-cell>
          <table:table-cell office:value-type="float" office:value="762953" table:style-name="ce5">
            <text:p>762.953</text:p>
          </table:table-cell>
          <table:table-cell office:value-type="float" office:value="46846" table:style-name="ce5">
            <text:p>46.84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70638" table:style-name="ce5">
            <text:p>470.638</text:p>
          </table:table-cell>
          <table:table-cell office:value-type="float" office:value="423256" table:style-name="ce5">
            <text:p>423.256</text:p>
          </table:table-cell>
          <table:table-cell office:value-type="float" office:value="289032" table:style-name="ce5">
            <text:p>289.032</text:p>
          </table:table-cell>
          <table:table-cell office:value-type="float" office:value="366372" table:style-name="ce5">
            <text:p>366.372</text:p>
          </table:table-cell>
          <table:table-cell office:value-type="float" office:value="449807" table:style-name="ce5">
            <text:p>449.807</text:p>
          </table:table-cell>
          <table:table-cell office:value-type="float" office:value="345908" table:style-name="ce5">
            <text:p>345.908</text:p>
          </table:table-cell>
          <table:table-cell office:value-type="float" office:value="467329" table:style-name="ce5">
            <text:p>467.329</text:p>
          </table:table-cell>
          <table:table-cell office:value-type="float" office:value="383178" table:style-name="ce5">
            <text:p>383.178</text:p>
          </table:table-cell>
          <table:table-cell office:value-type="float" office:value="397423" table:style-name="ce5">
            <text:p>397.423</text:p>
          </table:table-cell>
          <table:table-cell office:value-type="float" office:value="6332" table:style-name="ce5">
            <text:p>6.33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630623" table:style-name="ce5">
            <text:p>630.623</text:p>
          </table:table-cell>
          <table:table-cell office:value-type="float" office:value="589493" table:style-name="ce5">
            <text:p>589.493</text:p>
          </table:table-cell>
          <table:table-cell office:value-type="float" office:value="624946" table:style-name="ce5">
            <text:p>624.946</text:p>
          </table:table-cell>
          <table:table-cell office:value-type="float" office:value="386726" table:style-name="ce5">
            <text:p>386.726</text:p>
          </table:table-cell>
          <table:table-cell office:value-type="float" office:value="699918" table:style-name="ce5">
            <text:p>699.918</text:p>
          </table:table-cell>
          <table:table-cell office:value-type="float" office:value="606269" table:style-name="ce5">
            <text:p>606.269</text:p>
          </table:table-cell>
          <table:table-cell office:value-type="float" office:value="414215" table:style-name="ce5">
            <text:p>414.215</text:p>
          </table:table-cell>
          <table:table-cell office:value-type="float" office:value="628524" table:style-name="ce5">
            <text:p>628.524</text:p>
          </table:table-cell>
          <table:table-cell office:value-type="float" office:value="591646" table:style-name="ce5">
            <text:p>591.646</text:p>
          </table:table-cell>
          <table:table-cell office:value-type="float" office:value="38954" table:style-name="ce5">
            <text:p>38.95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63443" table:style-name="ce5">
            <text:p>563.443</text:p>
          </table:table-cell>
          <table:table-cell office:value-type="float" office:value="517151" table:style-name="ce5">
            <text:p>517.151</text:p>
          </table:table-cell>
          <table:table-cell office:value-type="float" office:value="428594" table:style-name="ce5">
            <text:p>428.594</text:p>
          </table:table-cell>
          <table:table-cell office:value-type="float" office:value="471851" table:style-name="ce5">
            <text:p>471.851</text:p>
          </table:table-cell>
          <table:table-cell office:value-type="float" office:value="568592" table:style-name="ce5">
            <text:p>568.592</text:p>
          </table:table-cell>
          <table:table-cell office:value-type="float" office:value="488148" table:style-name="ce5">
            <text:p>488.148</text:p>
          </table:table-cell>
          <table:table-cell office:value-type="float" office:value="497185" table:style-name="ce5">
            <text:p>497.185</text:p>
          </table:table-cell>
          <table:table-cell office:value-type="float" office:value="442330" table:style-name="ce5">
            <text:p>442.330</text:p>
          </table:table-cell>
          <table:table-cell office:value-type="float" office:value="423280" table:style-name="ce5">
            <text:p>423.280</text:p>
          </table:table-cell>
          <table:table-cell office:value-type="float" office:value="6759" table:style-name="ce5">
            <text:p>6.75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1967" table:style-name="ce5">
            <text:p>231.967</text:p>
          </table:table-cell>
          <table:table-cell office:value-type="float" office:value="210375" table:style-name="ce5">
            <text:p>210.375</text:p>
          </table:table-cell>
          <table:table-cell office:value-type="float" office:value="300210" table:style-name="ce5">
            <text:p>300.210</text:p>
          </table:table-cell>
          <table:table-cell office:value-type="float" office:value="263126" table:style-name="ce5">
            <text:p>263.126</text:p>
          </table:table-cell>
          <table:table-cell office:value-type="float" office:value="366954" table:style-name="ce5">
            <text:p>366.954</text:p>
          </table:table-cell>
          <table:table-cell office:value-type="float" office:value="240447" table:style-name="ce5">
            <text:p>240.447</text:p>
          </table:table-cell>
          <table:table-cell office:value-type="float" office:value="239688" table:style-name="ce5">
            <text:p>239.688</text:p>
          </table:table-cell>
          <table:table-cell office:value-type="float" office:value="354520" table:style-name="ce5">
            <text:p>354.520</text:p>
          </table:table-cell>
          <table:table-cell office:value-type="float" office:value="301430" table:style-name="ce5">
            <text:p>301.4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32994" table:style-name="ce5">
            <text:p>132.994</text:p>
          </table:table-cell>
          <table:table-cell office:value-type="float" office:value="170382" table:style-name="ce5">
            <text:p>170.382</text:p>
          </table:table-cell>
          <table:table-cell office:value-type="float" office:value="118859" table:style-name="ce5">
            <text:p>118.859</text:p>
          </table:table-cell>
          <table:table-cell office:value-type="float" office:value="119396" table:style-name="ce5">
            <text:p>119.396</text:p>
          </table:table-cell>
          <table:table-cell office:value-type="float" office:value="188061" table:style-name="ce5">
            <text:p>188.061</text:p>
          </table:table-cell>
          <table:table-cell office:value-type="float" office:value="114060" table:style-name="ce5">
            <text:p>114.060</text:p>
          </table:table-cell>
          <table:table-cell office:value-type="float" office:value="149795" table:style-name="ce5">
            <text:p>149.795</text:p>
          </table:table-cell>
          <table:table-cell office:value-type="float" office:value="171196" table:style-name="ce5">
            <text:p>171.196</text:p>
          </table:table-cell>
          <table:table-cell office:value-type="float" office:value="170854" table:style-name="ce5">
            <text:p>170.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4831" table:style-name="ce5">
            <text:p>104.831</text:p>
          </table:table-cell>
          <table:table-cell office:value-type="float" office:value="227369" table:style-name="ce5">
            <text:p>227.369</text:p>
          </table:table-cell>
          <table:table-cell office:value-type="float" office:value="223195" table:style-name="ce5">
            <text:p>223.195</text:p>
          </table:table-cell>
          <table:table-cell office:value-type="float" office:value="140607" table:style-name="ce5">
            <text:p>140.607</text:p>
          </table:table-cell>
          <table:table-cell office:value-type="float" office:value="223436" table:style-name="ce5">
            <text:p>223.436</text:p>
          </table:table-cell>
          <table:table-cell office:value-type="float" office:value="224766" table:style-name="ce5">
            <text:p>224.766</text:p>
          </table:table-cell>
          <table:table-cell office:value-type="float" office:value="139050" table:style-name="ce5">
            <text:p>139.050</text:p>
          </table:table-cell>
          <table:table-cell office:value-type="float" office:value="186920" table:style-name="ce5">
            <text:p>186.920</text:p>
          </table:table-cell>
          <table:table-cell office:value-type="float" office:value="206004" table:style-name="ce5">
            <text:p>206.004</text:p>
          </table:table-cell>
          <table:table-cell office:value-type="float" office:value="25339" table:style-name="ce5">
            <text:p>25.33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91113" table:style-name="ce5">
            <text:p>691.113</text:p>
          </table:table-cell>
          <table:table-cell office:value-type="float" office:value="757370" table:style-name="ce5">
            <text:p>757.370</text:p>
          </table:table-cell>
          <table:table-cell office:value-type="float" office:value="689810" table:style-name="ce5">
            <text:p>689.810</text:p>
          </table:table-cell>
          <table:table-cell office:value-type="float" office:value="508204" table:style-name="ce5">
            <text:p>508.204</text:p>
          </table:table-cell>
          <table:table-cell office:value-type="float" office:value="900827" table:style-name="ce5">
            <text:p>900.827</text:p>
          </table:table-cell>
          <table:table-cell office:value-type="float" office:value="682636" table:style-name="ce5">
            <text:p>682.636</text:p>
          </table:table-cell>
          <table:table-cell office:value-type="float" office:value="503902" table:style-name="ce5">
            <text:p>503.902</text:p>
          </table:table-cell>
          <table:table-cell office:value-type="float" office:value="647374" table:style-name="ce5">
            <text:p>647.374</text:p>
          </table:table-cell>
          <table:table-cell office:value-type="float" office:value="668325" table:style-name="ce5">
            <text:p>668.325</text:p>
          </table:table-cell>
          <table:table-cell office:value-type="float" office:value="46846" table:style-name="ce5">
            <text:p>46.84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63997" table:style-name="ce5">
            <text:p>263.997</text:p>
          </table:table-cell>
          <table:table-cell office:value-type="float" office:value="351060" table:style-name="ce5">
            <text:p>351.060</text:p>
          </table:table-cell>
          <table:table-cell office:value-type="float" office:value="373362" table:style-name="ce5">
            <text:p>373.362</text:p>
          </table:table-cell>
          <table:table-cell office:value-type="float" office:value="306594" table:style-name="ce5">
            <text:p>306.594</text:p>
          </table:table-cell>
          <table:table-cell office:value-type="float" office:value="350750" table:style-name="ce5">
            <text:p>350.750</text:p>
          </table:table-cell>
          <table:table-cell office:value-type="float" office:value="437602" table:style-name="ce5">
            <text:p>437.602</text:p>
          </table:table-cell>
          <table:table-cell office:value-type="float" office:value="274472" table:style-name="ce5">
            <text:p>274.472</text:p>
          </table:table-cell>
          <table:table-cell office:value-type="float" office:value="348637" table:style-name="ce5">
            <text:p>348.637</text:p>
          </table:table-cell>
          <table:table-cell office:value-type="float" office:value="333203" table:style-name="ce5">
            <text:p>333.203</text:p>
          </table:table-cell>
          <table:table-cell office:value-type="float" office:value="6332" table:style-name="ce5">
            <text:p>6.33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11093" table:style-name="ce5">
            <text:p>211.093</text:p>
          </table:table-cell>
          <table:table-cell office:value-type="float" office:value="168722" table:style-name="ce5">
            <text:p>168.722</text:p>
          </table:table-cell>
          <table:table-cell office:value-type="float" office:value="195772" table:style-name="ce5">
            <text:p>195.772</text:p>
          </table:table-cell>
          <table:table-cell office:value-type="float" office:value="152658" table:style-name="ce5">
            <text:p>152.658</text:p>
          </table:table-cell>
          <table:table-cell office:value-type="float" office:value="158618" table:style-name="ce5">
            <text:p>158.618</text:p>
          </table:table-cell>
          <table:table-cell office:value-type="float" office:value="162553" table:style-name="ce5">
            <text:p>162.553</text:p>
          </table:table-cell>
          <table:table-cell office:value-type="float" office:value="153410" table:style-name="ce5">
            <text:p>153.410</text:p>
          </table:table-cell>
          <table:table-cell office:value-type="float" office:value="136443" table:style-name="ce5">
            <text:p>136.443</text:p>
          </table:table-cell>
          <table:table-cell office:value-type="float" office:value="189990" table:style-name="ce5">
            <text:p>189.9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8363" table:style-name="ce5">
            <text:p>28.363</text:p>
          </table:table-cell>
          <table:table-cell office:value-type="float" office:value="19104" table:style-name="ce5">
            <text:p>19.104</text:p>
          </table:table-cell>
          <table:table-cell office:value-type="float" office:value="73948" table:style-name="ce5">
            <text:p>73.948</text:p>
          </table:table-cell>
          <table:table-cell office:value-type="float" office:value="80917" table:style-name="ce5">
            <text:p>80.917</text:p>
          </table:table-cell>
          <table:table-cell office:value-type="float" office:value="74404" table:style-name="ce5">
            <text:p>74.404</text:p>
          </table:table-cell>
          <table:table-cell office:value-type="float" office:value="69575" table:style-name="ce5">
            <text:p>69.575</text:p>
          </table:table-cell>
          <table:table-cell office:value-type="float" office:value="14231" table:style-name="ce5">
            <text:p>14.231</text:p>
          </table:table-cell>
          <table:table-cell office:value-type="float" office:value="74130" table:style-name="ce5">
            <text:p>74.130</text:p>
          </table:table-cell>
          <table:table-cell office:value-type="float" office:value="28706" table:style-name="ce5">
            <text:p>28.7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365" table:style-name="ce5">
            <text:p>1.365</text:p>
          </table:table-cell>
          <table:table-cell office:value-type="float" office:value="14487" table:style-name="ce5">
            <text:p>14.487</text:p>
          </table:table-cell>
          <table:table-cell office:value-type="float" office:value="29799" table:style-name="ce5">
            <text:p>29.799</text:p>
          </table:table-cell>
          <table:table-cell office:value-type="float" office:value="1365" table:style-name="ce5">
            <text:p>1.365</text:p>
          </table:table-cell>
          <table:table-cell office:value-type="float" office:value="13764" table:style-name="ce5">
            <text:p>13.764</text:p>
          </table:table-cell>
          <table:table-cell office:value-type="float" office:value="14487" table:style-name="ce5">
            <text:p>14.487</text:p>
          </table:table-cell>
          <table:table-cell office:value-type="float" office:value="13764" table:style-name="ce5">
            <text:p>13.764</text:p>
          </table:table-cell>
          <table:table-cell office:value-type="float" office:value="1365" table:style-name="ce5">
            <text:p>1.365</text:p>
          </table:table-cell>
          <table:table-cell office:value-type="float" office:value="1365" table:style-name="ce5">
            <text:p>1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3671" table:style-name="ce5">
            <text:p>3.671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64" table:style-name="ce5">
            <text:p>4.464</text:p>
          </table:table-cell>
          <table:table-cell office:value-type="float" office:value="4464" table:style-name="ce5">
            <text:p>4.4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4677" table:style-name="ce5">
            <text:p>74.677</text:p>
          </table:table-cell>
          <table:table-cell office:value-type="float" office:value="65404" table:style-name="ce5">
            <text:p>65.404</text:p>
          </table:table-cell>
          <table:table-cell office:value-type="float" office:value="52917" table:style-name="ce5">
            <text:p>52.917</text:p>
          </table:table-cell>
          <table:table-cell office:value-type="float" office:value="94658" table:style-name="ce5">
            <text:p>94.658</text:p>
          </table:table-cell>
          <table:table-cell office:value-type="float" office:value="88269" table:style-name="ce5">
            <text:p>88.269</text:p>
          </table:table-cell>
          <table:table-cell office:value-type="float" office:value="71969" table:style-name="ce5">
            <text:p>71.969</text:p>
          </table:table-cell>
          <table:table-cell office:value-type="float" office:value="80192" table:style-name="ce5">
            <text:p>80.192</text:p>
          </table:table-cell>
          <table:table-cell office:value-type="float" office:value="94645" table:style-name="ce5">
            <text:p>94.645</text:p>
          </table:table-cell>
          <table:table-cell office:value-type="float" office:value="75567" table:style-name="ce5">
            <text:p>75.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92891" table:style-name="ce5">
            <text:p>192.891</text:p>
          </table:table-cell>
          <table:table-cell office:value-type="float" office:value="148068" table:style-name="ce5">
            <text:p>148.068</text:p>
          </table:table-cell>
          <table:table-cell office:value-type="float" office:value="126426" table:style-name="ce5">
            <text:p>126.426</text:p>
          </table:table-cell>
          <table:table-cell office:value-type="float" office:value="158651" table:style-name="ce5">
            <text:p>158.651</text:p>
          </table:table-cell>
          <table:table-cell office:value-type="float" office:value="228636" table:style-name="ce5">
            <text:p>228.636</text:p>
          </table:table-cell>
          <table:table-cell office:value-type="float" office:value="166720" table:style-name="ce5">
            <text:p>166.720</text:p>
          </table:table-cell>
          <table:table-cell office:value-type="float" office:value="149926" table:style-name="ce5">
            <text:p>149.926</text:p>
          </table:table-cell>
          <table:table-cell office:value-type="float" office:value="157991" table:style-name="ce5">
            <text:p>157.991</text:p>
          </table:table-cell>
          <table:table-cell office:value-type="float" office:value="156352" table:style-name="ce5">
            <text:p>156.3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109451" table:style-name="ce5">
            <text:p>109.451</text:p>
          </table:table-cell>
          <table:table-cell office:value-type="float" office:value="146876" table:style-name="ce5">
            <text:p>146.876</text:p>
          </table:table-cell>
          <table:table-cell office:value-type="float" office:value="71642" table:style-name="ce5">
            <text:p>71.642</text:p>
          </table:table-cell>
          <table:table-cell office:value-type="float" office:value="130311" table:style-name="ce5">
            <text:p>130.311</text:p>
          </table:table-cell>
          <table:table-cell office:value-type="float" office:value="121529" table:style-name="ce5">
            <text:p>121.529</text:p>
          </table:table-cell>
          <table:table-cell office:value-type="float" office:value="120470" table:style-name="ce5">
            <text:p>120.470</text:p>
          </table:table-cell>
          <table:table-cell office:value-type="float" office:value="133787" table:style-name="ce5">
            <text:p>133.787</text:p>
          </table:table-cell>
          <table:table-cell office:value-type="float" office:value="129010" table:style-name="ce5">
            <text:p>129.0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9074" table:style-name="ce5">
            <text:p>149.074</text:p>
          </table:table-cell>
          <table:table-cell office:value-type="float" office:value="104211" table:style-name="ce5">
            <text:p>104.211</text:p>
          </table:table-cell>
          <table:table-cell office:value-type="float" office:value="145801" table:style-name="ce5">
            <text:p>145.801</text:p>
          </table:table-cell>
          <table:table-cell office:value-type="float" office:value="136239" table:style-name="ce5">
            <text:p>136.239</text:p>
          </table:table-cell>
          <table:table-cell office:value-type="float" office:value="159022" table:style-name="ce5">
            <text:p>159.022</text:p>
          </table:table-cell>
          <table:table-cell office:value-type="float" office:value="101905" table:style-name="ce5">
            <text:p>101.905</text:p>
          </table:table-cell>
          <table:table-cell office:value-type="float" office:value="40212" table:style-name="ce5">
            <text:p>40.212</text:p>
          </table:table-cell>
          <table:table-cell office:value-type="float" office:value="109595" table:style-name="ce5">
            <text:p>109.595</text:p>
          </table:table-cell>
          <table:table-cell office:value-type="float" office:value="110958" table:style-name="ce5">
            <text:p>110.9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91029" table:style-name="ce5">
            <text:p>291.029</text:p>
          </table:table-cell>
          <table:table-cell office:value-type="float" office:value="369900" table:style-name="ce5">
            <text:p>369.900</text:p>
          </table:table-cell>
          <table:table-cell office:value-type="float" office:value="400248" table:style-name="ce5">
            <text:p>400.248</text:p>
          </table:table-cell>
          <table:table-cell office:value-type="float" office:value="348499" table:style-name="ce5">
            <text:p>348.499</text:p>
          </table:table-cell>
          <table:table-cell office:value-type="float" office:value="415205" table:style-name="ce5">
            <text:p>415.205</text:p>
          </table:table-cell>
          <table:table-cell office:value-type="float" office:value="394161" table:style-name="ce5">
            <text:p>394.161</text:p>
          </table:table-cell>
          <table:table-cell office:value-type="float" office:value="296063" table:style-name="ce5">
            <text:p>296.063</text:p>
          </table:table-cell>
          <table:table-cell office:value-type="float" office:value="443500" table:style-name="ce5">
            <text:p>443.500</text:p>
          </table:table-cell>
          <table:table-cell office:value-type="float" office:value="425458" table:style-name="ce5">
            <text:p>425.458</text:p>
          </table:table-cell>
          <table:table-cell office:value-type="float" office:value="47266" table:style-name="ce5">
            <text:p>47.26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6387" table:style-name="ce5">
            <text:p>636.387</text:p>
          </table:table-cell>
          <table:table-cell office:value-type="float" office:value="743364" table:style-name="ce5">
            <text:p>743.364</text:p>
          </table:table-cell>
          <table:table-cell office:value-type="float" office:value="684587" table:style-name="ce5">
            <text:p>684.587</text:p>
          </table:table-cell>
          <table:table-cell office:value-type="float" office:value="535633" table:style-name="ce5">
            <text:p>535.633</text:p>
          </table:table-cell>
          <table:table-cell office:value-type="float" office:value="822386" table:style-name="ce5">
            <text:p>822.386</text:p>
          </table:table-cell>
          <table:table-cell office:value-type="float" office:value="652110" table:style-name="ce5">
            <text:p>652.110</text:p>
          </table:table-cell>
          <table:table-cell office:value-type="float" office:value="555879" table:style-name="ce5">
            <text:p>555.879</text:p>
          </table:table-cell>
          <table:table-cell office:value-type="float" office:value="670611" table:style-name="ce5">
            <text:p>670.611</text:p>
          </table:table-cell>
          <table:table-cell office:value-type="float" office:value="675798" table:style-name="ce5">
            <text:p>675.798</text:p>
          </table:table-cell>
          <table:table-cell office:value-type="float" office:value="8242" table:style-name="ce5">
            <text:p>8.24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82576" table:style-name="ce5">
            <text:p>282.576</text:p>
          </table:table-cell>
          <table:table-cell office:value-type="float" office:value="304700" table:style-name="ce5">
            <text:p>304.700</text:p>
          </table:table-cell>
          <table:table-cell office:value-type="float" office:value="484624" table:style-name="ce5">
            <text:p>484.624</text:p>
          </table:table-cell>
          <table:table-cell office:value-type="float" office:value="213843" table:style-name="ce5">
            <text:p>213.843</text:p>
          </table:table-cell>
          <table:table-cell office:value-type="float" office:value="471814" table:style-name="ce5">
            <text:p>471.814</text:p>
          </table:table-cell>
          <table:table-cell office:value-type="float" office:value="556837" table:style-name="ce5">
            <text:p>556.837</text:p>
          </table:table-cell>
          <table:table-cell office:value-type="float" office:value="290981" table:style-name="ce5">
            <text:p>290.981</text:p>
          </table:table-cell>
          <table:table-cell office:value-type="float" office:value="161286" table:style-name="ce5">
            <text:p>161.286</text:p>
          </table:table-cell>
          <table:table-cell office:value-type="float" office:value="534519" table:style-name="ce5">
            <text:p>534.519</text:p>
          </table:table-cell>
          <table:table-cell office:value-type="float" office:value="24189" table:style-name="ce5">
            <text:p>24.189</text:p>
          </table:table-cell>
          <table:table-cell office:value-type="float" office:value="79286" table:style-name="ce5">
            <text:p>79.286</text:p>
          </table:table-cell>
          <table:table-cell office:value-type="float" office:value="110468" table:style-name="ce5">
            <text:p>110.468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1773" table:style-name="ce5">
            <text:p>171.773</text:p>
          </table:table-cell>
          <table:table-cell office:value-type="float" office:value="216601" table:style-name="ce5">
            <text:p>216.601</text:p>
          </table:table-cell>
          <table:table-cell office:value-type="float" office:value="483636" table:style-name="ce5">
            <text:p>483.636</text:p>
          </table:table-cell>
          <table:table-cell office:value-type="float" office:value="200491" table:style-name="ce5">
            <text:p>200.491</text:p>
          </table:table-cell>
          <table:table-cell office:value-type="float" office:value="420823" table:style-name="ce5">
            <text:p>420.823</text:p>
          </table:table-cell>
          <table:table-cell office:value-type="float" office:value="459859" table:style-name="ce5">
            <text:p>459.859</text:p>
          </table:table-cell>
          <table:table-cell office:value-type="float" office:value="242053" table:style-name="ce5">
            <text:p>242.053</text:p>
          </table:table-cell>
          <table:table-cell office:value-type="float" office:value="159788" table:style-name="ce5">
            <text:p>159.788</text:p>
          </table:table-cell>
          <table:table-cell office:value-type="float" office:value="474387" table:style-name="ce5">
            <text:p>474.387</text:p>
          </table:table-cell>
          <table:table-cell office:value-type="float" office:value="24189" table:style-name="ce5">
            <text:p>24.189</text:p>
          </table:table-cell>
          <table:table-cell office:value-type="float" office:value="68413" table:style-name="ce5">
            <text:p>68.413</text:p>
          </table:table-cell>
          <table:table-cell office:value-type="float" office:value="110468" table:style-name="ce5">
            <text:p>110.46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9696" table:style-name="ce5">
            <text:p>199.696</text:p>
          </table:table-cell>
          <table:table-cell office:value-type="float" office:value="252991" table:style-name="ce5">
            <text:p>252.991</text:p>
          </table:table-cell>
          <table:table-cell office:value-type="float" office:value="60606" table:style-name="ce5">
            <text:p>60.606</text:p>
          </table:table-cell>
          <table:table-cell office:value-type="float" office:value="98848" table:style-name="ce5">
            <text:p>98.848</text:p>
          </table:table-cell>
          <table:table-cell office:value-type="float" office:value="211994" table:style-name="ce5">
            <text:p>211.994</text:p>
          </table:table-cell>
          <table:table-cell office:value-type="float" office:value="376678" table:style-name="ce5">
            <text:p>376.678</text:p>
          </table:table-cell>
          <table:table-cell office:value-type="float" office:value="180464" table:style-name="ce5">
            <text:p>180.464</text:p>
          </table:table-cell>
          <table:table-cell office:value-type="float" office:value="25447" table:style-name="ce5">
            <text:p>25.447</text:p>
          </table:table-cell>
          <table:table-cell office:value-type="float" office:value="153790" table:style-name="ce5">
            <text:p>153.790</text:p>
          </table:table-cell>
          <table:table-cell office:value-type="float" office:value="0" table:style-name="ce5">
            <text:p>0</text:p>
          </table:table-cell>
          <table:table-cell office:value-type="float" office:value="28363" table:style-name="ce5">
            <text:p>28.363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27682" table:style-name="ce5">
            <text:p>127.682</text:p>
          </table:table-cell>
          <table:table-cell office:value-type="float" office:value="177476" table:style-name="ce5">
            <text:p>177.476</text:p>
          </table:table-cell>
          <table:table-cell office:value-type="float" office:value="428163" table:style-name="ce5">
            <text:p>428.163</text:p>
          </table:table-cell>
          <table:table-cell office:value-type="float" office:value="157323" table:style-name="ce5">
            <text:p>157.323</text:p>
          </table:table-cell>
          <table:table-cell office:value-type="float" office:value="268905" table:style-name="ce5">
            <text:p>268.905</text:p>
          </table:table-cell>
          <table:table-cell office:value-type="float" office:value="335973" table:style-name="ce5">
            <text:p>335.973</text:p>
          </table:table-cell>
          <table:table-cell office:value-type="float" office:value="102720" table:style-name="ce5">
            <text:p>102.720</text:p>
          </table:table-cell>
          <table:table-cell office:value-type="float" office:value="93623" table:style-name="ce5">
            <text:p>93.623</text:p>
          </table:table-cell>
          <table:table-cell office:value-type="float" office:value="434964" table:style-name="ce5">
            <text:p>434.964</text:p>
          </table:table-cell>
          <table:table-cell office:value-type="float" office:value="0" table:style-name="ce5">
            <text:p>0</text:p>
          </table:table-cell>
          <table:table-cell office:value-type="float" office:value="55601" table:style-name="ce5">
            <text:p>55.601</text:p>
          </table:table-cell>
          <table:table-cell office:value-type="float" office:value="109693" table:style-name="ce5">
            <text:p>109.69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0245" table:style-name="ce5">
            <text:p>220.245</text:p>
          </table:table-cell>
          <table:table-cell office:value-type="float" office:value="243632" table:style-name="ce5">
            <text:p>243.632</text:p>
          </table:table-cell>
          <table:table-cell office:value-type="float" office:value="188761" table:style-name="ce5">
            <text:p>188.761</text:p>
          </table:table-cell>
          <table:table-cell office:value-type="float" office:value="112655" table:style-name="ce5">
            <text:p>112.655</text:p>
          </table:table-cell>
          <table:table-cell office:value-type="float" office:value="267940" table:style-name="ce5">
            <text:p>267.940</text:p>
          </table:table-cell>
          <table:table-cell office:value-type="float" office:value="416256" table:style-name="ce5">
            <text:p>416.256</text:p>
          </table:table-cell>
          <table:table-cell office:value-type="float" office:value="130901" table:style-name="ce5">
            <text:p>130.901</text:p>
          </table:table-cell>
          <table:table-cell office:value-type="float" office:value="56143" table:style-name="ce5">
            <text:p>56.143</text:p>
          </table:table-cell>
          <table:table-cell office:value-type="float" office:value="124627" table:style-name="ce5">
            <text:p>124.627</text:p>
          </table:table-cell>
          <table:table-cell office:value-type="float" office:value="6759" table:style-name="ce5">
            <text:p>6.759</text:p>
          </table:table-cell>
          <table:table-cell office:value-type="float" office:value="42553" table:style-name="ce5">
            <text:p>42.553</text:p>
          </table:table-cell>
          <table:table-cell office:value-type="float" office:value="2850" table:style-name="ce5">
            <text:p>2.8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3431" table:style-name="ce5">
            <text:p>53.431</text:p>
          </table:table-cell>
          <table:table-cell office:value-type="float" office:value="28157" table:style-name="ce5">
            <text:p>28.157</text:p>
          </table:table-cell>
          <table:table-cell office:value-type="float" office:value="157327" table:style-name="ce5">
            <text:p>157.327</text:p>
          </table:table-cell>
          <table:table-cell office:value-type="float" office:value="48537" table:style-name="ce5">
            <text:p>48.537</text:p>
          </table:table-cell>
          <table:table-cell office:value-type="float" office:value="190996" table:style-name="ce5">
            <text:p>190.996</text:p>
          </table:table-cell>
          <table:table-cell office:value-type="float" office:value="178006" table:style-name="ce5">
            <text:p>178.006</text:p>
          </table:table-cell>
          <table:table-cell office:value-type="float" office:value="234086" table:style-name="ce5">
            <text:p>234.086</text:p>
          </table:table-cell>
          <table:table-cell office:value-type="float" office:value="107284" table:style-name="ce5">
            <text:p>107.284</text:p>
          </table:table-cell>
          <table:table-cell office:value-type="float" office:value="159755" table:style-name="ce5">
            <text:p>159.755</text:p>
          </table:table-cell>
          <table:table-cell office:value-type="float" office:value="0" table:style-name="ce5">
            <text:p>0</text:p>
          </table:table-cell>
          <table:table-cell office:value-type="float" office:value="27890" table:style-name="ce5">
            <text:p>27.890</text:p>
          </table:table-cell>
          <table:table-cell office:value-type="float" office:value="16025" table:style-name="ce5">
            <text:p>16.02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0221" table:style-name="ce5">
            <text:p>30.221</text:p>
          </table:table-cell>
          <table:table-cell office:value-type="float" office:value="59262" table:style-name="ce5">
            <text:p>59.262</text:p>
          </table:table-cell>
          <table:table-cell office:value-type="float" office:value="39225" table:style-name="ce5">
            <text:p>39.225</text:p>
          </table:table-cell>
          <table:table-cell office:value-type="float" office:value="56535" table:style-name="ce5">
            <text:p>56.535</text:p>
          </table:table-cell>
          <table:table-cell office:value-type="float" office:value="140943" table:style-name="ce5">
            <text:p>140.943</text:p>
          </table:table-cell>
          <table:table-cell office:value-type="float" office:value="70625" table:style-name="ce5">
            <text:p>70.625</text:p>
          </table:table-cell>
          <table:table-cell office:value-type="float" office:value="45133" table:style-name="ce5">
            <text:p>45.133</text:p>
          </table:table-cell>
          <table:table-cell office:value-type="float" office:value="41386" table:style-name="ce5">
            <text:p>41.386</text:p>
          </table:table-cell>
          <table:table-cell office:value-type="float" office:value="65675" table:style-name="ce5">
            <text:p>65.6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60184" table:style-name="ce5">
            <text:p>60.184</text:p>
          </table:table-cell>
          <table:table-cell office:value-type="float" office:value="255665" table:style-name="ce5">
            <text:p>255.665</text:p>
          </table:table-cell>
          <table:table-cell office:value-type="float" office:value="59619" table:style-name="ce5">
            <text:p>59.619</text:p>
          </table:table-cell>
          <table:table-cell office:value-type="float" office:value="124153" table:style-name="ce5">
            <text:p>124.153</text:p>
          </table:table-cell>
          <table:table-cell office:value-type="float" office:value="68604" table:style-name="ce5">
            <text:p>68.604</text:p>
          </table:table-cell>
          <table:table-cell office:value-type="float" office:value="73738" table:style-name="ce5">
            <text:p>73.738</text:p>
          </table:table-cell>
          <table:table-cell office:value-type="float" office:value="22037" table:style-name="ce5">
            <text:p>22.037</text:p>
          </table:table-cell>
          <table:table-cell office:value-type="float" office:value="49890" table:style-name="ce5">
            <text:p>49.890</text:p>
          </table:table-cell>
          <table:table-cell office:value-type="float" office:value="23598" table:style-name="ce5">
            <text:p>23.5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61970" table:style-name="ce5">
            <text:p>261.970</text:p>
          </table:table-cell>
          <table:table-cell office:value-type="float" office:value="270688" table:style-name="ce5">
            <text:p>270.688</text:p>
          </table:table-cell>
          <table:table-cell office:value-type="float" office:value="369483" table:style-name="ce5">
            <text:p>369.483</text:p>
          </table:table-cell>
          <table:table-cell office:value-type="float" office:value="152689" table:style-name="ce5">
            <text:p>152.689</text:p>
          </table:table-cell>
          <table:table-cell office:value-type="float" office:value="401110" table:style-name="ce5">
            <text:p>401.110</text:p>
          </table:table-cell>
          <table:table-cell office:value-type="float" office:value="402193" table:style-name="ce5">
            <text:p>402.193</text:p>
          </table:table-cell>
          <table:table-cell office:value-type="float" office:value="257808" table:style-name="ce5">
            <text:p>257.808</text:p>
          </table:table-cell>
          <table:table-cell office:value-type="float" office:value="93788" table:style-name="ce5">
            <text:p>93.788</text:p>
          </table:table-cell>
          <table:table-cell office:value-type="float" office:value="425837" table:style-name="ce5">
            <text:p>425.837</text:p>
          </table:table-cell>
          <table:table-cell office:value-type="float" office:value="24189" table:style-name="ce5">
            <text:p>24.189</text:p>
          </table:table-cell>
          <table:table-cell office:value-type="float" office:value="63480" table:style-name="ce5">
            <text:p>63.480</text:p>
          </table:table-cell>
          <table:table-cell office:value-type="float" office:value="62913" table:style-name="ce5">
            <text:p>62.91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61975" table:style-name="ce5">
            <text:p>61.975</text:p>
          </table:table-cell>
          <table:table-cell office:value-type="float" office:value="62723" table:style-name="ce5">
            <text:p>62.723</text:p>
          </table:table-cell>
          <table:table-cell office:value-type="float" office:value="273507" table:style-name="ce5">
            <text:p>273.507</text:p>
          </table:table-cell>
          <table:table-cell office:value-type="float" office:value="101110" table:style-name="ce5">
            <text:p>101.110</text:p>
          </table:table-cell>
          <table:table-cell office:value-type="float" office:value="185161" table:style-name="ce5">
            <text:p>185.161</text:p>
          </table:table-cell>
          <table:table-cell office:value-type="float" office:value="297534" table:style-name="ce5">
            <text:p>297.534</text:p>
          </table:table-cell>
          <table:table-cell office:value-type="float" office:value="122448" table:style-name="ce5">
            <text:p>122.448</text:p>
          </table:table-cell>
          <table:table-cell office:value-type="float" office:value="53189" table:style-name="ce5">
            <text:p>53.189</text:p>
          </table:table-cell>
          <table:table-cell office:value-type="float" office:value="112542" table:style-name="ce5">
            <text:p>112.542</text:p>
          </table:table-cell>
          <table:table-cell office:value-type="float" office:value="0" table:style-name="ce5">
            <text:p>0</text:p>
          </table:table-cell>
          <table:table-cell office:value-type="float" office:value="44292" table:style-name="ce5">
            <text:p>44.292</text:p>
          </table:table-cell>
          <table:table-cell office:value-type="float" office:value="16253" table:style-name="ce5">
            <text:p>16.25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6007" table:style-name="ce5">
            <text:p>26.007</text:p>
          </table:table-cell>
          <table:table-cell office:value-type="float" office:value="78991" table:style-name="ce5">
            <text:p>78.991</text:p>
          </table:table-cell>
          <table:table-cell office:value-type="float" office:value="129005" table:style-name="ce5">
            <text:p>129.005</text:p>
          </table:table-cell>
          <table:table-cell office:value-type="float" office:value="125073" table:style-name="ce5">
            <text:p>125.073</text:p>
          </table:table-cell>
          <table:table-cell office:value-type="float" office:value="64175" table:style-name="ce5">
            <text:p>64.175</text:p>
          </table:table-cell>
          <table:table-cell office:value-type="float" office:value="150895" table:style-name="ce5">
            <text:p>150.895</text:p>
          </table:table-cell>
          <table:table-cell office:value-type="float" office:value="11833" table:style-name="ce5">
            <text:p>11.833</text:p>
          </table:table-cell>
          <table:table-cell office:value-type="float" office:value="54861" table:style-name="ce5">
            <text:p>54.861</text:p>
          </table:table-cell>
          <table:table-cell office:value-type="float" office:value="87768" table:style-name="ce5">
            <text:p>87.7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04" table:style-name="ce5">
            <text:p>12.40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504" table:style-name="ce5">
            <text:p>21.504</text:p>
          </table:table-cell>
          <table:table-cell office:value-type="float" office:value="39366" table:style-name="ce5">
            <text:p>39.366</text:p>
          </table:table-cell>
          <table:table-cell office:value-type="float" office:value="0" table:style-name="ce5">
            <text:p>0</text:p>
          </table:table-cell>
          <table:table-cell office:value-type="float" office:value="67325" table:style-name="ce5">
            <text:p>67.325</text:p>
          </table:table-cell>
          <table:table-cell office:value-type="float" office:value="4510" table:style-name="ce5">
            <text:p>4.510</text:p>
          </table:table-cell>
          <table:table-cell office:value-type="float" office:value="27339" table:style-name="ce5">
            <text:p>27.3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69" table:style-name="ce5">
            <text:p>14.06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799" table:style-name="ce5">
            <text:p>29.7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5" table:style-name="ce5">
            <text:p>1.36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6" table:style-name="ce5">
            <text:p>2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8062" table:style-name="ce5">
            <text:p>18.062</text:p>
          </table:table-cell>
          <table:table-cell office:value-type="float" office:value="1211" table:style-name="ce5">
            <text:p>1.211</text:p>
          </table:table-cell>
          <table:table-cell office:value-type="float" office:value="4368" table:style-name="ce5">
            <text:p>4.368</text:p>
          </table:table-cell>
          <table:table-cell office:value-type="float" office:value="31064" table:style-name="ce5">
            <text:p>31.064</text:p>
          </table:table-cell>
          <table:table-cell office:value-type="float" office:value="79422" table:style-name="ce5">
            <text:p>79.422</text:p>
          </table:table-cell>
          <table:table-cell office:value-type="float" office:value="22780" table:style-name="ce5">
            <text:p>22.780</text:p>
          </table:table-cell>
          <table:table-cell office:value-type="float" office:value="52519" table:style-name="ce5">
            <text:p>52.519</text:p>
          </table:table-cell>
          <table:table-cell office:value-type="float" office:value="38053" table:style-name="ce5">
            <text:p>38.053</text:p>
          </table:table-cell>
          <table:table-cell office:value-type="float" office:value="40478" table:style-name="ce5">
            <text:p>40.4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69629" table:style-name="ce5">
            <text:p>69.629</text:p>
          </table:table-cell>
          <table:table-cell office:value-type="float" office:value="27017" table:style-name="ce5">
            <text:p>27.017</text:p>
          </table:table-cell>
          <table:table-cell office:value-type="float" office:value="25622" table:style-name="ce5">
            <text:p>25.622</text:p>
          </table:table-cell>
          <table:table-cell office:value-type="float" office:value="25113" table:style-name="ce5">
            <text:p>25.113</text:p>
          </table:table-cell>
          <table:table-cell office:value-type="float" office:value="153926" table:style-name="ce5">
            <text:p>153.926</text:p>
          </table:table-cell>
          <table:table-cell office:value-type="float" office:value="81791" table:style-name="ce5">
            <text:p>81.791</text:p>
          </table:table-cell>
          <table:table-cell office:value-type="float" office:value="30104" table:style-name="ce5">
            <text:p>30.104</text:p>
          </table:table-cell>
          <table:table-cell office:value-type="float" office:value="20972" table:style-name="ce5">
            <text:p>20.972</text:p>
          </table:table-cell>
          <table:table-cell office:value-type="float" office:value="100548" table:style-name="ce5">
            <text:p>100.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869" table:style-name="ce5">
            <text:p>71.869</text:p>
          </table:table-cell>
          <table:table-cell office:value-type="float" office:value="0" table:style-name="ce5">
            <text:p>0</text:p>
          </table:table-cell>
          <table:table-cell office:value-type="float" office:value="41108" table:style-name="ce5">
            <text:p>41.108</text:p>
          </table:table-cell>
          <table:table-cell office:value-type="float" office:value="66897" table:style-name="ce5">
            <text:p>66.8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669" table:style-name="ce5">
            <text:p>103.6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764" table:style-name="ce5">
            <text:p>79.764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5566" table:style-name="ce5">
            <text:p>5.566</text:p>
          </table:table-cell>
          <table:table-cell office:value-type="float" office:value="13628" table:style-name="ce5">
            <text:p>13.628</text:p>
          </table:table-cell>
          <table:table-cell office:value-type="float" office:value="123723" table:style-name="ce5">
            <text:p>123.723</text:p>
          </table:table-cell>
          <table:table-cell office:value-type="float" office:value="28264" table:style-name="ce5">
            <text:p>28.264</text:p>
          </table:table-cell>
          <table:table-cell office:value-type="float" office:value="99079" table:style-name="ce5">
            <text:p>99.079</text:p>
          </table:table-cell>
          <table:table-cell office:value-type="float" office:value="4510" table:style-name="ce5">
            <text:p>4.510</text:p>
          </table:table-cell>
          <table:table-cell office:value-type="float" office:value="0" table:style-name="ce5">
            <text:p>0</text:p>
          </table:table-cell>
          <table:table-cell office:value-type="float" office:value="14654" table:style-name="ce5">
            <text:p>14.654</text:p>
          </table:table-cell>
          <table:table-cell office:value-type="float" office:value="0" table:style-name="ce5">
            <text:p>0</text:p>
          </table:table-cell>
          <table:table-cell office:value-type="float" office:value="34284" table:style-name="ce5">
            <text:p>34.284</text:p>
          </table:table-cell>
          <table:table-cell office:value-type="float" office:value="14069" table:style-name="ce5">
            <text:p>14.06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4285" table:style-name="ce5">
            <text:p>84.285</text:p>
          </table:table-cell>
          <table:table-cell office:value-type="float" office:value="124527" table:style-name="ce5">
            <text:p>124.527</text:p>
          </table:table-cell>
          <table:table-cell office:value-type="float" office:value="245810" table:style-name="ce5">
            <text:p>245.810</text:p>
          </table:table-cell>
          <table:table-cell office:value-type="float" office:value="110915" table:style-name="ce5">
            <text:p>110.915</text:p>
          </table:table-cell>
          <table:table-cell office:value-type="float" office:value="243259" table:style-name="ce5">
            <text:p>243.259</text:p>
          </table:table-cell>
          <table:table-cell office:value-type="float" office:value="223200" table:style-name="ce5">
            <text:p>223.200</text:p>
          </table:table-cell>
          <table:table-cell office:value-type="float" office:value="64623" table:style-name="ce5">
            <text:p>64.623</text:p>
          </table:table-cell>
          <table:table-cell office:value-type="float" office:value="114162" table:style-name="ce5">
            <text:p>114.162</text:p>
          </table:table-cell>
          <table:table-cell office:value-type="float" office:value="189345" table:style-name="ce5">
            <text:p>189.345</text:p>
          </table:table-cell>
          <table:table-cell office:value-type="float" office:value="23598" table:style-name="ce5">
            <text:p>23.598</text:p>
          </table:table-cell>
          <table:table-cell office:value-type="float" office:value="30317" table:style-name="ce5">
            <text:p>30.317</text:p>
          </table:table-cell>
          <table:table-cell office:value-type="float" office:value="65535" table:style-name="ce5">
            <text:p>65.535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9660" table:style-name="ce5">
            <text:p>259.660</text:p>
          </table:table-cell>
          <table:table-cell office:value-type="float" office:value="284301" table:style-name="ce5">
            <text:p>284.301</text:p>
          </table:table-cell>
          <table:table-cell office:value-type="float" office:value="384734" table:style-name="ce5">
            <text:p>384.734</text:p>
          </table:table-cell>
          <table:table-cell office:value-type="float" office:value="161539" table:style-name="ce5">
            <text:p>161.539</text:p>
          </table:table-cell>
          <table:table-cell office:value-type="float" office:value="408371" table:style-name="ce5">
            <text:p>408.371</text:p>
          </table:table-cell>
          <table:table-cell office:value-type="float" office:value="483534" table:style-name="ce5">
            <text:p>483.534</text:p>
          </table:table-cell>
          <table:table-cell office:value-type="float" office:value="278042" table:style-name="ce5">
            <text:p>278.042</text:p>
          </table:table-cell>
          <table:table-cell office:value-type="float" office:value="108716" table:style-name="ce5">
            <text:p>108.716</text:p>
          </table:table-cell>
          <table:table-cell office:value-type="float" office:value="449247" table:style-name="ce5">
            <text:p>449.247</text:p>
          </table:table-cell>
          <table:table-cell office:value-type="float" office:value="6759" table:style-name="ce5">
            <text:p>6.759</text:p>
          </table:table-cell>
          <table:table-cell office:value-type="float" office:value="65066" table:style-name="ce5">
            <text:p>65.066</text:p>
          </table:table-cell>
          <table:table-cell office:value-type="float" office:value="80567" table:style-name="ce5">
            <text:p>80.56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HOGARES SIN ACCESO A INTERNET, POR ACCESO ANTES DE LA PANDEM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83987" table:style-name="ce5">
            <text:p>383.987</text:p>
          </table:table-cell>
          <table:table-cell office:value-type="float" office:value="1125529" table:style-name="ce5">
            <text:p>1.125.529</text:p>
          </table:table-cell>
          <table:table-cell office:value-type="float" office:value="34558" table:style-name="ce5">
            <text:p>34.558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51768" table:style-name="ce5">
            <text:p>351.768</text:p>
          </table:table-cell>
          <table:table-cell office:value-type="float" office:value="1013410" table:style-name="ce5">
            <text:p>1.013.410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49752" table:style-name="ce5">
            <text:p>149.752</text:p>
          </table:table-cell>
          <table:table-cell office:value-type="float" office:value="503402" table:style-name="ce5">
            <text:p>503.402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91187" table:style-name="ce5">
            <text:p>291.187</text:p>
          </table:table-cell>
          <table:table-cell office:value-type="float" office:value="750461" table:style-name="ce5">
            <text:p>750.461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8763" table:style-name="ce5">
            <text:p>198.763</text:p>
          </table:table-cell>
          <table:table-cell office:value-type="float" office:value="706152" table:style-name="ce5">
            <text:p>706.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2616" table:style-name="ce5">
            <text:p>142.616</text:p>
          </table:table-cell>
          <table:table-cell office:value-type="float" office:value="391430" table:style-name="ce5">
            <text:p>391.4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5476" table:style-name="ce5">
            <text:p>125.476</text:p>
          </table:table-cell>
          <table:table-cell office:value-type="float" office:value="181978" table:style-name="ce5">
            <text:p>181.978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0060" table:style-name="ce5">
            <text:p>90.060</text:p>
          </table:table-cell>
          <table:table-cell office:value-type="float" office:value="221755" table:style-name="ce5">
            <text:p>221.7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76530" table:style-name="ce5">
            <text:p>276.530</text:p>
          </table:table-cell>
          <table:table-cell office:value-type="float" office:value="924570" table:style-name="ce5">
            <text:p>924.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49955" table:style-name="ce5">
            <text:p>249.955</text:p>
          </table:table-cell>
          <table:table-cell office:value-type="float" office:value="427400" table:style-name="ce5">
            <text:p>427.400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35584" table:style-name="ce5">
            <text:p>135.584</text:p>
          </table:table-cell>
          <table:table-cell office:value-type="float" office:value="240383" table:style-name="ce5">
            <text:p>240.3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3114" table:style-name="ce5">
            <text:p>43.114</text:p>
          </table:table-cell>
          <table:table-cell office:value-type="float" office:value="77040" table:style-name="ce5">
            <text:p>77.0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2897" table:style-name="ce5">
            <text:p>22.897</text:p>
          </table:table-cell>
          <table:table-cell office:value-type="float" office:value="14487" table:style-name="ce5">
            <text:p>14.487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671" table:style-name="ce5">
            <text:p>3.671</text:p>
          </table:table-cell>
          <table:table-cell office:value-type="float" office:value="2246" table:style-name="ce5">
            <text:p>2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3033" table:style-name="ce5">
            <text:p>63.033</text:p>
          </table:table-cell>
          <table:table-cell office:value-type="float" office:value="98599" table:style-name="ce5">
            <text:p>98.5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22935" table:style-name="ce5">
            <text:p>122.935</text:p>
          </table:table-cell>
          <table:table-cell office:value-type="float" office:value="215041" table:style-name="ce5">
            <text:p>215.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8853" table:style-name="ce5">
            <text:p>8.853</text:p>
          </table:table-cell>
          <table:table-cell office:value-type="float" office:value="160496" table:style-name="ce5">
            <text:p>160.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3723" table:style-name="ce5">
            <text:p>123.723</text:p>
          </table:table-cell>
          <table:table-cell office:value-type="float" office:value="111706" table:style-name="ce5">
            <text:p>111.706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9970" table:style-name="ce5">
            <text:p>249.970</text:p>
          </table:table-cell>
          <table:table-cell office:value-type="float" office:value="536382" table:style-name="ce5">
            <text:p>536.382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4797" table:style-name="ce5">
            <text:p>254.797</text:p>
          </table:table-cell>
          <table:table-cell office:value-type="float" office:value="887983" table:style-name="ce5">
            <text:p>887.9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R$ 30</text:p>
          </table:table-cell>
          <table:table-cell office:value-type="string" table:number-columns-spanned="1" table:number-rows-spanned="2" table:style-name="ce8">
            <text:p>Entre R$ 31 y R$ 40</text:p>
          </table:table-cell>
          <table:table-cell office:value-type="string" table:number-columns-spanned="1" table:number-rows-spanned="2" table:style-name="ce8">
            <text:p>Entre R$ 41 y R$ 50</text:p>
          </table:table-cell>
          <table:table-cell office:value-type="string" table:number-columns-spanned="1" table:number-rows-spanned="2" table:style-name="ce8">
            <text:p>Entre R$ 51 y R$ 60</text:p>
          </table:table-cell>
          <table:table-cell office:value-type="string" table:number-columns-spanned="1" table:number-rows-spanned="2" table:style-name="ce8">
            <text:p>Entre R$ 61 y R$ 70</text:p>
          </table:table-cell>
          <table:table-cell office:value-type="string" table:number-columns-spanned="1" table:number-rows-spanned="2" table:style-name="ce8">
            <text:p>Entre R$ 71 y R$ 80</text:p>
          </table:table-cell>
          <table:table-cell office:value-type="string" table:number-columns-spanned="1" table:number-rows-spanned="2" table:style-name="ce8">
            <text:p>Entre R$ 81 y R$ 90</text:p>
          </table:table-cell>
          <table:table-cell office:value-type="string" table:number-columns-spanned="1" table:number-rows-spanned="2" table:style-name="ce8">
            <text:p>Entre R$ 91 y R$ 100</text:p>
          </table:table-cell>
          <table:table-cell office:value-type="string" table:number-columns-spanned="1" table:number-rows-spanned="2" table:style-name="ce8">
            <text:p>Entre R$ 101 y R$ 150</text:p>
          </table:table-cell>
          <table:table-cell office:value-type="string" table:number-columns-spanned="1" table:number-rows-spanned="2" table:style-name="ce8">
            <text:p>Más de R$ 150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30644" table:style-name="ce5">
            <text:p>730.644</text:p>
          </table:table-cell>
          <table:table-cell office:value-type="float" office:value="575493" table:style-name="ce5">
            <text:p>575.493</text:p>
          </table:table-cell>
          <table:table-cell office:value-type="float" office:value="809708" table:style-name="ce5">
            <text:p>809.708</text:p>
          </table:table-cell>
          <table:table-cell office:value-type="float" office:value="675019" table:style-name="ce5">
            <text:p>675.019</text:p>
          </table:table-cell>
          <table:table-cell office:value-type="float" office:value="982529" table:style-name="ce5">
            <text:p>982.529</text:p>
          </table:table-cell>
          <table:table-cell office:value-type="float" office:value="734155" table:style-name="ce5">
            <text:p>734.155</text:p>
          </table:table-cell>
          <table:table-cell office:value-type="float" office:value="958887" table:style-name="ce5">
            <text:p>958.887</text:p>
          </table:table-cell>
          <table:table-cell office:value-type="float" office:value="963619" table:style-name="ce5">
            <text:p>963.619</text:p>
          </table:table-cell>
          <table:table-cell office:value-type="float" office:value="1253009" table:style-name="ce5">
            <text:p>1.253.009</text:p>
          </table:table-cell>
          <table:table-cell office:value-type="float" office:value="837945" table:style-name="ce5">
            <text:p>837.945</text:p>
          </table:table-cell>
          <table:table-cell office:value-type="float" office:value="521198" table:style-name="ce5">
            <text:p>521.198</text:p>
          </table:table-cell>
          <table:table-cell office:value-type="float" office:value="179476" table:style-name="ce5">
            <text:p>179.47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75000" table:style-name="ce5">
            <text:p>675.000</text:p>
          </table:table-cell>
          <table:table-cell office:value-type="float" office:value="551872" table:style-name="ce5">
            <text:p>551.872</text:p>
          </table:table-cell>
          <table:table-cell office:value-type="float" office:value="637333" table:style-name="ce5">
            <text:p>637.333</text:p>
          </table:table-cell>
          <table:table-cell office:value-type="float" office:value="594883" table:style-name="ce5">
            <text:p>594.883</text:p>
          </table:table-cell>
          <table:table-cell office:value-type="float" office:value="834673" table:style-name="ce5">
            <text:p>834.673</text:p>
          </table:table-cell>
          <table:table-cell office:value-type="float" office:value="697043" table:style-name="ce5">
            <text:p>697.043</text:p>
          </table:table-cell>
          <table:table-cell office:value-type="float" office:value="968044" table:style-name="ce5">
            <text:p>968.044</text:p>
          </table:table-cell>
          <table:table-cell office:value-type="float" office:value="926706" table:style-name="ce5">
            <text:p>926.706</text:p>
          </table:table-cell>
          <table:table-cell office:value-type="float" office:value="1265837" table:style-name="ce5">
            <text:p>1.265.837</text:p>
          </table:table-cell>
          <table:table-cell office:value-type="float" office:value="820374" table:style-name="ce5">
            <text:p>820.374</text:p>
          </table:table-cell>
          <table:table-cell office:value-type="float" office:value="501062" table:style-name="ce5">
            <text:p>501.062</text:p>
          </table:table-cell>
          <table:table-cell office:value-type="float" office:value="170791" table:style-name="ce5">
            <text:p>170.79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0638" table:style-name="ce5">
            <text:p>300.638</text:p>
          </table:table-cell>
          <table:table-cell office:value-type="float" office:value="163095" table:style-name="ce5">
            <text:p>163.095</text:p>
          </table:table-cell>
          <table:table-cell office:value-type="float" office:value="421080" table:style-name="ce5">
            <text:p>421.080</text:p>
          </table:table-cell>
          <table:table-cell office:value-type="float" office:value="291650" table:style-name="ce5">
            <text:p>291.650</text:p>
          </table:table-cell>
          <table:table-cell office:value-type="float" office:value="395259" table:style-name="ce5">
            <text:p>395.259</text:p>
          </table:table-cell>
          <table:table-cell office:value-type="float" office:value="256952" table:style-name="ce5">
            <text:p>256.952</text:p>
          </table:table-cell>
          <table:table-cell office:value-type="float" office:value="105513" table:style-name="ce5">
            <text:p>105.513</text:p>
          </table:table-cell>
          <table:table-cell office:value-type="float" office:value="299653" table:style-name="ce5">
            <text:p>299.653</text:p>
          </table:table-cell>
          <table:table-cell office:value-type="float" office:value="211227" table:style-name="ce5">
            <text:p>211.227</text:p>
          </table:table-cell>
          <table:table-cell office:value-type="float" office:value="232500" table:style-name="ce5">
            <text:p>232.500</text:p>
          </table:table-cell>
          <table:table-cell office:value-type="float" office:value="172950" table:style-name="ce5">
            <text:p>172.950</text:p>
          </table:table-cell>
          <table:table-cell office:value-type="float" office:value="57140" table:style-name="ce5">
            <text:p>57.14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95739" table:style-name="ce5">
            <text:p>395.739</text:p>
          </table:table-cell>
          <table:table-cell office:value-type="float" office:value="459496" table:style-name="ce5">
            <text:p>459.496</text:p>
          </table:table-cell>
          <table:table-cell office:value-type="float" office:value="515544" table:style-name="ce5">
            <text:p>515.544</text:p>
          </table:table-cell>
          <table:table-cell office:value-type="float" office:value="378716" table:style-name="ce5">
            <text:p>378.716</text:p>
          </table:table-cell>
          <table:table-cell office:value-type="float" office:value="791817" table:style-name="ce5">
            <text:p>791.817</text:p>
          </table:table-cell>
          <table:table-cell office:value-type="float" office:value="496325" table:style-name="ce5">
            <text:p>496.325</text:p>
          </table:table-cell>
          <table:table-cell office:value-type="float" office:value="922041" table:style-name="ce5">
            <text:p>922.041</text:p>
          </table:table-cell>
          <table:table-cell office:value-type="float" office:value="706046" table:style-name="ce5">
            <text:p>706.046</text:p>
          </table:table-cell>
          <table:table-cell office:value-type="float" office:value="957511" table:style-name="ce5">
            <text:p>957.511</text:p>
          </table:table-cell>
          <table:table-cell office:value-type="float" office:value="742077" table:style-name="ce5">
            <text:p>742.077</text:p>
          </table:table-cell>
          <table:table-cell office:value-type="float" office:value="457890" table:style-name="ce5">
            <text:p>457.890</text:p>
          </table:table-cell>
          <table:table-cell office:value-type="float" office:value="166254" table:style-name="ce5">
            <text:p>166.25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87642" table:style-name="ce5">
            <text:p>587.642</text:p>
          </table:table-cell>
          <table:table-cell office:value-type="float" office:value="201971" table:style-name="ce5">
            <text:p>201.971</text:p>
          </table:table-cell>
          <table:table-cell office:value-type="float" office:value="508767" table:style-name="ce5">
            <text:p>508.767</text:p>
          </table:table-cell>
          <table:table-cell office:value-type="float" office:value="486647" table:style-name="ce5">
            <text:p>486.647</text:p>
          </table:table-cell>
          <table:table-cell office:value-type="float" office:value="532901" table:style-name="ce5">
            <text:p>532.901</text:p>
          </table:table-cell>
          <table:table-cell office:value-type="float" office:value="543784" table:style-name="ce5">
            <text:p>543.784</text:p>
          </table:table-cell>
          <table:table-cell office:value-type="float" office:value="151416" table:style-name="ce5">
            <text:p>151.416</text:p>
          </table:table-cell>
          <table:table-cell office:value-type="float" office:value="443157" table:style-name="ce5">
            <text:p>443.157</text:p>
          </table:table-cell>
          <table:table-cell office:value-type="float" office:value="659370" table:style-name="ce5">
            <text:p>659.370</text:p>
          </table:table-cell>
          <table:table-cell office:value-type="float" office:value="337688" table:style-name="ce5">
            <text:p>337.688</text:p>
          </table:table-cell>
          <table:table-cell office:value-type="float" office:value="116311" table:style-name="ce5">
            <text:p>116.311</text:p>
          </table:table-cell>
          <table:table-cell office:value-type="float" office:value="7815" table:style-name="ce5">
            <text:p>7.81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3121" table:style-name="ce5">
            <text:p>83.121</text:p>
          </table:table-cell>
          <table:table-cell office:value-type="float" office:value="142164" table:style-name="ce5">
            <text:p>142.164</text:p>
          </table:table-cell>
          <table:table-cell office:value-type="float" office:value="123457" table:style-name="ce5">
            <text:p>123.457</text:p>
          </table:table-cell>
          <table:table-cell office:value-type="float" office:value="93028" table:style-name="ce5">
            <text:p>93.028</text:p>
          </table:table-cell>
          <table:table-cell office:value-type="float" office:value="179273" table:style-name="ce5">
            <text:p>179.273</text:p>
          </table:table-cell>
          <table:table-cell office:value-type="float" office:value="259925" table:style-name="ce5">
            <text:p>259.925</text:p>
          </table:table-cell>
          <table:table-cell office:value-type="float" office:value="351662" table:style-name="ce5">
            <text:p>351.662</text:p>
          </table:table-cell>
          <table:table-cell office:value-type="float" office:value="468922" table:style-name="ce5">
            <text:p>468.922</text:p>
          </table:table-cell>
          <table:table-cell office:value-type="float" office:value="431685" table:style-name="ce5">
            <text:p>431.685</text:p>
          </table:table-cell>
          <table:table-cell office:value-type="float" office:value="337002" table:style-name="ce5">
            <text:p>337.002</text:p>
          </table:table-cell>
          <table:table-cell office:value-type="float" office:value="157849" table:style-name="ce5">
            <text:p>157.849</text:p>
          </table:table-cell>
          <table:table-cell office:value-type="float" office:value="61112" table:style-name="ce5">
            <text:p>61.11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2167" table:style-name="ce5">
            <text:p>122.167</text:p>
          </table:table-cell>
          <table:table-cell office:value-type="float" office:value="47203" table:style-name="ce5">
            <text:p>47.203</text:p>
          </table:table-cell>
          <table:table-cell office:value-type="float" office:value="89615" table:style-name="ce5">
            <text:p>89.615</text:p>
          </table:table-cell>
          <table:table-cell office:value-type="float" office:value="77639" table:style-name="ce5">
            <text:p>77.639</text:p>
          </table:table-cell>
          <table:table-cell office:value-type="float" office:value="66463" table:style-name="ce5">
            <text:p>66.463</text:p>
          </table:table-cell>
          <table:table-cell office:value-type="float" office:value="83187" table:style-name="ce5">
            <text:p>83.187</text:p>
          </table:table-cell>
          <table:table-cell office:value-type="float" office:value="51860" table:style-name="ce5">
            <text:p>51.860</text:p>
          </table:table-cell>
          <table:table-cell office:value-type="float" office:value="201898" table:style-name="ce5">
            <text:p>201.898</text:p>
          </table:table-cell>
          <table:table-cell office:value-type="float" office:value="212061" table:style-name="ce5">
            <text:p>212.061</text:p>
          </table:table-cell>
          <table:table-cell office:value-type="float" office:value="119855" table:style-name="ce5">
            <text:p>119.855</text:p>
          </table:table-cell>
          <table:table-cell office:value-type="float" office:value="96501" table:style-name="ce5">
            <text:p>96.501</text:p>
          </table:table-cell>
          <table:table-cell office:value-type="float" office:value="9465" table:style-name="ce5">
            <text:p>9.46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39265" table:style-name="ce5">
            <text:p>239.265</text:p>
          </table:table-cell>
          <table:table-cell office:value-type="float" office:value="74932" table:style-name="ce5">
            <text:p>74.932</text:p>
          </table:table-cell>
          <table:table-cell office:value-type="float" office:value="93352" table:style-name="ce5">
            <text:p>93.352</text:p>
          </table:table-cell>
          <table:table-cell office:value-type="float" office:value="103929" table:style-name="ce5">
            <text:p>103.929</text:p>
          </table:table-cell>
          <table:table-cell office:value-type="float" office:value="142477" table:style-name="ce5">
            <text:p>142.477</text:p>
          </table:table-cell>
          <table:table-cell office:value-type="float" office:value="110615" table:style-name="ce5">
            <text:p>110.615</text:p>
          </table:table-cell>
          <table:table-cell office:value-type="float" office:value="138581" table:style-name="ce5">
            <text:p>138.581</text:p>
          </table:table-cell>
          <table:table-cell office:value-type="float" office:value="212231" table:style-name="ce5">
            <text:p>212.231</text:p>
          </table:table-cell>
          <table:table-cell office:value-type="float" office:value="229191" table:style-name="ce5">
            <text:p>229.191</text:p>
          </table:table-cell>
          <table:table-cell office:value-type="float" office:value="159071" table:style-name="ce5">
            <text:p>159.071</text:p>
          </table:table-cell>
          <table:table-cell office:value-type="float" office:value="113500" table:style-name="ce5">
            <text:p>113.500</text:p>
          </table:table-cell>
          <table:table-cell office:value-type="float" office:value="27754" table:style-name="ce5">
            <text:p>27.75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42490" table:style-name="ce5">
            <text:p>642.490</text:p>
          </table:table-cell>
          <table:table-cell office:value-type="float" office:value="229078" table:style-name="ce5">
            <text:p>229.078</text:p>
          </table:table-cell>
          <table:table-cell office:value-type="float" office:value="420489" table:style-name="ce5">
            <text:p>420.489</text:p>
          </table:table-cell>
          <table:table-cell office:value-type="float" office:value="410157" table:style-name="ce5">
            <text:p>410.157</text:p>
          </table:table-cell>
          <table:table-cell office:value-type="float" office:value="392458" table:style-name="ce5">
            <text:p>392.458</text:p>
          </table:table-cell>
          <table:table-cell office:value-type="float" office:value="347511" table:style-name="ce5">
            <text:p>347.511</text:p>
          </table:table-cell>
          <table:table-cell office:value-type="float" office:value="304635" table:style-name="ce5">
            <text:p>304.635</text:p>
          </table:table-cell>
          <table:table-cell office:value-type="float" office:value="412073" table:style-name="ce5">
            <text:p>412.073</text:p>
          </table:table-cell>
          <table:table-cell office:value-type="float" office:value="213323" table:style-name="ce5">
            <text:p>213.323</text:p>
          </table:table-cell>
          <table:table-cell office:value-type="float" office:value="389608" table:style-name="ce5">
            <text:p>389.608</text:p>
          </table:table-cell>
          <table:table-cell office:value-type="float" office:value="293860" table:style-name="ce5">
            <text:p>293.860</text:p>
          </table:table-cell>
          <table:table-cell office:value-type="float" office:value="61455" table:style-name="ce5">
            <text:p>61.45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98198" table:style-name="ce5">
            <text:p>198.198</text:p>
          </table:table-cell>
          <table:table-cell office:value-type="float" office:value="423108" table:style-name="ce5">
            <text:p>423.108</text:p>
          </table:table-cell>
          <table:table-cell office:value-type="float" office:value="334233" table:style-name="ce5">
            <text:p>334.233</text:p>
          </table:table-cell>
          <table:table-cell office:value-type="float" office:value="418688" table:style-name="ce5">
            <text:p>418.688</text:p>
          </table:table-cell>
          <table:table-cell office:value-type="float" office:value="471793" table:style-name="ce5">
            <text:p>471.793</text:p>
          </table:table-cell>
          <table:table-cell office:value-type="float" office:value="402216" table:style-name="ce5">
            <text:p>402.216</text:p>
          </table:table-cell>
          <table:table-cell office:value-type="float" office:value="514045" table:style-name="ce5">
            <text:p>514.045</text:p>
          </table:table-cell>
          <table:table-cell office:value-type="float" office:value="458456" table:style-name="ce5">
            <text:p>458.456</text:p>
          </table:table-cell>
          <table:table-cell office:value-type="float" office:value="826288" table:style-name="ce5">
            <text:p>826.288</text:p>
          </table:table-cell>
          <table:table-cell office:value-type="float" office:value="330461" table:style-name="ce5">
            <text:p>330.461</text:p>
          </table:table-cell>
          <table:table-cell office:value-type="float" office:value="264316" table:style-name="ce5">
            <text:p>264.316</text:p>
          </table:table-cell>
          <table:table-cell office:value-type="float" office:value="27376" table:style-name="ce5">
            <text:p>27.37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04895" table:style-name="ce5">
            <text:p>204.895</text:p>
          </table:table-cell>
          <table:table-cell office:value-type="float" office:value="130108" table:style-name="ce5">
            <text:p>130.108</text:p>
          </table:table-cell>
          <table:table-cell office:value-type="float" office:value="389255" table:style-name="ce5">
            <text:p>389.255</text:p>
          </table:table-cell>
          <table:table-cell office:value-type="float" office:value="150131" table:style-name="ce5">
            <text:p>150.131</text:p>
          </table:table-cell>
          <table:table-cell office:value-type="float" office:value="437423" table:style-name="ce5">
            <text:p>437.423</text:p>
          </table:table-cell>
          <table:table-cell office:value-type="float" office:value="291732" table:style-name="ce5">
            <text:p>291.732</text:p>
          </table:table-cell>
          <table:table-cell office:value-type="float" office:value="355092" table:style-name="ce5">
            <text:p>355.092</text:p>
          </table:table-cell>
          <table:table-cell office:value-type="float" office:value="482287" table:style-name="ce5">
            <text:p>482.287</text:p>
          </table:table-cell>
          <table:table-cell office:value-type="float" office:value="604731" table:style-name="ce5">
            <text:p>604.731</text:p>
          </table:table-cell>
          <table:table-cell office:value-type="float" office:value="114185" table:style-name="ce5">
            <text:p>114.185</text:p>
          </table:table-cell>
          <table:table-cell office:value-type="float" office:value="166006" table:style-name="ce5">
            <text:p>166.006</text:p>
          </table:table-cell>
          <table:table-cell office:value-type="float" office:value="164886" table:style-name="ce5">
            <text:p>164.88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35008" table:style-name="ce5">
            <text:p>235.008</text:p>
          </table:table-cell>
          <table:table-cell office:value-type="float" office:value="18337" table:style-name="ce5">
            <text:p>18.337</text:p>
          </table:table-cell>
          <table:table-cell office:value-type="float" office:value="103245" table:style-name="ce5">
            <text:p>103.245</text:p>
          </table:table-cell>
          <table:table-cell office:value-type="float" office:value="80908" table:style-name="ce5">
            <text:p>80.908</text:p>
          </table:table-cell>
          <table:table-cell office:value-type="float" office:value="235343" table:style-name="ce5">
            <text:p>235.343</text:p>
          </table:table-cell>
          <table:table-cell office:value-type="float" office:value="238583" table:style-name="ce5">
            <text:p>238.583</text:p>
          </table:table-cell>
          <table:table-cell office:value-type="float" office:value="544158" table:style-name="ce5">
            <text:p>544.158</text:p>
          </table:table-cell>
          <table:table-cell office:value-type="float" office:value="453246" table:style-name="ce5">
            <text:p>453.246</text:p>
          </table:table-cell>
          <table:table-cell office:value-type="float" office:value="454645" table:style-name="ce5">
            <text:p>454.645</text:p>
          </table:table-cell>
          <table:table-cell office:value-type="float" office:value="482204" table:style-name="ce5">
            <text:p>482.204</text:p>
          </table:table-cell>
          <table:table-cell office:value-type="float" office:value="137542" table:style-name="ce5">
            <text:p>137.542</text:p>
          </table:table-cell>
          <table:table-cell office:value-type="float" office:value="16028" table:style-name="ce5">
            <text:p>16.02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7937" table:style-name="ce5">
            <text:p>27.937</text:p>
          </table:table-cell>
          <table:table-cell office:value-type="float" office:value="40281" table:style-name="ce5">
            <text:p>40.281</text:p>
          </table:table-cell>
          <table:table-cell office:value-type="float" office:value="34756" table:style-name="ce5">
            <text:p>34.756</text:p>
          </table:table-cell>
          <table:table-cell office:value-type="float" office:value="125008" table:style-name="ce5">
            <text:p>125.008</text:p>
          </table:table-cell>
          <table:table-cell office:value-type="float" office:value="36480" table:style-name="ce5">
            <text:p>36.480</text:p>
          </table:table-cell>
          <table:table-cell office:value-type="float" office:value="103977" table:style-name="ce5">
            <text:p>103.977</text:p>
          </table:table-cell>
          <table:table-cell office:value-type="float" office:value="138707" table:style-name="ce5">
            <text:p>138.707</text:p>
          </table:table-cell>
          <table:table-cell office:value-type="float" office:value="250066" table:style-name="ce5">
            <text:p>250.066</text:p>
          </table:table-cell>
          <table:table-cell office:value-type="float" office:value="481376" table:style-name="ce5">
            <text:p>481.376</text:p>
          </table:table-cell>
          <table:table-cell office:value-type="float" office:value="198904" table:style-name="ce5">
            <text:p>198.904</text:p>
          </table:table-cell>
          <table:table-cell office:value-type="float" office:value="132341" table:style-name="ce5">
            <text:p>132.34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2157" table:style-name="ce5">
            <text:p>2.157</text:p>
          </table:table-cell>
          <table:table-cell office:value-type="float" office:value="40165" table:style-name="ce5">
            <text:p>40.165</text:p>
          </table:table-cell>
          <table:table-cell office:value-type="float" office:value="13665" table:style-name="ce5">
            <text:p>13.665</text:p>
          </table:table-cell>
          <table:table-cell office:value-type="float" office:value="157694" table:style-name="ce5">
            <text:p>157.694</text:p>
          </table:table-cell>
          <table:table-cell office:value-type="float" office:value="64821" table:style-name="ce5">
            <text:p>64.821</text:p>
          </table:table-cell>
          <table:table-cell office:value-type="float" office:value="146697" table:style-name="ce5">
            <text:p>146.697</text:p>
          </table:table-cell>
          <table:table-cell office:value-type="float" office:value="191751" table:style-name="ce5">
            <text:p>191.751</text:p>
          </table:table-cell>
          <table:table-cell office:value-type="float" office:value="318336" table:style-name="ce5">
            <text:p>318.336</text:p>
          </table:table-cell>
          <table:table-cell office:value-type="float" office:value="215955" table:style-name="ce5">
            <text:p>215.955</text:p>
          </table:table-cell>
          <table:table-cell office:value-type="float" office:value="136828" table:style-name="ce5">
            <text:p>136.828</text:p>
          </table:table-cell>
          <table:table-cell office:value-type="float" office:value="6419" table:style-name="ce5">
            <text:p>6.41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50279" table:style-name="ce5">
            <text:p>50.279</text:p>
          </table:table-cell>
          <table:table-cell office:value-type="float" office:value="42882" table:style-name="ce5">
            <text:p>42.882</text:p>
          </table:table-cell>
          <table:table-cell office:value-type="float" office:value="63169" table:style-name="ce5">
            <text:p>63.169</text:p>
          </table:table-cell>
          <table:table-cell office:value-type="float" office:value="50285" table:style-name="ce5">
            <text:p>50.285</text:p>
          </table:table-cell>
          <table:table-cell office:value-type="float" office:value="101132" table:style-name="ce5">
            <text:p>101.132</text:p>
          </table:table-cell>
          <table:table-cell office:value-type="float" office:value="178220" table:style-name="ce5">
            <text:p>178.220</text:p>
          </table:table-cell>
          <table:table-cell office:value-type="float" office:value="35885" table:style-name="ce5">
            <text:p>35.885</text:p>
          </table:table-cell>
          <table:table-cell office:value-type="float" office:value="48299" table:style-name="ce5">
            <text:p>48.299</text:p>
          </table:table-cell>
          <table:table-cell office:value-type="float" office:value="44758" table:style-name="ce5">
            <text:p>44.758</text:p>
          </table:table-cell>
          <table:table-cell office:value-type="float" office:value="35129" table:style-name="ce5">
            <text:p>35.129</text:p>
          </table:table-cell>
          <table:table-cell office:value-type="float" office:value="32854" table:style-name="ce5">
            <text:p>32.854</text:p>
          </table:table-cell>
          <table:table-cell office:value-type="float" office:value="23566" table:style-name="ce5">
            <text:p>23.56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9216" table:style-name="ce5">
            <text:p>39.216</text:p>
          </table:table-cell>
          <table:table-cell office:value-type="float" office:value="10064" table:style-name="ce5">
            <text:p>10.064</text:p>
          </table:table-cell>
          <table:table-cell office:value-type="float" office:value="199561" table:style-name="ce5">
            <text:p>199.561</text:p>
          </table:table-cell>
          <table:table-cell office:value-type="float" office:value="87200" table:style-name="ce5">
            <text:p>87.200</text:p>
          </table:table-cell>
          <table:table-cell office:value-type="float" office:value="67069" table:style-name="ce5">
            <text:p>67.069</text:p>
          </table:table-cell>
          <table:table-cell office:value-type="float" office:value="71715" table:style-name="ce5">
            <text:p>71.715</text:p>
          </table:table-cell>
          <table:table-cell office:value-type="float" office:value="50143" table:style-name="ce5">
            <text:p>50.143</text:p>
          </table:table-cell>
          <table:table-cell office:value-type="float" office:value="207057" table:style-name="ce5">
            <text:p>207.057</text:p>
          </table:table-cell>
          <table:table-cell office:value-type="float" office:value="288437" table:style-name="ce5">
            <text:p>288.437</text:p>
          </table:table-cell>
          <table:table-cell office:value-type="float" office:value="106866" table:style-name="ce5">
            <text:p>106.866</text:p>
          </table:table-cell>
          <table:table-cell office:value-type="float" office:value="209995" table:style-name="ce5">
            <text:p>209.99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9277" table:style-name="ce5">
            <text:p>49.277</text:p>
          </table:table-cell>
          <table:table-cell office:value-type="float" office:value="33760" table:style-name="ce5">
            <text:p>33.760</text:p>
          </table:table-cell>
          <table:table-cell office:value-type="float" office:value="66795" table:style-name="ce5">
            <text:p>66.795</text:p>
          </table:table-cell>
          <table:table-cell office:value-type="float" office:value="31449" table:style-name="ce5">
            <text:p>31.449</text:p>
          </table:table-cell>
          <table:table-cell office:value-type="float" office:value="44336" table:style-name="ce5">
            <text:p>44.336</text:p>
          </table:table-cell>
          <table:table-cell office:value-type="float" office:value="90144" table:style-name="ce5">
            <text:p>90.144</text:p>
          </table:table-cell>
          <table:table-cell office:value-type="float" office:value="165849" table:style-name="ce5">
            <text:p>165.849</text:p>
          </table:table-cell>
          <table:table-cell office:value-type="float" office:value="317706" table:style-name="ce5">
            <text:p>317.706</text:p>
          </table:table-cell>
          <table:table-cell office:value-type="float" office:value="156750" table:style-name="ce5">
            <text:p>156.750</text:p>
          </table:table-cell>
          <table:table-cell office:value-type="float" office:value="168505" table:style-name="ce5">
            <text:p>168.505</text:p>
          </table:table-cell>
          <table:table-cell office:value-type="float" office:value="59595" table:style-name="ce5">
            <text:p>59.595</text:p>
          </table:table-cell>
          <table:table-cell office:value-type="float" office:value="12317" table:style-name="ce5">
            <text:p>12.317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2359" table:style-name="ce5">
            <text:p>12.359</text:p>
          </table:table-cell>
          <table:table-cell office:value-type="float" office:value="28372" table:style-name="ce5">
            <text:p>28.372</text:p>
          </table:table-cell>
          <table:table-cell office:value-type="float" office:value="18772" table:style-name="ce5">
            <text:p>18.772</text:p>
          </table:table-cell>
          <table:table-cell office:value-type="float" office:value="33219" table:style-name="ce5">
            <text:p>33.219</text:p>
          </table:table-cell>
          <table:table-cell office:value-type="float" office:value="43536" table:style-name="ce5">
            <text:p>43.536</text:p>
          </table:table-cell>
          <table:table-cell office:value-type="float" office:value="507133" table:style-name="ce5">
            <text:p>507.133</text:p>
          </table:table-cell>
          <table:table-cell office:value-type="float" office:value="235191" table:style-name="ce5">
            <text:p>235.191</text:p>
          </table:table-cell>
          <table:table-cell office:value-type="float" office:value="311127" table:style-name="ce5">
            <text:p>311.127</text:p>
          </table:table-cell>
          <table:table-cell office:value-type="float" office:value="217281" table:style-name="ce5">
            <text:p>217.281</text:p>
          </table:table-cell>
          <table:table-cell office:value-type="float" office:value="83243" table:style-name="ce5">
            <text:p>83.24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38068" table:style-name="ce5">
            <text:p>238.068</text:p>
          </table:table-cell>
          <table:table-cell office:value-type="float" office:value="119568" table:style-name="ce5">
            <text:p>119.568</text:p>
          </table:table-cell>
          <table:table-cell office:value-type="float" office:value="228451" table:style-name="ce5">
            <text:p>228.451</text:p>
          </table:table-cell>
          <table:table-cell office:value-type="float" office:value="150392" table:style-name="ce5">
            <text:p>150.392</text:p>
          </table:table-cell>
          <table:table-cell office:value-type="float" office:value="384509" table:style-name="ce5">
            <text:p>384.509</text:p>
          </table:table-cell>
          <table:table-cell office:value-type="float" office:value="273111" table:style-name="ce5">
            <text:p>273.111</text:p>
          </table:table-cell>
          <table:table-cell office:value-type="float" office:value="348156" table:style-name="ce5">
            <text:p>348.156</text:p>
          </table:table-cell>
          <table:table-cell office:value-type="float" office:value="558174" table:style-name="ce5">
            <text:p>558.174</text:p>
          </table:table-cell>
          <table:table-cell office:value-type="float" office:value="878941" table:style-name="ce5">
            <text:p>878.941</text:p>
          </table:table-cell>
          <table:table-cell office:value-type="float" office:value="465228" table:style-name="ce5">
            <text:p>465.228</text:p>
          </table:table-cell>
          <table:table-cell office:value-type="float" office:value="252160" table:style-name="ce5">
            <text:p>252.160</text:p>
          </table:table-cell>
          <table:table-cell office:value-type="float" office:value="161121" table:style-name="ce5">
            <text:p>161.12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35054" table:style-name="ce5">
            <text:p>335.054</text:p>
          </table:table-cell>
          <table:table-cell office:value-type="float" office:value="444533" table:style-name="ce5">
            <text:p>444.533</text:p>
          </table:table-cell>
          <table:table-cell office:value-type="float" office:value="488898" table:style-name="ce5">
            <text:p>488.898</text:p>
          </table:table-cell>
          <table:table-cell office:value-type="float" office:value="481419" table:style-name="ce5">
            <text:p>481.419</text:p>
          </table:table-cell>
          <table:table-cell office:value-type="float" office:value="775638" table:style-name="ce5">
            <text:p>775.638</text:p>
          </table:table-cell>
          <table:table-cell office:value-type="float" office:value="461627" table:style-name="ce5">
            <text:p>461.627</text:p>
          </table:table-cell>
          <table:table-cell office:value-type="float" office:value="618247" table:style-name="ce5">
            <text:p>618.247</text:p>
          </table:table-cell>
          <table:table-cell office:value-type="float" office:value="903346" table:style-name="ce5">
            <text:p>903.346</text:p>
          </table:table-cell>
          <table:table-cell office:value-type="float" office:value="831812" table:style-name="ce5">
            <text:p>831.812</text:p>
          </table:table-cell>
          <table:table-cell office:value-type="float" office:value="460972" table:style-name="ce5">
            <text:p>460.972</text:p>
          </table:table-cell>
          <table:table-cell office:value-type="float" office:value="322983" table:style-name="ce5">
            <text:p>322.983</text:p>
          </table:table-cell>
          <table:table-cell office:value-type="float" office:value="63899" table:style-name="ce5">
            <text:p>63.89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07373" table:style-name="ce5">
            <text:p>607.373</text:p>
          </table:table-cell>
          <table:table-cell office:value-type="float" office:value="262002" table:style-name="ce5">
            <text:p>262.002</text:p>
          </table:table-cell>
          <table:table-cell office:value-type="float" office:value="498863" table:style-name="ce5">
            <text:p>498.863</text:p>
          </table:table-cell>
          <table:table-cell office:value-type="float" office:value="426619" table:style-name="ce5">
            <text:p>426.619</text:p>
          </table:table-cell>
          <table:table-cell office:value-type="float" office:value="490601" table:style-name="ce5">
            <text:p>490.601</text:p>
          </table:table-cell>
          <table:table-cell office:value-type="float" office:value="404062" table:style-name="ce5">
            <text:p>404.062</text:p>
          </table:table-cell>
          <table:table-cell office:value-type="float" office:value="295294" table:style-name="ce5">
            <text:p>295.294</text:p>
          </table:table-cell>
          <table:table-cell office:value-type="float" office:value="216894" table:style-name="ce5">
            <text:p>216.894</text:p>
          </table:table-cell>
          <table:table-cell office:value-type="float" office:value="417860" table:style-name="ce5">
            <text:p>417.860</text:p>
          </table:table-cell>
          <table:table-cell office:value-type="float" office:value="367204" table:style-name="ce5">
            <text:p>367.204</text:p>
          </table:table-cell>
          <table:table-cell office:value-type="float" office:value="340486" table:style-name="ce5">
            <text:p>340.486</text:p>
          </table:table-cell>
          <table:table-cell office:value-type="float" office:value="11269" table:style-name="ce5">
            <text:p>11.26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17539" table:style-name="ce5">
            <text:p>1.117.539</text:p>
          </table:table-cell>
          <table:table-cell office:value-type="float" office:value="995679" table:style-name="ce5">
            <text:p>995.679</text:p>
          </table:table-cell>
          <table:table-cell office:value-type="float" office:value="389711" table:style-name="ce5">
            <text:p>389.71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076365" table:style-name="ce5">
            <text:p>1.076.365</text:p>
          </table:table-cell>
          <table:table-cell office:value-type="float" office:value="877269" table:style-name="ce5">
            <text:p>877.269</text:p>
          </table:table-cell>
          <table:table-cell office:value-type="float" office:value="380548" table:style-name="ce5">
            <text:p>380.54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50016" table:style-name="ce5">
            <text:p>650.016</text:p>
          </table:table-cell>
          <table:table-cell office:value-type="float" office:value="391239" table:style-name="ce5">
            <text:p>391.239</text:p>
          </table:table-cell>
          <table:table-cell office:value-type="float" office:value="56401" table:style-name="ce5">
            <text:p>56.40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930228" table:style-name="ce5">
            <text:p>930.228</text:p>
          </table:table-cell>
          <table:table-cell office:value-type="float" office:value="734277" table:style-name="ce5">
            <text:p>734.277</text:p>
          </table:table-cell>
          <table:table-cell office:value-type="float" office:value="385460" table:style-name="ce5">
            <text:p>385.46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71773" table:style-name="ce5">
            <text:p>871.773</text:p>
          </table:table-cell>
          <table:table-cell office:value-type="float" office:value="623504" table:style-name="ce5">
            <text:p>623.504</text:p>
          </table:table-cell>
          <table:table-cell office:value-type="float" office:value="168690" table:style-name="ce5">
            <text:p>168.6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18025" table:style-name="ce5">
            <text:p>418.025</text:p>
          </table:table-cell>
          <table:table-cell office:value-type="float" office:value="202126" table:style-name="ce5">
            <text:p>202.126</text:p>
          </table:table-cell>
          <table:table-cell office:value-type="float" office:value="44382" table:style-name="ce5">
            <text:p>44.38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89986" table:style-name="ce5">
            <text:p>289.986</text:p>
          </table:table-cell>
          <table:table-cell office:value-type="float" office:value="174100" table:style-name="ce5">
            <text:p>174.100</text:p>
          </table:table-cell>
          <table:table-cell office:value-type="float" office:value="29323" table:style-name="ce5">
            <text:p>29.32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14061" table:style-name="ce5">
            <text:p>314.061</text:p>
          </table:table-cell>
          <table:table-cell office:value-type="float" office:value="219565" table:style-name="ce5">
            <text:p>219.565</text:p>
          </table:table-cell>
          <table:table-cell office:value-type="float" office:value="8927" table:style-name="ce5">
            <text:p>8.92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826538" table:style-name="ce5">
            <text:p>826.538</text:p>
          </table:table-cell>
          <table:table-cell office:value-type="float" office:value="778360" table:style-name="ce5">
            <text:p>778.360</text:p>
          </table:table-cell>
          <table:table-cell office:value-type="float" office:value="76952" table:style-name="ce5">
            <text:p>76.95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229686" table:style-name="ce5">
            <text:p>1.229.686</text:p>
          </table:table-cell>
          <table:table-cell office:value-type="float" office:value="776256" table:style-name="ce5">
            <text:p>776.256</text:p>
          </table:table-cell>
          <table:table-cell office:value-type="float" office:value="123549" table:style-name="ce5">
            <text:p>123.54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132601" table:style-name="ce5">
            <text:p>1.132.601</text:p>
          </table:table-cell>
          <table:table-cell office:value-type="float" office:value="362834" table:style-name="ce5">
            <text:p>362.834</text:p>
          </table:table-cell>
          <table:table-cell office:value-type="float" office:value="359512" table:style-name="ce5">
            <text:p>359.51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32779" table:style-name="ce5">
            <text:p>932.779</text:p>
          </table:table-cell>
          <table:table-cell office:value-type="float" office:value="84496" table:style-name="ce5">
            <text:p>84.496</text:p>
          </table:table-cell>
          <table:table-cell office:value-type="float" office:value="117563" table:style-name="ce5">
            <text:p>117.56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50679" table:style-name="ce5">
            <text:p>550.679</text:p>
          </table:table-cell>
          <table:table-cell office:value-type="float" office:value="40443" table:style-name="ce5">
            <text:p>40.443</text:p>
          </table:table-cell>
          <table:table-cell office:value-type="float" office:value="71778" table:style-name="ce5">
            <text:p>71.778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15921" table:style-name="ce5">
            <text:p>515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09017" table:style-name="ce5">
            <text:p>209.017</text:p>
          </table:table-cell>
          <table:table-cell office:value-type="float" office:value="81314" table:style-name="ce5">
            <text:p>81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75348" table:style-name="ce5">
            <text:p>475.348</text:p>
          </table:table-cell>
          <table:table-cell office:value-type="float" office:value="125912" table:style-name="ce5">
            <text:p>125.912</text:p>
          </table:table-cell>
          <table:table-cell office:value-type="float" office:value="24651" table:style-name="ce5">
            <text:p>24.65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81450" table:style-name="ce5">
            <text:p>481.450</text:p>
          </table:table-cell>
          <table:table-cell office:value-type="float" office:value="68623" table:style-name="ce5">
            <text:p>68.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680987" table:style-name="ce5">
            <text:p>680.987</text:p>
          </table:table-cell>
          <table:table-cell office:value-type="float" office:value="0" table:style-name="ce5">
            <text:p>0</text:p>
          </table:table-cell>
          <table:table-cell office:value-type="float" office:value="14257" table:style-name="ce5">
            <text:p>14.257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79215" table:style-name="ce5">
            <text:p>1.079.215</text:p>
          </table:table-cell>
          <table:table-cell office:value-type="float" office:value="94694" table:style-name="ce5">
            <text:p>94.694</text:p>
          </table:table-cell>
          <table:table-cell office:value-type="float" office:value="134854" table:style-name="ce5">
            <text:p>134.85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34535" table:style-name="ce5">
            <text:p>1.234.535</text:p>
          </table:table-cell>
          <table:table-cell office:value-type="float" office:value="621056" table:style-name="ce5">
            <text:p>621.056</text:p>
          </table:table-cell>
          <table:table-cell office:value-type="float" office:value="345777" table:style-name="ce5">
            <text:p>345.777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52732" table:style-name="ce5">
            <text:p>852.732</text:p>
          </table:table-cell>
          <table:table-cell office:value-type="float" office:value="783989" table:style-name="ce5">
            <text:p>783.989</text:p>
          </table:table-cell>
          <table:table-cell office:value-type="float" office:value="97563" table:style-name="ce5">
            <text:p>97.56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81974" table:style-name="ce5">
            <text:p>881.974</text:p>
          </table:table-cell>
          <table:table-cell office:value-type="float" office:value="1406001" table:style-name="ce5">
            <text:p>1.406.001</text:p>
          </table:table-cell>
          <table:table-cell office:value-type="float" office:value="95733" table:style-name="ce5">
            <text:p>95.733</text:p>
          </table:table-cell>
          <table:table-cell office:value-type="float" office:value="38988" table:style-name="ce5">
            <text:p>38.98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67748" table:style-name="ce5">
            <text:p>867.748</text:p>
          </table:table-cell>
          <table:table-cell office:value-type="float" office:value="1359125" table:style-name="ce5">
            <text:p>1.359.125</text:p>
          </table:table-cell>
          <table:table-cell office:value-type="float" office:value="53872" table:style-name="ce5">
            <text:p>53.872</text:p>
          </table:table-cell>
          <table:table-cell office:value-type="float" office:value="35370" table:style-name="ce5">
            <text:p>35.37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90518" table:style-name="ce5">
            <text:p>490.518</text:p>
          </table:table-cell>
          <table:table-cell office:value-type="float" office:value="408992" table:style-name="ce5">
            <text:p>408.992</text:p>
          </table:table-cell>
          <table:table-cell office:value-type="float" office:value="76265" table:style-name="ce5">
            <text:p>76.265</text:p>
          </table:table-cell>
          <table:table-cell office:value-type="float" office:value="17242" table:style-name="ce5">
            <text:p>17.2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724701" table:style-name="ce5">
            <text:p>724.701</text:p>
          </table:table-cell>
          <table:table-cell office:value-type="float" office:value="1071750" table:style-name="ce5">
            <text:p>1.071.750</text:p>
          </table:table-cell>
          <table:table-cell office:value-type="float" office:value="82791" table:style-name="ce5">
            <text:p>82.79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00803" table:style-name="ce5">
            <text:p>600.803</text:p>
          </table:table-cell>
          <table:table-cell office:value-type="float" office:value="778421" table:style-name="ce5">
            <text:p>778.421</text:p>
          </table:table-cell>
          <table:table-cell office:value-type="float" office:value="29981" table:style-name="ce5">
            <text:p>29.981</text:p>
          </table:table-cell>
          <table:table-cell office:value-type="float" office:value="10906" table:style-name="ce5">
            <text:p>10.9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2481" table:style-name="ce5">
            <text:p>252.481</text:p>
          </table:table-cell>
          <table:table-cell office:value-type="float" office:value="452767" table:style-name="ce5">
            <text:p>452.767</text:p>
          </table:table-cell>
          <table:table-cell office:value-type="float" office:value="17381" table:style-name="ce5">
            <text:p>17.381</text:p>
          </table:table-cell>
          <table:table-cell office:value-type="float" office:value="36281" table:style-name="ce5">
            <text:p>36.2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92144" table:style-name="ce5">
            <text:p>192.144</text:p>
          </table:table-cell>
          <table:table-cell office:value-type="float" office:value="265252" table:style-name="ce5">
            <text:p>265.252</text:p>
          </table:table-cell>
          <table:table-cell office:value-type="float" office:value="12473" table:style-name="ce5">
            <text:p>12.47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2113" table:style-name="ce5">
            <text:p>172.113</text:p>
          </table:table-cell>
          <table:table-cell office:value-type="float" office:value="329238" table:style-name="ce5">
            <text:p>329.238</text:p>
          </table:table-cell>
          <table:table-cell office:value-type="float" office:value="15838" table:style-name="ce5">
            <text:p>15.83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87788" table:style-name="ce5">
            <text:p>687.788</text:p>
          </table:table-cell>
          <table:table-cell office:value-type="float" office:value="890020" table:style-name="ce5">
            <text:p>890.020</text:p>
          </table:table-cell>
          <table:table-cell office:value-type="float" office:value="20031" table:style-name="ce5">
            <text:p>20.031</text:p>
          </table:table-cell>
          <table:table-cell office:value-type="float" office:value="21972" table:style-name="ce5">
            <text:p>21.9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96511" table:style-name="ce5">
            <text:p>596.511</text:p>
          </table:table-cell>
          <table:table-cell office:value-type="float" office:value="1227503" table:style-name="ce5">
            <text:p>1.227.503</text:p>
          </table:table-cell>
          <table:table-cell office:value-type="float" office:value="48355" table:style-name="ce5">
            <text:p>48.355</text:p>
          </table:table-cell>
          <table:table-cell office:value-type="float" office:value="10906" table:style-name="ce5">
            <text:p>10.9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96151" table:style-name="ce5">
            <text:p>396.151</text:p>
          </table:table-cell>
          <table:table-cell office:value-type="float" office:value="1395744" table:style-name="ce5">
            <text:p>1.395.744</text:p>
          </table:table-cell>
          <table:table-cell office:value-type="float" office:value="16799" table:style-name="ce5">
            <text:p>16.799</text:p>
          </table:table-cell>
          <table:table-cell office:value-type="float" office:value="17242" table:style-name="ce5">
            <text:p>17.2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69561" table:style-name="ce5">
            <text:p>269.561</text:p>
          </table:table-cell>
          <table:table-cell office:value-type="float" office:value="875683" table:style-name="ce5">
            <text:p>875.683</text:p>
          </table:table-cell>
          <table:table-cell office:value-type="float" office:value="16384" table:style-name="ce5">
            <text:p>16.38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7701" table:style-name="ce5">
            <text:p>97.701</text:p>
          </table:table-cell>
          <table:table-cell office:value-type="float" office:value="555505" table:style-name="ce5">
            <text:p>555.505</text:p>
          </table:table-cell>
          <table:table-cell office:value-type="float" office:value="11174" table:style-name="ce5">
            <text:p>11.17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27132" table:style-name="ce5">
            <text:p>127.132</text:p>
          </table:table-cell>
          <table:table-cell office:value-type="float" office:value="496190" table:style-name="ce5">
            <text:p>496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07578" table:style-name="ce5">
            <text:p>107.578</text:p>
          </table:table-cell>
          <table:table-cell office:value-type="float" office:value="207984" table:style-name="ce5">
            <text:p>207.984</text:p>
          </table:table-cell>
          <table:table-cell office:value-type="float" office:value="38132" table:style-name="ce5">
            <text:p>38.13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63658" table:style-name="ce5">
            <text:p>263.658</text:p>
          </table:table-cell>
          <table:table-cell office:value-type="float" office:value="357180" table:style-name="ce5">
            <text:p>357.180</text:p>
          </table:table-cell>
          <table:table-cell office:value-type="float" office:value="23933" table:style-name="ce5">
            <text:p>23.933</text:p>
          </table:table-cell>
          <table:table-cell office:value-type="float" office:value="25780" table:style-name="ce5">
            <text:p>25.7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99457" table:style-name="ce5">
            <text:p>199.457</text:p>
          </table:table-cell>
          <table:table-cell office:value-type="float" office:value="462976" table:style-name="ce5">
            <text:p>462.9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1166" table:style-name="ce5">
            <text:p>51.166</text:p>
          </table:table-cell>
          <table:table-cell office:value-type="float" office:value="679983" table:style-name="ce5">
            <text:p>679.9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05977" table:style-name="ce5">
            <text:p>405.977</text:p>
          </table:table-cell>
          <table:table-cell office:value-type="float" office:value="1046196" table:style-name="ce5">
            <text:p>1.046.196</text:p>
          </table:table-cell>
          <table:table-cell office:value-type="float" office:value="38457" table:style-name="ce5">
            <text:p>38.45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88384" table:style-name="ce5">
            <text:p>688.384</text:p>
          </table:table-cell>
          <table:table-cell office:value-type="float" office:value="1314626" table:style-name="ce5">
            <text:p>1.314.626</text:p>
          </table:table-cell>
          <table:table-cell office:value-type="float" office:value="23012" table:style-name="ce5">
            <text:p>23.012</text:p>
          </table:table-cell>
          <table:table-cell office:value-type="float" office:value="10906" table:style-name="ce5">
            <text:p>10.90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8814" table:style-name="ce5">
            <text:p>638.814</text:p>
          </table:table-cell>
          <table:table-cell office:value-type="float" office:value="1087893" table:style-name="ce5">
            <text:p>1.087.893</text:p>
          </table:table-cell>
          <table:table-cell office:value-type="float" office:value="83895" table:style-name="ce5">
            <text:p>83.895</text:p>
          </table:table-cell>
          <table:table-cell office:value-type="float" office:value="36281" table:style-name="ce5">
            <text:p>36.28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9:18:07Z</meta:creation-date>
    <dc:date>2021-08-09T13:34:49Z</dc:date>
  </office:meta>
</office:document-meta>
</file>